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5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  <style:style style:name="ce4" style:family="table-cell" style:parent-style-name="Default" style:data-style-name="N1"/>
    <style:style style:name="ce1" style:family="table-cell" style:parent-style-name="Default" style:data-style-name="N120"/>
    <style:style style:name="ce5" style:family="table-cell" style:parent-style-name="Default" style:data-style-name="N119"/>
    <style:style style:name="ce6" style:family="table-cell" style:parent-style-name="Default" style:data-style-name="N117"/>
    <style:style style:name="ce11" style:family="table-cell" style:parent-style-name="Default" style:data-style-name="N119">
      <style:text-properties fo:language="en" fo:country="US" style:language-asian="en" style:country-asian="US" style:language-complex="en" style:country-complex="US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row table:style-name="ro1">
          <table:table-cell office:value-type="string" calcext:value-type="string">
            <text:p>sce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FL</text:p>
          </table:table-cell>
          <table:table-cell office:value-type="string" calcext:value-type="string">
            <text:p>TF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eq</text:p>
          </table:table-cell>
          <table:table-cell office:value-type="string" calcext:value-type="string">
            <text:p>HFI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BUI</text:p>
          </table:table-cell>
          <table:table-cell office:value-type="string" calcext:value-type="string">
            <text:p>FFMC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ROS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Prob(Contain)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]*[.P$2]" office:value-type="float" office:value="4.12058177246537" calcext:value-type="float">
            <text:p>4.12058177246537</text:p>
          </table:table-cell>
          <table:table-cell table:style-name="ce3" table:formula="of:=[.I2]*(1-EXP(-[.Q2]*[.E2]))" office:value-type="float" office:value="3.2866174948544" calcext:value-type="float">
            <text:p>3.29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2]*[.G2]" office:value-type="float" office:value="4062.83284270885" calcext:value-type="float">
            <text:p>4063</text:p>
          </table:table-cell>
          <table:table-cell table:style-name="ce1" table:formula="of:=((PI()/2)*(([.I2]*([.E2]+(EXP(-[.Q2]*[.E2])/[.Q2])-(1/[.Q2])))/[.E2])*(((([.I2]*([.E2]+(EXP(-[.Q2]*[.E2])/[.Q2])-(1/[.Q2])))/[.E2])/[.I2])*[.O2])*[.$E2]^2)/10000" office:value-type="float" office:value="0.000345429788575763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])-0.00041*([.J$2])-0.000052*([.K2]*[.J$2]))/(1+EXP(4.6835-0.7043*([.K2])-0.00041*([.J$2])-0.000052*([.K2]*[.J$2])))" office:value-type="float" office:value="0.953355029728591" calcext:value-type="float">
            <text:p>0.953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]*[.P$2]" office:value-type="float" office:value="4.12058177246537" calcext:value-type="float">
            <text:p>4.12058177246537</text:p>
          </table:table-cell>
          <table:table-cell table:style-name="ce3" table:formula="of:=[.I3]*(1-EXP(-[.Q3]*[.E3]))" office:value-type="float" office:value="5.95243875077299" calcext:value-type="float">
            <text:p>5.95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3]*[.G3]" office:value-type="float" office:value="7358.25318544552" calcext:value-type="float">
            <text:p>7358</text:p>
          </table:table-cell>
          <table:table-cell table:style-name="ce1" table:formula="of:=((PI()/2)*(([.I3]*([.E3]+(EXP(-[.Q3]*[.E3])/[.Q3])-(1/[.Q3])))/[.E3])*(((([.I3]*([.E3]+(EXP(-[.Q3]*[.E3])/[.Q3])-(1/[.Q3])))/[.E3])/[.I3])*[.O3])*[.$E3]^2)/10000" office:value-type="float" office:value="0.00484138112616487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])-0.00041*([.J$2])-0.000052*([.K3]*[.J$2]))/(1+EXP(4.6835-0.7043*([.K3])-0.00041*([.J$2])-0.000052*([.K3]*[.J$2])))" office:value-type="float" office:value="0.953171637059977" calcext:value-type="float">
            <text:p>0.953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4]*[.P$2]" office:value-type="float" office:value="4.12058177246537" calcext:value-type="float">
            <text:p>4.12058177246537</text:p>
          </table:table-cell>
          <table:table-cell table:style-name="ce3" table:formula="of:=[.I4]*(1-EXP(-[.Q4]*[.E4]))" office:value-type="float" office:value="8.11472352520557" calcext:value-type="float">
            <text:p>8.11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4]*[.G4]" office:value-type="float" office:value="10031.2145539674" calcext:value-type="float">
            <text:p>10031</text:p>
          </table:table-cell>
          <table:table-cell table:style-name="ce1" table:formula="of:=((PI()/2)*(([.I4]*([.E4]+(EXP(-[.Q4]*[.E4])/[.Q4])-(1/[.Q4])))/[.E4])*(((([.I4]*([.E4]+(EXP(-[.Q4]*[.E4])/[.Q4])-(1/[.Q4])))/[.E4])/[.I4])*[.O4])*[.$E4]^2)/10000" office:value-type="float" office:value="0.0215682572065522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])-0.00041*([.J$2])-0.000052*([.K4]*[.J$2]))/(1+EXP(4.6835-0.7043*([.K4])-0.00041*([.J$2])-0.000052*([.K4]*[.J$2])))" office:value-type="float" office:value="0.952483299885232" calcext:value-type="float">
            <text:p>0.952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5]*[.P$2]" office:value-type="float" office:value="4.12058177246537" calcext:value-type="float">
            <text:p>4.12058177246537</text:p>
          </table:table-cell>
          <table:table-cell table:style-name="ce3" table:formula="of:=[.I5]*(1-EXP(-[.Q5]*[.E5]))" office:value-type="float" office:value="9.86858284167794" calcext:value-type="float">
            <text:p>9.87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5]*[.G5]" office:value-type="float" office:value="12199.2907732448" calcext:value-type="float">
            <text:p>12199</text:p>
          </table:table-cell>
          <table:table-cell table:style-name="ce1" table:formula="of:=((PI()/2)*(([.I5]*([.E5]+(EXP(-[.Q5]*[.E5])/[.Q5])-(1/[.Q5])))/[.E5])*(((([.I5]*([.E5]+(EXP(-[.Q5]*[.E5])/[.Q5])-(1/[.Q5])))/[.E5])/[.I5])*[.O5])*[.$E5]^2)/10000" office:value-type="float" office:value="0.0602527950449327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])-0.00041*([.J$2])-0.000052*([.K5]*[.J$2]))/(1+EXP(4.6835-0.7043*([.K5])-0.00041*([.J$2])-0.000052*([.K5]*[.J$2])))" office:value-type="float" office:value="0.950854372757589" calcext:value-type="float">
            <text:p>0.951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6]*[.P$2]" office:value-type="float" office:value="4.12058177246537" calcext:value-type="float">
            <text:p>4.12058177246537</text:p>
          </table:table-cell>
          <table:table-cell table:style-name="ce3" table:formula="of:=[.I6]*(1-EXP(-[.Q6]*[.E6]))" office:value-type="float" office:value="11.2911625769416" calcext:value-type="float">
            <text:p>11.29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6]*[.G6]" office:value-type="float" office:value="13957.8476113466" calcext:value-type="float">
            <text:p>13958</text:p>
          </table:table-cell>
          <table:table-cell table:style-name="ce1" table:formula="of:=((PI()/2)*(([.I6]*([.E6]+(EXP(-[.Q6]*[.E6])/[.Q6])-(1/[.Q6])))/[.E6])*(((([.I6]*([.E6]+(EXP(-[.Q6]*[.E6])/[.Q6])-(1/[.Q6])))/[.E6])/[.I6])*[.O6])*[.$E6]^2)/10000" office:value-type="float" office:value="0.130582444291276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])-0.00041*([.J$2])-0.000052*([.K6]*[.J$2]))/(1+EXP(4.6835-0.7043*([.K6])-0.00041*([.J$2])-0.000052*([.K6]*[.J$2])))" office:value-type="float" office:value="0.947756469597917" calcext:value-type="float">
            <text:p>0.948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7]*[.P$2]" office:value-type="float" office:value="4.12058177246537" calcext:value-type="float">
            <text:p>4.12058177246537</text:p>
          </table:table-cell>
          <table:table-cell table:style-name="ce3" table:formula="of:=[.I7]*(1-EXP(-[.Q7]*[.E7]))" office:value-type="float" office:value="12.4450368268178" calcext:value-type="float">
            <text:p>12.45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7]*[.G7]" office:value-type="float" office:value="15384.2375718737" calcext:value-type="float">
            <text:p>15384</text:p>
          </table:table-cell>
          <table:table-cell table:style-name="ce1" table:formula="of:=((PI()/2)*(([.I7]*([.E7]+(EXP(-[.Q7]*[.E7])/[.Q7])-(1/[.Q7])))/[.E7])*(((([.I7]*([.E7]+(EXP(-[.Q7]*[.E7])/[.Q7])-(1/[.Q7])))/[.E7])/[.I7])*[.O7])*[.$E7]^2)/10000" office:value-type="float" office:value="0.241363045335897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])-0.00041*([.J$2])-0.000052*([.K7]*[.J$2]))/(1+EXP(4.6835-0.7043*([.K7])-0.00041*([.J$2])-0.000052*([.K7]*[.J$2])))" office:value-type="float" office:value="0.942500186932649" calcext:value-type="float">
            <text:p>0.943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8]*[.P$2]" office:value-type="float" office:value="4.12058177246537" calcext:value-type="float">
            <text:p>4.12058177246537</text:p>
          </table:table-cell>
          <table:table-cell table:style-name="ce3" table:formula="of:=[.I8]*(1-EXP(-[.Q8]*[.E8]))" office:value-type="float" office:value="13.380960312527" calcext:value-type="float">
            <text:p>13.38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8]*[.G8]" office:value-type="float" office:value="16541.2023485644" calcext:value-type="float">
            <text:p>16541</text:p>
          </table:table-cell>
          <table:table-cell table:style-name="ce1" table:formula="of:=((PI()/2)*(([.I8]*([.E8]+(EXP(-[.Q8]*[.E8])/[.Q8])-(1/[.Q8])))/[.E8])*(((([.I8]*([.E8]+(EXP(-[.Q8]*[.E8])/[.Q8])-(1/[.Q8])))/[.E8])/[.I8])*[.O8])*[.$E8]^2)/10000" office:value-type="float" office:value="0.400170628569437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])-0.00041*([.J$2])-0.000052*([.K8]*[.J$2]))/(1+EXP(4.6835-0.7043*([.K8])-0.00041*([.J$2])-0.000052*([.K8]*[.J$2])))" office:value-type="float" office:value="0.934094480078151" calcext:value-type="float">
            <text:p>0.934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9]*[.P$2]" office:value-type="float" office:value="4.12058177246537" calcext:value-type="float">
            <text:p>4.12058177246537</text:p>
          </table:table-cell>
          <table:table-cell table:style-name="ce3" table:formula="of:=[.I9]*(1-EXP(-[.Q9]*[.E9]))" office:value-type="float" office:value="14.1401008958237" calcext:value-type="float">
            <text:p>14.14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9]*[.G9]" office:value-type="float" office:value="17479.6326036457" calcext:value-type="float">
            <text:p>17480</text:p>
          </table:table-cell>
          <table:table-cell table:style-name="ce1" table:formula="of:=((PI()/2)*(([.I9]*([.E9]+(EXP(-[.Q9]*[.E9])/[.Q9])-(1/[.Q9])))/[.E9])*(((([.I9]*([.E9]+(EXP(-[.Q9]*[.E9])/[.Q9])-(1/[.Q9])))/[.E9])/[.I9])*[.O9])*[.$E9]^2)/10000" office:value-type="float" office:value="0.613281021781064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])-0.00041*([.J$2])-0.000052*([.K9]*[.J$2]))/(1+EXP(4.6835-0.7043*([.K9])-0.00041*([.J$2])-0.000052*([.K9]*[.J$2])))" office:value-type="float" office:value="0.92101646354949" calcext:value-type="float">
            <text:p>0.921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0]*[.P$2]" office:value-type="float" office:value="4.12058177246537" calcext:value-type="float">
            <text:p>4.12058177246537</text:p>
          </table:table-cell>
          <table:table-cell table:style-name="ce3" table:formula="of:=[.I10]*(1-EXP(-[.Q10]*[.E10]))" office:value-type="float" office:value="14.7558504031367" calcext:value-type="float">
            <text:p>14.76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0]*[.G10]" office:value-type="float" office:value="18240.8064625173" calcext:value-type="float">
            <text:p>18241</text:p>
          </table:table-cell>
          <table:table-cell table:style-name="ce1" table:formula="of:=((PI()/2)*(([.I10]*([.E10]+(EXP(-[.Q10]*[.E10])/[.Q10])-(1/[.Q10])))/[.E10])*(((([.I10]*([.E10]+(EXP(-[.Q10]*[.E10])/[.Q10])-(1/[.Q10])))/[.E10])/[.I10])*[.O10])*[.$E10]^2)/10000" office:value-type="float" office:value="0.885745463546937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])-0.00041*([.J$2])-0.000052*([.K10]*[.J$2]))/(1+EXP(4.6835-0.7043*([.K10])-0.00041*([.J$2])-0.000052*([.K10]*[.J$2])))" office:value-type="float" office:value="0.900856612817197" calcext:value-type="float">
            <text:p>0.901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1]*[.P$2]" office:value-type="float" office:value="4.12058177246537" calcext:value-type="float">
            <text:p>4.12058177246537</text:p>
          </table:table-cell>
          <table:table-cell table:style-name="ce3" table:formula="of:=[.I11]*(1-EXP(-[.Q11]*[.E11]))" office:value-type="float" office:value="15.2552934102667" calcext:value-type="float">
            <text:p>15.26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1]*[.G11]" office:value-type="float" office:value="18858.2051879868" calcext:value-type="float">
            <text:p>18858</text:p>
          </table:table-cell>
          <table:table-cell table:style-name="ce1" table:formula="of:=((PI()/2)*(([.I11]*([.E11]+(EXP(-[.Q11]*[.E11])/[.Q11])-(1/[.Q11])))/[.E11])*(((([.I11]*([.E11]+(EXP(-[.Q11]*[.E11])/[.Q11])-(1/[.Q11])))/[.E11])/[.I11])*[.O11])*[.$E11]^2)/10000" office:value-type="float" office:value="1.22153373647014" calcext:value-type="float">
            <text:p>1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])-0.00041*([.J$2])-0.000052*([.K11]*[.J$2]))/(1+EXP(4.6835-0.7043*([.K11])-0.00041*([.J$2])-0.000052*([.K11]*[.J$2])))" office:value-type="float" office:value="0.869817055278662" calcext:value-type="float">
            <text:p>0.870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2]*[.P$2]" office:value-type="float" office:value="4.12058177246537" calcext:value-type="float">
            <text:p>4.12058177246537</text:p>
          </table:table-cell>
          <table:table-cell table:style-name="ce3" table:formula="of:=[.I12]*(1-EXP(-[.Q12]*[.E12]))" office:value-type="float" office:value="15.6603985941258" calcext:value-type="float">
            <text:p>15.66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2]*[.G12]" office:value-type="float" office:value="19358.9858989491" calcext:value-type="float">
            <text:p>19359</text:p>
          </table:table-cell>
          <table:table-cell table:style-name="ce1" table:formula="of:=((PI()/2)*(([.I12]*([.E12]+(EXP(-[.Q12]*[.E12])/[.Q12])-(1/[.Q12])))/[.E12])*(((([.I12]*([.E12]+(EXP(-[.Q12]*[.E12])/[.Q12])-(1/[.Q12])))/[.E12])/[.I12])*[.O12])*[.$E12]^2)/10000" office:value-type="float" office:value="1.62369961473711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2])-0.00041*([.J$2])-0.000052*([.K12]*[.J$2]))/(1+EXP(4.6835-0.7043*([.K12])-0.00041*([.J$2])-0.000052*([.K12]*[.J$2])))" office:value-type="float" office:value="0.822171915435093" calcext:value-type="float">
            <text:p>0.822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3]*[.P$2]" office:value-type="float" office:value="4.12058177246537" calcext:value-type="float">
            <text:p>4.12058177246537</text:p>
          </table:table-cell>
          <table:table-cell table:style-name="ce3" table:formula="of:=[.I13]*(1-EXP(-[.Q13]*[.E13]))" office:value-type="float" office:value="15.9889850547361" calcext:value-type="float">
            <text:p>15.99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3]*[.G13]" office:value-type="float" office:value="19765.17611303" calcext:value-type="float">
            <text:p>19765</text:p>
          </table:table-cell>
          <table:table-cell table:style-name="ce1" table:formula="of:=((PI()/2)*(([.I13]*([.E13]+(EXP(-[.Q13]*[.E13])/[.Q13])-(1/[.Q13])))/[.E13])*(((([.I13]*([.E13]+(EXP(-[.Q13]*[.E13])/[.Q13])-(1/[.Q13])))/[.E13])/[.I13])*[.O13])*[.$E13]^2)/10000" office:value-type="float" office:value="2.09454390471303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3])-0.00041*([.J$2])-0.000052*([.K13]*[.J$2]))/(1+EXP(4.6835-0.7043*([.K13])-0.00041*([.J$2])-0.000052*([.K13]*[.J$2])))" office:value-type="float" office:value="0.750268089441477" calcext:value-type="float">
            <text:p>0.750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4]*[.P$2]" office:value-type="float" office:value="4.12058177246537" calcext:value-type="float">
            <text:p>4.12058177246537</text:p>
          </table:table-cell>
          <table:table-cell table:style-name="ce3" table:formula="of:=[.I14]*(1-EXP(-[.Q14]*[.E14]))" office:value-type="float" office:value="16.255506112472" calcext:value-type="float">
            <text:p>16.26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4]*[.G14]" office:value-type="float" office:value="20094.6426567755" calcext:value-type="float">
            <text:p>20095</text:p>
          </table:table-cell>
          <table:table-cell table:style-name="ce1" table:formula="of:=((PI()/2)*(([.I14]*([.E14]+(EXP(-[.Q14]*[.E14])/[.Q14])-(1/[.Q14])))/[.E14])*(((([.I14]*([.E14]+(EXP(-[.Q14]*[.E14])/[.Q14])-(1/[.Q14])))/[.E14])/[.I14])*[.O14])*[.$E14]^2)/10000" office:value-type="float" office:value="2.63576272645187" calcext:value-type="float">
            <text:p>2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4])-0.00041*([.J$2])-0.000052*([.K14]*[.J$2]))/(1+EXP(4.6835-0.7043*([.K14])-0.00041*([.J$2])-0.000052*([.K14]*[.J$2])))" office:value-type="float" office:value="0.646689809054401" calcext:value-type="float">
            <text:p>0.647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5]*[.P$2]" office:value-type="float" office:value="4.12058177246537" calcext:value-type="float">
            <text:p>4.12058177246537</text:p>
          </table:table-cell>
          <table:table-cell table:style-name="ce3" table:formula="of:=[.I15]*(1-EXP(-[.Q15]*[.E15]))" office:value-type="float" office:value="16.4716850569262" calcext:value-type="float">
            <text:p>16.47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5]*[.G15]" office:value-type="float" office:value="20361.8775622081" calcext:value-type="float">
            <text:p>20362</text:p>
          </table:table-cell>
          <table:table-cell table:style-name="ce1" table:formula="of:=((PI()/2)*(([.I15]*([.E15]+(EXP(-[.Q15]*[.E15])/[.Q15])-(1/[.Q15])))/[.E15])*(((([.I15]*([.E15]+(EXP(-[.Q15]*[.E15])/[.Q15])-(1/[.Q15])))/[.E15])/[.I15])*[.O15])*[.$E15]^2)/10000" office:value-type="float" office:value="3.24857595348706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5])-0.00041*([.J$2])-0.000052*([.K15]*[.J$2]))/(1+EXP(4.6835-0.7043*([.K15])-0.00041*([.J$2])-0.000052*([.K15]*[.J$2])))" office:value-type="float" office:value="0.510860440169187" calcext:value-type="float">
            <text:p>0.511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6]*[.P$2]" office:value-type="float" office:value="4.12058177246537" calcext:value-type="float">
            <text:p>4.12058177246537</text:p>
          </table:table-cell>
          <table:table-cell table:style-name="ce3" table:formula="of:=[.I16]*(1-EXP(-[.Q16]*[.E16]))" office:value-type="float" office:value="16.6470308116757" calcext:value-type="float">
            <text:p>16.65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6]*[.G16]" office:value-type="float" office:value="20578.6355184781" calcext:value-type="float">
            <text:p>20579</text:p>
          </table:table-cell>
          <table:table-cell table:style-name="ce1" table:formula="of:=((PI()/2)*(([.I16]*([.E16]+(EXP(-[.Q16]*[.E16])/[.Q16])-(1/[.Q16])))/[.E16])*(((([.I16]*([.E16]+(EXP(-[.Q16]*[.E16])/[.Q16])-(1/[.Q16])))/[.E16])/[.I16])*[.O16])*[.$E16]^2)/10000" office:value-type="float" office:value="3.93383483108428" calcext:value-type="float">
            <text:p>3.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6])-0.00041*([.J$2])-0.000052*([.K16]*[.J$2]))/(1+EXP(4.6835-0.7043*([.K16])-0.00041*([.J$2])-0.000052*([.K16]*[.J$2])))" office:value-type="float" office:value="0.358023739205537" calcext:value-type="float">
            <text:p>0.358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7]*[.P$2]" office:value-type="float" office:value="4.12058177246537" calcext:value-type="float">
            <text:p>4.12058177246537</text:p>
          </table:table-cell>
          <table:table-cell table:style-name="ce3" table:formula="of:=[.I17]*(1-EXP(-[.Q17]*[.E17]))" office:value-type="float" office:value="16.9538490063084" calcext:value-type="float">
            <text:p>16.95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7]*[.G17]" office:value-type="float" office:value="20957.9163565574" calcext:value-type="float">
            <text:p>20958</text:p>
          </table:table-cell>
          <table:table-cell table:style-name="ce1" table:formula="of:=((PI()/2)*(([.I17]*([.E17]+(EXP(-[.Q17]*[.E17])/[.Q17])-(1/[.Q17])))/[.E17])*(((([.I17]*([.E17]+(EXP(-[.Q17]*[.E17])/[.Q17])-(1/[.Q17])))/[.E17])/[.I17])*[.O17])*[.$E17]^2)/10000" office:value-type="float" office:value="5.96717325151159" calcext:value-type="float">
            <text:p>6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7])-0.00041*([.J$2])-0.000052*([.K17]*[.J$2]))/(1+EXP(4.6835-0.7043*([.K17])-0.00041*([.J$2])-0.000052*([.K17]*[.J$2])))" office:value-type="float" office:value="0.0797601589249094" calcext:value-type="float">
            <text:p>0.080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8]*[.P$2]" office:value-type="float" office:value="4.12058177246537" calcext:value-type="float">
            <text:p>4.12058177246537</text:p>
          </table:table-cell>
          <table:table-cell table:style-name="ce3" table:formula="of:=[.I18]*(1-EXP(-[.Q18]*[.E18]))" office:value-type="float" office:value="17.1356456117215" calcext:value-type="float">
            <text:p>17.14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8]*[.G18]" office:value-type="float" office:value="21182.6486901257" calcext:value-type="float">
            <text:p>21183</text:p>
          </table:table-cell>
          <table:table-cell table:style-name="ce1" table:formula="of:=((PI()/2)*(([.I18]*([.E18]+(EXP(-[.Q18]*[.E18])/[.Q18])-(1/[.Q18])))/[.E18])*(((([.I18]*([.E18]+(EXP(-[.Q18]*[.E18])/[.Q18])-(1/[.Q18])))/[.E18])/[.I18])*[.O18])*[.$E18]^2)/10000" office:value-type="float" office:value="8.46051612640156" calcext:value-type="float">
            <text:p>8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8])-0.00041*([.J$2])-0.000052*([.K18]*[.J$2]))/(1+EXP(4.6835-0.7043*([.K18])-0.00041*([.J$2])-0.000052*([.K18]*[.J$2])))" office:value-type="float" office:value="0.00876284284962127" calcext:value-type="float">
            <text:p>0.009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19]*[.P$2]" office:value-type="float" office:value="4.12058177246537" calcext:value-type="float">
            <text:p>4.12058177246537</text:p>
          </table:table-cell>
          <table:table-cell table:style-name="ce3" table:formula="of:=[.I19]*(1-EXP(-[.Q19]*[.E19]))" office:value-type="float" office:value="17.2433641444484" calcext:value-type="float">
            <text:p>17.24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19]*[.G19]" office:value-type="float" office:value="21315.8075968791" calcext:value-type="float">
            <text:p>21316</text:p>
          </table:table-cell>
          <table:table-cell table:style-name="ce1" table:formula="of:=((PI()/2)*(([.I19]*([.E19]+(EXP(-[.Q19]*[.E19])/[.Q19])-(1/[.Q19])))/[.E19])*(((([.I19]*([.E19]+(EXP(-[.Q19]*[.E19])/[.Q19])-(1/[.Q19])))/[.E19])/[.I19])*[.O19])*[.$E19]^2)/10000" office:value-type="float" office:value="11.4141317419029" calcext:value-type="float">
            <text:p>11.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9])-0.00041*([.J$2])-0.000052*([.K19]*[.J$2]))/(1+EXP(4.6835-0.7043*([.K19])-0.00041*([.J$2])-0.000052*([.K19]*[.J$2])))" office:value-type="float" office:value="0.000591257597694943" calcext:value-type="float">
            <text:p>0.001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0]*[.P$2]" office:value-type="float" office:value="4.12058177246537" calcext:value-type="float">
            <text:p>4.12058177246537</text:p>
          </table:table-cell>
          <table:table-cell table:style-name="ce3" table:formula="of:=[.I20]*(1-EXP(-[.Q20]*[.E20]))" office:value-type="float" office:value="17.3071897712606" calcext:value-type="float">
            <text:p>17.31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20]*[.G20]" office:value-type="float" office:value="21394.7072112167" calcext:value-type="float">
            <text:p>21395</text:p>
          </table:table-cell>
          <table:table-cell table:style-name="ce1" table:formula="of:=((PI()/2)*(([.I20]*([.E20]+(EXP(-[.Q20]*[.E20])/[.Q20])-(1/[.Q20])))/[.E20])*(((([.I20]*([.E20]+(EXP(-[.Q20]*[.E20])/[.Q20])-(1/[.Q20])))/[.E20])/[.I20])*[.O20])*[.$E20]^2)/10000" office:value-type="float" office:value="14.8267827007129" calcext:value-type="float">
            <text:p>14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0])-0.00041*([.J$2])-0.000052*([.K20]*[.J$2]))/(1+EXP(4.6835-0.7043*([.K20])-0.00041*([.J$2])-0.000052*([.K20]*[.J$2])))" office:value-type="float" office:value="0.0000260054352888182" calcext:value-type="float">
            <text:p>0.000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1]*[.P$2]" office:value-type="float" office:value="4.12058177246537" calcext:value-type="float">
            <text:p>4.12058177246537</text:p>
          </table:table-cell>
          <table:table-cell table:style-name="ce3" table:formula="of:=[.I21]*(1-EXP(-[.Q21]*[.E21]))" office:value-type="float" office:value="17.3450078749318" calcext:value-type="float">
            <text:p>17.35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21]*[.G21]" office:value-type="float" office:value="21441.4569878137" calcext:value-type="float">
            <text:p>21441</text:p>
          </table:table-cell>
          <table:table-cell table:style-name="ce1" table:formula="of:=((PI()/2)*(([.I21]*([.E21]+(EXP(-[.Q21]*[.E21])/[.Q21])-(1/[.Q21])))/[.E21])*(((([.I21]*([.E21]+(EXP(-[.Q21]*[.E21])/[.Q21])-(1/[.Q21])))/[.E21])/[.I21])*[.O21])*[.$E21]^2)/10000" office:value-type="float" office:value="18.6968838285852" calcext:value-type="float">
            <text:p>18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1])-0.00041*([.J$2])-0.000052*([.K21]*[.J$2]))/(1+EXP(4.6835-0.7043*([.K21])-0.00041*([.J$2])-0.000052*([.K21]*[.J$2])))" office:value-type="float" office:value="0.000000752008801384102" calcext:value-type="float">
            <text:p>0.000</text:p>
          </table:table-cell>
        </table:table-row>
        <table:table-row table:style-name="ro1">
          <table:table-cell office:value-type="string" calcext:value-type="string">
            <text:p>PIMA1contro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2]*[.P$2]" office:value-type="float" office:value="4.12058177246537" calcext:value-type="float">
            <text:p>4.12058177246537</text:p>
          </table:table-cell>
          <table:table-cell table:style-name="ce3" table:formula="of:=[.I22]*(1-EXP(-[.Q22]*[.E22]))" office:value-type="float" office:value="17.3674159426112" calcext:value-type="float">
            <text:p>17.37</text:p>
          </table:table-cell>
          <table:table-cell table:style-name="ce3" office:value-type="float" office:value="17.4" calcext:value-type="float">
            <text:p>17.40</text:p>
          </table:table-cell>
          <table:table-cell table:style-name="ce4" table:formula="of:=300*[.H22]*[.G22]" office:value-type="float" office:value="21469.1572703845" calcext:value-type="float">
            <text:p>21469</text:p>
          </table:table-cell>
          <table:table-cell table:style-name="ce1" table:formula="of:=((PI()/2)*(([.I22]*([.E22]+(EXP(-[.Q22]*[.E22])/[.Q22])-(1/[.Q22])))/[.E22])*(((([.I22]*([.E22]+(EXP(-[.Q22]*[.E22])/[.Q22])-(1/[.Q22])))/[.E22])/[.I22])*[.O22])*[.$E22]^2)/10000" office:value-type="float" office:value="23.0229824110668" calcext:value-type="float">
            <text:p>23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2])-0.00041*([.J$2])-0.000052*([.K22]*[.J$2]))/(1+EXP(4.6835-0.7043*([.K22])-0.00041*([.J$2])-0.000052*([.K22]*[.J$2])))" office:value-type="float" office:value="0.0000000143236831690639" calcext:value-type="float">
            <text:p>0.000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3]*[.P$2]" office:value-type="float" office:value="4.12058177246537" calcext:value-type="float">
            <text:p>4.12058177246537</text:p>
          </table:table-cell>
          <table:table-cell table:style-name="ce3" table:formula="of:=[.I23]*(1-EXP(-[.Q23]*[.E23]))" office:value-type="float" office:value="3.89105289620693" calcext:value-type="float">
            <text:p>3.89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23]*[.G23]" office:value-type="float" office:value="4810.02049194266" calcext:value-type="float">
            <text:p>4810</text:p>
          </table:table-cell>
          <table:table-cell table:style-name="ce1" table:formula="of:=((PI()/2)*(([.I23]*([.E23]+(EXP(-[.Q23]*[.E23])/[.Q23])-(1/[.Q23])))/[.E23])*(((([.I23]*([.E23]+(EXP(-[.Q23]*[.E23])/[.Q23])-(1/[.Q23])))/[.E23])/[.I23])*[.O23])*[.$E23]^2)/10000" office:value-type="float" office:value="0.000408957106014984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3])-0.00041*([.J$2])-0.000052*([.K23]*[.J$2]))/(1+EXP(4.6835-0.7043*([.K23])-0.00041*([.J$2])-0.000052*([.K23]*[.J$2])))" office:value-type="float" office:value="0.953352443173527" calcext:value-type="float">
            <text:p>0.953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4]*[.P$2]" office:value-type="float" office:value="4.12058177246537" calcext:value-type="float">
            <text:p>4.12058177246537</text:p>
          </table:table-cell>
          <table:table-cell table:style-name="ce3" table:formula="of:=[.I24]*(1-EXP(-[.Q24]*[.E24]))" office:value-type="float" office:value="7.0471401302255" calcext:value-type="float">
            <text:p>7.05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24]*[.G24]" office:value-type="float" office:value="8711.49515058493" calcext:value-type="float">
            <text:p>8711</text:p>
          </table:table-cell>
          <table:table-cell table:style-name="ce1" table:formula="of:=((PI()/2)*(([.I24]*([.E24]+(EXP(-[.Q24]*[.E24])/[.Q24])-(1/[.Q24])))/[.E24])*(((([.I24]*([.E24]+(EXP(-[.Q24]*[.E24])/[.Q24])-(1/[.Q24])))/[.E24])/[.I24])*[.O24])*[.$E24]^2)/10000" office:value-type="float" office:value="0.00573175006890784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4])-0.00041*([.J$2])-0.000052*([.K24]*[.J$2]))/(1+EXP(4.6835-0.7043*([.K24])-0.00041*([.J$2])-0.000052*([.K24]*[.J$2])))" office:value-type="float" office:value="0.95313523710807" calcext:value-type="float">
            <text:p>0.953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5]*[.P$2]" office:value-type="float" office:value="4.12058177246537" calcext:value-type="float">
            <text:p>4.12058177246537</text:p>
          </table:table-cell>
          <table:table-cell table:style-name="ce3" table:formula="of:=[.I25]*(1-EXP(-[.Q25]*[.E25]))" office:value-type="float" office:value="9.60708647236981" calcext:value-type="float">
            <text:p>9.61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25]*[.G25]" office:value-type="float" office:value="11876.0356213637" calcext:value-type="float">
            <text:p>11876</text:p>
          </table:table-cell>
          <table:table-cell table:style-name="ce1" table:formula="of:=((PI()/2)*(([.I25]*([.E25]+(EXP(-[.Q25]*[.E25])/[.Q25])-(1/[.Q25])))/[.E25])*(((([.I25]*([.E25]+(EXP(-[.Q25]*[.E25])/[.Q25])-(1/[.Q25])))/[.E25])/[.I25])*[.O25])*[.$E25]^2)/10000" office:value-type="float" office:value="0.0255348332445388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5])-0.00041*([.J$2])-0.000052*([.K25]*[.J$2]))/(1+EXP(4.6835-0.7043*([.K25])-0.00041*([.J$2])-0.000052*([.K25]*[.J$2])))" office:value-type="float" office:value="0.952318664389823" calcext:value-type="float">
            <text:p>0.952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6]*[.P$2]" office:value-type="float" office:value="4.12058177246537" calcext:value-type="float">
            <text:p>4.12058177246537</text:p>
          </table:table-cell>
          <table:table-cell table:style-name="ce3" table:formula="of:=[.I26]*(1-EXP(-[.Q26]*[.E26]))" office:value-type="float" office:value="11.6834946286532" calcext:value-type="float">
            <text:p>11.68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26]*[.G26]" office:value-type="float" office:value="14442.8385016576" calcext:value-type="float">
            <text:p>14443</text:p>
          </table:table-cell>
          <table:table-cell table:style-name="ce1" table:formula="of:=((PI()/2)*(([.I26]*([.E26]+(EXP(-[.Q26]*[.E26])/[.Q26])-(1/[.Q26])))/[.E26])*(((([.I26]*([.E26]+(EXP(-[.Q26]*[.E26])/[.Q26])-(1/[.Q26])))/[.E26])/[.I26])*[.O26])*[.$E26]^2)/10000" office:value-type="float" office:value="0.0713337688462996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6])-0.00041*([.J$2])-0.000052*([.K26]*[.J$2]))/(1+EXP(4.6835-0.7043*([.K26])-0.00041*([.J$2])-0.000052*([.K26]*[.J$2])))" office:value-type="float" office:value="0.950378101458113" calcext:value-type="float">
            <text:p>0.950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7]*[.P$2]" office:value-type="float" office:value="4.12058177246537" calcext:value-type="float">
            <text:p>4.12058177246537</text:p>
          </table:table-cell>
          <table:table-cell table:style-name="ce3" table:formula="of:=[.I27]*(1-EXP(-[.Q27]*[.E27]))" office:value-type="float" office:value="13.3676982232757" calcext:value-type="float">
            <text:p>13.37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27]*[.G27]" office:value-type="float" office:value="16524.8080915943" calcext:value-type="float">
            <text:p>16525</text:p>
          </table:table-cell>
          <table:table-cell table:style-name="ce1" table:formula="of:=((PI()/2)*(([.I27]*([.E27]+(EXP(-[.Q27]*[.E27])/[.Q27])-(1/[.Q27])))/[.E27])*(((([.I27]*([.E27]+(EXP(-[.Q27]*[.E27])/[.Q27])-(1/[.Q27])))/[.E27])/[.I27])*[.O27])*[.$E27]^2)/10000" office:value-type="float" office:value="0.154597606459787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7])-0.00041*([.J$2])-0.000052*([.K27]*[.J$2]))/(1+EXP(4.6835-0.7043*([.K27])-0.00041*([.J$2])-0.000052*([.K27]*[.J$2])))" office:value-type="float" office:value="0.946656997430785" calcext:value-type="float">
            <text:p>0.947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8]*[.P$2]" office:value-type="float" office:value="4.12058177246537" calcext:value-type="float">
            <text:p>4.12058177246537</text:p>
          </table:table-cell>
          <table:table-cell table:style-name="ce3" table:formula="of:=[.I28]*(1-EXP(-[.Q28]*[.E28]))" office:value-type="float" office:value="14.7337792317498" calcext:value-type="float">
            <text:p>14.73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28]*[.G28]" office:value-type="float" office:value="18213.5226425631" calcext:value-type="float">
            <text:p>18214</text:p>
          </table:table-cell>
          <table:table-cell table:style-name="ce1" table:formula="of:=((PI()/2)*(([.I28]*([.E28]+(EXP(-[.Q28]*[.E28])/[.Q28])-(1/[.Q28])))/[.E28])*(((([.I28]*([.E28]+(EXP(-[.Q28]*[.E28])/[.Q28])-(1/[.Q28])))/[.E28])/[.I28])*[.O28])*[.$E28]^2)/10000" office:value-type="float" office:value="0.28575165137468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8])-0.00041*([.J$2])-0.000052*([.K28]*[.J$2]))/(1+EXP(4.6835-0.7043*([.K28])-0.00041*([.J$2])-0.000052*([.K28]*[.J$2])))" office:value-type="float" office:value="0.940257699433823" calcext:value-type="float">
            <text:p>0.940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29]*[.P$2]" office:value-type="float" office:value="4.12058177246537" calcext:value-type="float">
            <text:p>4.12058177246537</text:p>
          </table:table-cell>
          <table:table-cell table:style-name="ce3" table:formula="of:=[.I29]*(1-EXP(-[.Q29]*[.E29]))" office:value-type="float" office:value="15.8418265768997" calcext:value-type="float">
            <text:p>15.84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29]*[.G29]" office:value-type="float" office:value="19583.2625505991" calcext:value-type="float">
            <text:p>19583</text:p>
          </table:table-cell>
          <table:table-cell table:style-name="ce1" table:formula="of:=((PI()/2)*(([.I29]*([.E29]+(EXP(-[.Q29]*[.E29])/[.Q29])-(1/[.Q29])))/[.E29])*(((([.I29]*([.E29]+(EXP(-[.Q29]*[.E29])/[.Q29])-(1/[.Q29])))/[.E29])/[.I29])*[.O29])*[.$E29]^2)/10000" office:value-type="float" office:value="0.473765226927034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29])-0.00041*([.J$2])-0.000052*([.K29]*[.J$2]))/(1+EXP(4.6835-0.7043*([.K29])-0.00041*([.J$2])-0.000052*([.K29]*[.J$2])))" office:value-type="float" office:value="0.929823062491968" calcext:value-type="float">
            <text:p>0.930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0]*[.P$2]" office:value-type="float" office:value="4.12058177246537" calcext:value-type="float">
            <text:p>4.12058177246537</text:p>
          </table:table-cell>
          <table:table-cell table:style-name="ce3" table:formula="of:=[.I30]*(1-EXP(-[.Q30]*[.E30]))" office:value-type="float" office:value="16.7405792214924" calcext:value-type="float">
            <text:p>16.74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0]*[.G30]" office:value-type="float" office:value="20694.2776801782" calcext:value-type="float">
            <text:p>20694</text:p>
          </table:table-cell>
          <table:table-cell table:style-name="ce1" table:formula="of:=((PI()/2)*(([.I30]*([.E30]+(EXP(-[.Q30]*[.E30])/[.Q30])-(1/[.Q30])))/[.E30])*(((([.I30]*([.E30]+(EXP(-[.Q30]*[.E30])/[.Q30])-(1/[.Q30])))/[.E30])/[.I30])*[.O30])*[.$E30]^2)/10000" office:value-type="float" office:value="0.726068336131605" calcext:value-type="float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0])-0.00041*([.J$2])-0.000052*([.K30]*[.J$2]))/(1+EXP(4.6835-0.7043*([.K30])-0.00041*([.J$2])-0.000052*([.K30]*[.J$2])))" office:value-type="float" office:value="0.913170334934683" calcext:value-type="float">
            <text:p>0.913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1]*[.P$2]" office:value-type="float" office:value="4.12058177246537" calcext:value-type="float">
            <text:p>4.12058177246537</text:p>
          </table:table-cell>
          <table:table-cell table:style-name="ce3" table:formula="of:=[.I31]*(1-EXP(-[.Q31]*[.E31]))" office:value-type="float" office:value="17.4695700175066" calcext:value-type="float">
            <text:p>17.47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1]*[.G31]" office:value-type="float" office:value="21595.4375360836" calcext:value-type="float">
            <text:p>21595</text:p>
          </table:table-cell>
          <table:table-cell table:style-name="ce1" table:formula="of:=((PI()/2)*(([.I31]*([.E31]+(EXP(-[.Q31]*[.E31])/[.Q31])-(1/[.Q31])))/[.E31])*(((([.I31]*([.E31]+(EXP(-[.Q31]*[.E31])/[.Q31])-(1/[.Q31])))/[.E31])/[.I31])*[.O31])*[.$E31]^2)/10000" office:value-type="float" office:value="1.04864118098086" calcext:value-type="float">
            <text:p>1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1])-0.00041*([.J$2])-0.000052*([.K31]*[.J$2]))/(1+EXP(4.6835-0.7043*([.K31])-0.00041*([.J$2])-0.000052*([.K31]*[.J$2])))" office:value-type="float" office:value="0.886717018661641" calcext:value-type="float">
            <text:p>0.887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2]*[.P$2]" office:value-type="float" office:value="4.12058177246537" calcext:value-type="float">
            <text:p>4.12058177246537</text:p>
          </table:table-cell>
          <table:table-cell table:style-name="ce3" table:formula="of:=[.I32]*(1-EXP(-[.Q32]*[.E32]))" office:value-type="float" office:value="18.0608646121549" calcext:value-type="float">
            <text:p>18.06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2]*[.G32]" office:value-type="float" office:value="22326.3808547431" calcext:value-type="float">
            <text:p>22326</text:p>
          </table:table-cell>
          <table:table-cell table:style-name="ce1" table:formula="of:=((PI()/2)*(([.I32]*([.E32]+(EXP(-[.Q32]*[.E32])/[.Q32])-(1/[.Q32])))/[.E32])*(((([.I32]*([.E32]+(EXP(-[.Q32]*[.E32])/[.Q32])-(1/[.Q32])))/[.E32])/[.I32])*[.O32])*[.$E32]^2)/10000" office:value-type="float" office:value="1.44618361903936" calcext:value-type="float">
            <text:p>1.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2])-0.00041*([.J$2])-0.000052*([.K32]*[.J$2]))/(1+EXP(4.6835-0.7043*([.K32])-0.00041*([.J$2])-0.000052*([.K32]*[.J$2])))" office:value-type="float" office:value="0.844704891344829" calcext:value-type="float">
            <text:p>0.845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3]*[.P$2]" office:value-type="float" office:value="4.12058177246537" calcext:value-type="float">
            <text:p>4.12058177246537</text:p>
          </table:table-cell>
          <table:table-cell table:style-name="ce3" table:formula="of:=[.I33]*(1-EXP(-[.Q33]*[.E33]))" office:value-type="float" office:value="18.5404718987926" calcext:value-type="float">
            <text:p>18.54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3]*[.G33]" office:value-type="float" office:value="22919.2591677214" calcext:value-type="float">
            <text:p>22919</text:p>
          </table:table-cell>
          <table:table-cell table:style-name="ce1" table:formula="of:=((PI()/2)*(([.I33]*([.E33]+(EXP(-[.Q33]*[.E33])/[.Q33])-(1/[.Q33])))/[.E33])*(((([.I33]*([.E33]+(EXP(-[.Q33]*[.E33])/[.Q33])-(1/[.Q33])))/[.E33])/[.I33])*[.O33])*[.$E33]^2)/10000" office:value-type="float" office:value="1.92231103813704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3])-0.00041*([.J$2])-0.000052*([.K33]*[.J$2]))/(1+EXP(4.6835-0.7043*([.K33])-0.00041*([.J$2])-0.000052*([.K33]*[.J$2])))" office:value-type="float" office:value="0.77863567716456" calcext:value-type="float">
            <text:p>0.779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4]*[.P$2]" office:value-type="float" office:value="4.12058177246537" calcext:value-type="float">
            <text:p>4.12058177246537</text:p>
          </table:table-cell>
          <table:table-cell table:style-name="ce3" table:formula="of:=[.I34]*(1-EXP(-[.Q34]*[.E34]))" office:value-type="float" office:value="18.9294880533082" calcext:value-type="float">
            <text:p>18.93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4]*[.G34]" office:value-type="float" office:value="23400.1510303688" calcext:value-type="float">
            <text:p>23400</text:p>
          </table:table-cell>
          <table:table-cell table:style-name="ce1" table:formula="of:=((PI()/2)*(([.I34]*([.E34]+(EXP(-[.Q34]*[.E34])/[.Q34])-(1/[.Q34])))/[.E34])*(((([.I34]*([.E34]+(EXP(-[.Q34]*[.E34])/[.Q34])-(1/[.Q34])))/[.E34])/[.I34])*[.O34])*[.$E34]^2)/10000" office:value-type="float" office:value="2.47974738144187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4])-0.00041*([.J$2])-0.000052*([.K34]*[.J$2]))/(1+EXP(4.6835-0.7043*([.K34])-0.00041*([.J$2])-0.000052*([.K34]*[.J$2])))" office:value-type="float" office:value="0.678603817066046" calcext:value-type="float">
            <text:p>0.679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5]*[.P$2]" office:value-type="float" office:value="4.12058177246537" calcext:value-type="float">
            <text:p>4.12058177246537</text:p>
          </table:table-cell>
          <table:table-cell table:style-name="ce3" table:formula="of:=[.I35]*(1-EXP(-[.Q35]*[.E35]))" office:value-type="float" office:value="19.2450244779841" calcext:value-type="float">
            <text:p>19.25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5]*[.G35]" office:value-type="float" office:value="23790.2091223894" calcext:value-type="float">
            <text:p>23790</text:p>
          </table:table-cell>
          <table:table-cell table:style-name="ce1" table:formula="of:=((PI()/2)*(([.I35]*([.E35]+(EXP(-[.Q35]*[.E35])/[.Q35])-(1/[.Q35])))/[.E35])*(((([.I35]*([.E35]+(EXP(-[.Q35]*[.E35])/[.Q35])-(1/[.Q35])))/[.E35])/[.I35])*[.O35])*[.$E35]^2)/10000" office:value-type="float" office:value="3.12050069913268" calcext:value-type="float">
            <text:p>3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5])-0.00041*([.J$2])-0.000052*([.K35]*[.J$2]))/(1+EXP(4.6835-0.7043*([.K35])-0.00041*([.J$2])-0.000052*([.K35]*[.J$2])))" office:value-type="float" office:value="0.540091275784997" calcext:value-type="float">
            <text:p>0.540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6]*[.P$2]" office:value-type="float" office:value="4.12058177246537" calcext:value-type="float">
            <text:p>4.12058177246537</text:p>
          </table:table-cell>
          <table:table-cell table:style-name="ce3" table:formula="of:=[.I36]*(1-EXP(-[.Q36]*[.E36]))" office:value-type="float" office:value="19.5009604696943" calcext:value-type="float">
            <text:p>19.50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6]*[.G36]" office:value-type="float" office:value="24106.590677097" calcext:value-type="float">
            <text:p>24107</text:p>
          </table:table-cell>
          <table:table-cell table:style-name="ce1" table:formula="of:=((PI()/2)*(([.I36]*([.E36]+(EXP(-[.Q36]*[.E36])/[.Q36])-(1/[.Q36])))/[.E36])*(((([.I36]*([.E36]+(EXP(-[.Q36]*[.E36])/[.Q36])-(1/[.Q36])))/[.E36])/[.I36])*[.O36])*[.$E36]^2)/10000" office:value-type="float" office:value="3.8460152093007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6])-0.00041*([.J$2])-0.000052*([.K36]*[.J$2]))/(1+EXP(4.6835-0.7043*([.K36])-0.00041*([.J$2])-0.000052*([.K36]*[.J$2])))" office:value-type="float" office:value="0.376707413181413" calcext:value-type="float">
            <text:p>0.377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7]*[.P$2]" office:value-type="float" office:value="4.12058177246537" calcext:value-type="float">
            <text:p>4.12058177246537</text:p>
          </table:table-cell>
          <table:table-cell table:style-name="ce3" table:formula="of:=[.I37]*(1-EXP(-[.Q37]*[.E37]))" office:value-type="float" office:value="19.7085537195701" calcext:value-type="float">
            <text:p>19.71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7]*[.G37]" office:value-type="float" office:value="24363.2121655545" calcext:value-type="float">
            <text:p>24363</text:p>
          </table:table-cell>
          <table:table-cell table:style-name="ce1" table:formula="of:=((PI()/2)*(([.I37]*([.E37]+(EXP(-[.Q37]*[.E37])/[.Q37])-(1/[.Q37])))/[.E37])*(((([.I37]*([.E37]+(EXP(-[.Q37]*[.E37])/[.Q37])-(1/[.Q37])))/[.E37])/[.I37])*[.O37])*[.$E37]^2)/10000" office:value-type="float" office:value="4.65729870806529" calcext:value-type="float">
            <text:p>4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7])-0.00041*([.J$2])-0.000052*([.K37]*[.J$2]))/(1+EXP(4.6835-0.7043*([.K37])-0.00041*([.J$2])-0.000052*([.K37]*[.J$2])))" office:value-type="float" office:value="0.223335749370941" calcext:value-type="float">
            <text:p>0.223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8]*[.P$2]" office:value-type="float" office:value="4.12058177246537" calcext:value-type="float">
            <text:p>4.12058177246537</text:p>
          </table:table-cell>
          <table:table-cell table:style-name="ce3" table:formula="of:=[.I38]*(1-EXP(-[.Q38]*[.E38]))" office:value-type="float" office:value="20.0717982488479" calcext:value-type="float">
            <text:p>20.07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8]*[.G38]" office:value-type="float" office:value="24812.2458014415" calcext:value-type="float">
            <text:p>24812</text:p>
          </table:table-cell>
          <table:table-cell table:style-name="ce1" table:formula="of:=((PI()/2)*(([.I38]*([.E38]+(EXP(-[.Q38]*[.E38])/[.Q38])-(1/[.Q38])))/[.E38])*(((([.I38]*([.E38]+(EXP(-[.Q38]*[.E38])/[.Q38])-(1/[.Q38])))/[.E38])/[.I38])*[.O38])*[.$E38]^2)/10000" office:value-type="float" office:value="7.06458442420338" calcext:value-type="float">
            <text:p>7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8])-0.00041*([.J$2])-0.000052*([.K38]*[.J$2]))/(1+EXP(4.6835-0.7043*([.K38])-0.00041*([.J$2])-0.000052*([.K38]*[.J$2])))" office:value-type="float" office:value="0.0307580057251777" calcext:value-type="float">
            <text:p>0.031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39]*[.P$2]" office:value-type="float" office:value="4.12058177246537" calcext:value-type="float">
            <text:p>4.12058177246537</text:p>
          </table:table-cell>
          <table:table-cell table:style-name="ce3" table:formula="of:=[.I39]*(1-EXP(-[.Q39]*[.E39]))" office:value-type="float" office:value="20.2870287127278" calcext:value-type="float">
            <text:p>20.29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39]*[.G39]" office:value-type="float" office:value="25078.3082193443" calcext:value-type="float">
            <text:p>25078</text:p>
          </table:table-cell>
          <table:table-cell table:style-name="ce1" table:formula="of:=((PI()/2)*(([.I39]*([.E39]+(EXP(-[.Q39]*[.E39])/[.Q39])-(1/[.Q39])))/[.E39])*(((([.I39]*([.E39]+(EXP(-[.Q39]*[.E39])/[.Q39])-(1/[.Q39])))/[.E39])/[.I39])*[.O39])*[.$E39]^2)/10000" office:value-type="float" office:value="10.0164731151651" calcext:value-type="float">
            <text:p>1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39])-0.00041*([.J$2])-0.000052*([.K39]*[.J$2]))/(1+EXP(4.6835-0.7043*([.K39])-0.00041*([.J$2])-0.000052*([.K39]*[.J$2])))" office:value-type="float" office:value="0.00212254044278069" calcext:value-type="float">
            <text:p>0.002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40]*[.P$2]" office:value-type="float" office:value="4.12058177246537" calcext:value-type="float">
            <text:p>4.12058177246537</text:p>
          </table:table-cell>
          <table:table-cell table:style-name="ce3" table:formula="of:=[.I40]*(1-EXP(-[.Q40]*[.E40]))" office:value-type="float" office:value="20.414557550324" calcext:value-type="float">
            <text:p>20.41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40]*[.G40]" office:value-type="float" office:value="25235.9561204431" calcext:value-type="float">
            <text:p>25236</text:p>
          </table:table-cell>
          <table:table-cell table:style-name="ce1" table:formula="of:=((PI()/2)*(([.I40]*([.E40]+(EXP(-[.Q40]*[.E40])/[.Q40])-(1/[.Q40])))/[.E40])*(((([.I40]*([.E40]+(EXP(-[.Q40]*[.E40])/[.Q40])-(1/[.Q40])))/[.E40])/[.I40])*[.O40])*[.$E40]^2)/10000" office:value-type="float" office:value="13.5132824070805" calcext:value-type="float">
            <text:p>13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0])-0.00041*([.J$2])-0.000052*([.K40]*[.J$2]))/(1+EXP(4.6835-0.7043*([.K40])-0.00041*([.J$2])-0.000052*([.K40]*[.J$2])))" office:value-type="float" office:value="0.0000865604431789892" calcext:value-type="float">
            <text:p>0.000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41]*[.P$2]" office:value-type="float" office:value="4.12058177246537" calcext:value-type="float">
            <text:p>4.12058177246537</text:p>
          </table:table-cell>
          <table:table-cell table:style-name="ce3" table:formula="of:=[.I41]*(1-EXP(-[.Q41]*[.E41]))" office:value-type="float" office:value="20.4901212234465" calcext:value-type="float">
            <text:p>20.49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41]*[.G41]" office:value-type="float" office:value="25329.3660086818" calcext:value-type="float">
            <text:p>25329</text:p>
          </table:table-cell>
          <table:table-cell table:style-name="ce1" table:formula="of:=((PI()/2)*(([.I41]*([.E41]+(EXP(-[.Q41]*[.E41])/[.Q41])-(1/[.Q41])))/[.E41])*(((([.I41]*([.E41]+(EXP(-[.Q41]*[.E41])/[.Q41])-(1/[.Q41])))/[.E41])/[.I41])*[.O41])*[.$E41]^2)/10000" office:value-type="float" office:value="17.5535473353268" calcext:value-type="float">
            <text:p>17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1])-0.00041*([.J$2])-0.000052*([.K41]*[.J$2]))/(1+EXP(4.6835-0.7043*([.K41])-0.00041*([.J$2])-0.000052*([.K41]*[.J$2])))" office:value-type="float" office:value="0.0000021421133186557" calcext:value-type="float">
            <text:p>0.000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42]*[.P$2]" office:value-type="float" office:value="4.12058177246537" calcext:value-type="float">
            <text:p>4.12058177246537</text:p>
          </table:table-cell>
          <table:table-cell table:style-name="ce3" table:formula="of:=[.I42]*(1-EXP(-[.Q42]*[.E42]))" office:value-type="float" office:value="20.5348943806664" calcext:value-type="float">
            <text:p>20.53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42]*[.G42]" office:value-type="float" office:value="25384.7134453427" calcext:value-type="float">
            <text:p>25385</text:p>
          </table:table-cell>
          <table:table-cell table:style-name="ce1" table:formula="of:=((PI()/2)*(([.I42]*([.E42]+(EXP(-[.Q42]*[.E42])/[.Q42])-(1/[.Q42])))/[.E42])*(((([.I42]*([.E42]+(EXP(-[.Q42]*[.E42])/[.Q42])-(1/[.Q42])))/[.E42])/[.I42])*[.O42])*[.$E42]^2)/10000" office:value-type="float" office:value="22.1353911993594" calcext:value-type="float">
            <text:p>22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2])-0.00041*([.J$2])-0.000052*([.K42]*[.J$2]))/(1+EXP(4.6835-0.7043*([.K42])-0.00041*([.J$2])-0.000052*([.K42]*[.J$2])))" office:value-type="float" office:value="0.000000032283743657369" calcext:value-type="float">
            <text:p>0.000</text:p>
          </table:table-cell>
        </table:table-row>
        <table:table-row table:style-name="ro1">
          <table:table-cell office:value-type="string" calcext:value-type="string">
            <text:p>PIMA1contro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.53" calcext:value-type="float">
            <text:p>2.53</text:p>
          </table:table-cell>
          <table:table-cell table:formula="of:=5*(1-EXP(-0.0115*[.L$2]))+[.F43]*[.P$2]" office:value-type="float" office:value="4.12058177246537" calcext:value-type="float">
            <text:p>4.12058177246537</text:p>
          </table:table-cell>
          <table:table-cell table:style-name="ce3" table:formula="of:=[.I43]*(1-EXP(-[.Q43]*[.E43]))" office:value-type="float" office:value="20.5614234722868" calcext:value-type="float">
            <text:p>20.56</text:p>
          </table:table-cell>
          <table:table-cell table:style-name="ce3" office:value-type="float" office:value="20.6" calcext:value-type="float">
            <text:p>20.60</text:p>
          </table:table-cell>
          <table:table-cell table:style-name="ce4" table:formula="of:=300*[.H43]*[.G43]" office:value-type="float" office:value="25417.508032754" calcext:value-type="float">
            <text:p>25418</text:p>
          </table:table-cell>
          <table:table-cell table:style-name="ce1" table:formula="of:=((PI()/2)*(([.I43]*([.E43]+(EXP(-[.Q43]*[.E43])/[.Q43])-(1/[.Q43])))/[.E43])*(((([.I43]*([.E43]+(EXP(-[.Q43]*[.E43])/[.Q43])-(1/[.Q43])))/[.E43])/[.I43])*[.O43])*[.$E43]^2)/10000" office:value-type="float" office:value="27.2570941188492" calcext:value-type="float">
            <text:p>27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3])-0.00041*([.J$2])-0.000052*([.K43]*[.J$2]))/(1+EXP(4.6835-0.7043*([.K43])-0.00041*([.J$2])-0.000052*([.K43]*[.J$2])))" office:value-type="float" office:value="0.000000000296799067281742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44]" office:value-type="float" office:value="4.09358177246537" calcext:value-type="float">
            <text:p>4.09358177246537</text:p>
          </table:table-cell>
          <table:table-cell table:style-name="ce3" table:formula="of:=[.I44]*(1-EXP(-[.Q44]*[.E44]))" office:value-type="float" office:value="2.85217955013227" calcext:value-type="float">
            <text:p>2.85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44]*[.G44]" office:value-type="float" office:value="3502.68906546598" calcext:value-type="float">
            <text:p>3503</text:p>
          </table:table-cell>
          <table:table-cell table:style-name="ce1" table:formula="of:=((PI()/2)*(([.I44]*([.E44]+(EXP(-[.Q44]*[.E44])/[.Q44])-(1/[.Q44])))/[.E44])*(((([.I44]*([.E44]+(EXP(-[.Q44]*[.E44])/[.Q44])-(1/[.Q44])))/[.E44])/[.I44])*[.O44])*[.$E44]^2)/10000" office:value-type="float" office:value="0.000299769529166323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4])-0.00041*([.J$2])-0.000052*([.K44]*[.J$2]))/(1+EXP(4.6835-0.7043*([.K44])-0.00041*([.J$2])-0.000052*([.K44]*[.J$2])))" office:value-type="float" office:value="0.953356888730789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45]" office:value-type="float" office:value="4.09358177246537" calcext:value-type="float">
            <text:p>4.09358177246537</text:p>
          </table:table-cell>
          <table:table-cell table:style-name="ce3" table:formula="of:=[.I45]*(1-EXP(-[.Q45]*[.E45]))" office:value-type="float" office:value="5.16562213429151" calcext:value-type="float">
            <text:p>5.17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45]*[.G45]" office:value-type="float" office:value="6343.76898371382" calcext:value-type="float">
            <text:p>6344</text:p>
          </table:table-cell>
          <table:table-cell table:style-name="ce1" table:formula="of:=((PI()/2)*(([.I45]*([.E45]+(EXP(-[.Q45]*[.E45])/[.Q45])-(1/[.Q45])))/[.E45])*(((([.I45]*([.E45]+(EXP(-[.Q45]*[.E45])/[.Q45])-(1/[.Q45])))/[.E45])/[.I45])*[.O45])*[.$E45]^2)/10000" office:value-type="float" office:value="0.00420142844856837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5])-0.00041*([.J$2])-0.000052*([.K45]*[.J$2]))/(1+EXP(4.6835-0.7043*([.K45])-0.00041*([.J$2])-0.000052*([.K45]*[.J$2])))" office:value-type="float" office:value="0.95319778291881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46]" office:value-type="float" office:value="4.09358177246537" calcext:value-type="float">
            <text:p>4.09358177246537</text:p>
          </table:table-cell>
          <table:table-cell table:style-name="ce3" table:formula="of:=[.I46]*(1-EXP(-[.Q46]*[.E46]))" office:value-type="float" office:value="7.04208765693127" calcext:value-type="float">
            <text:p>7.04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46]*[.G46]" office:value-type="float" office:value="8648.20850175516" calcext:value-type="float">
            <text:p>8648</text:p>
          </table:table-cell>
          <table:table-cell table:style-name="ce1" table:formula="of:=((PI()/2)*(([.I46]*([.E46]+(EXP(-[.Q46]*[.E46])/[.Q46])-(1/[.Q46])))/[.E46])*(((([.I46]*([.E46]+(EXP(-[.Q46]*[.E46])/[.Q46])-(1/[.Q46])))/[.E46])/[.I46])*[.O46])*[.$E46]^2)/10000" office:value-type="float" office:value="0.0187172806792493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6])-0.00041*([.J$2])-0.000052*([.K46]*[.J$2]))/(1+EXP(4.6835-0.7043*([.K46])-0.00041*([.J$2])-0.000052*([.K46]*[.J$2])))" office:value-type="float" office:value="0.952601297892337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47]" office:value-type="float" office:value="4.09358177246537" calcext:value-type="float">
            <text:p>4.09358177246537</text:p>
          </table:table-cell>
          <table:table-cell table:style-name="ce3" table:formula="of:=[.I47]*(1-EXP(-[.Q47]*[.E47]))" office:value-type="float" office:value="8.56411499478948" calcext:value-type="float">
            <text:p>8.56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47]*[.G47]" office:value-type="float" office:value="10517.3715119903" calcext:value-type="float">
            <text:p>10517</text:p>
          </table:table-cell>
          <table:table-cell table:style-name="ce1" table:formula="of:=((PI()/2)*(([.I47]*([.E47]+(EXP(-[.Q47]*[.E47])/[.Q47])-(1/[.Q47])))/[.E47])*(((([.I47]*([.E47]+(EXP(-[.Q47]*[.E47])/[.Q47])-(1/[.Q47])))/[.E47])/[.I47])*[.O47])*[.$E47]^2)/10000" office:value-type="float" office:value="0.0522883451252002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7])-0.00041*([.J$2])-0.000052*([.K47]*[.J$2]))/(1+EXP(4.6835-0.7043*([.K47])-0.00041*([.J$2])-0.000052*([.K47]*[.J$2])))" office:value-type="float" office:value="0.951194011777698" calcext:value-type="float">
            <text:p>0.951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48]" office:value-type="float" office:value="4.09358177246537" calcext:value-type="float">
            <text:p>4.09358177246537</text:p>
          </table:table-cell>
          <table:table-cell table:style-name="ce3" table:formula="of:=[.I48]*(1-EXP(-[.Q48]*[.E48]))" office:value-type="float" office:value="9.79865258113899" calcext:value-type="float">
            <text:p>9.80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48]*[.G48]" office:value-type="float" office:value="12033.4756802614" calcext:value-type="float">
            <text:p>12033</text:p>
          </table:table-cell>
          <table:table-cell table:style-name="ce1" table:formula="of:=((PI()/2)*(([.I48]*([.E48]+(EXP(-[.Q48]*[.E48])/[.Q48])-(1/[.Q48])))/[.E48])*(((([.I48]*([.E48]+(EXP(-[.Q48]*[.E48])/[.Q48])-(1/[.Q48])))/[.E48])/[.I48])*[.O48])*[.$E48]^2)/10000" office:value-type="float" office:value="0.113321546482659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8])-0.00041*([.J$2])-0.000052*([.K48]*[.J$2]))/(1+EXP(4.6835-0.7043*([.K48])-0.00041*([.J$2])-0.000052*([.K48]*[.J$2])))" office:value-type="float" office:value="0.948533452849771" calcext:value-type="float">
            <text:p>0.949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49]" office:value-type="float" office:value="4.09358177246537" calcext:value-type="float">
            <text:p>4.09358177246537</text:p>
          </table:table-cell>
          <table:table-cell table:style-name="ce3" table:formula="of:=[.I49]*(1-EXP(-[.Q49]*[.E49]))" office:value-type="float" office:value="10.8000032232729" calcext:value-type="float">
            <text:p>10.80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49]*[.G49]" office:value-type="float" office:value="13263.2089012072" calcext:value-type="float">
            <text:p>13263</text:p>
          </table:table-cell>
          <table:table-cell table:style-name="ce1" table:formula="of:=((PI()/2)*(([.I49]*([.E49]+(EXP(-[.Q49]*[.E49])/[.Q49])-(1/[.Q49])))/[.E49])*(((([.I49]*([.E49]+(EXP(-[.Q49]*[.E49])/[.Q49])-(1/[.Q49])))/[.E49])/[.I49])*[.O49])*[.$E49]^2)/10000" office:value-type="float" office:value="0.2094587347455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49])-0.00041*([.J$2])-0.000052*([.K49]*[.J$2]))/(1+EXP(4.6835-0.7043*([.K49])-0.00041*([.J$2])-0.000052*([.K49]*[.J$2])))" office:value-type="float" office:value="0.944062900766178" calcext:value-type="float">
            <text:p>0.944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0]" office:value-type="float" office:value="4.09358177246537" calcext:value-type="float">
            <text:p>4.09358177246537</text:p>
          </table:table-cell>
          <table:table-cell table:style-name="ce3" table:formula="of:=[.I50]*(1-EXP(-[.Q50]*[.E50]))" office:value-type="float" office:value="11.612212685009" calcext:value-type="float">
            <text:p>11.61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0]*[.G50]" office:value-type="float" office:value="14260.6626556032" calcext:value-type="float">
            <text:p>14261</text:p>
          </table:table-cell>
          <table:table-cell table:style-name="ce1" table:formula="of:=((PI()/2)*(([.I50]*([.E50]+(EXP(-[.Q50]*[.E50])/[.Q50])-(1/[.Q50])))/[.E50])*(((([.I50]*([.E50]+(EXP(-[.Q50]*[.E50])/[.Q50])-(1/[.Q50])))/[.E50])/[.I50])*[.O50])*[.$E50]^2)/10000" office:value-type="float" office:value="0.347274510999914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0])-0.00041*([.J$2])-0.000052*([.K50]*[.J$2]))/(1+EXP(4.6835-0.7043*([.K50])-0.00041*([.J$2])-0.000052*([.K50]*[.J$2])))" office:value-type="float" office:value="0.937013976476524" calcext:value-type="float">
            <text:p>0.937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1]" office:value-type="float" office:value="4.09358177246537" calcext:value-type="float">
            <text:p>4.09358177246537</text:p>
          </table:table-cell>
          <table:table-cell table:style-name="ce3" table:formula="of:=[.I51]*(1-EXP(-[.Q51]*[.E51]))" office:value-type="float" office:value="12.2710070992493" calcext:value-type="float">
            <text:p>12.27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1]*[.G51]" office:value-type="float" office:value="15069.711297384" calcext:value-type="float">
            <text:p>15070</text:p>
          </table:table-cell>
          <table:table-cell table:style-name="ce1" table:formula="of:=((PI()/2)*(([.I51]*([.E51]+(EXP(-[.Q51]*[.E51])/[.Q51])-(1/[.Q51])))/[.E51])*(((([.I51]*([.E51]+(EXP(-[.Q51]*[.E51])/[.Q51])-(1/[.Q51])))/[.E51])/[.I51])*[.O51])*[.$E51]^2)/10000" office:value-type="float" office:value="0.532215139591613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1])-0.00041*([.J$2])-0.000052*([.K51]*[.J$2]))/(1+EXP(4.6835-0.7043*([.K51])-0.00041*([.J$2])-0.000052*([.K51]*[.J$2])))" office:value-type="float" office:value="0.926249765731506" calcext:value-type="float">
            <text:p>0.926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2]" office:value-type="float" office:value="4.09358177246537" calcext:value-type="float">
            <text:p>4.09358177246537</text:p>
          </table:table-cell>
          <table:table-cell table:style-name="ce3" table:formula="of:=[.I52]*(1-EXP(-[.Q52]*[.E52]))" office:value-type="float" office:value="12.8053644303083" calcext:value-type="float">
            <text:p>12.81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2]*[.G52]" office:value-type="float" office:value="15725.9419265059" calcext:value-type="float">
            <text:p>15726</text:p>
          </table:table-cell>
          <table:table-cell table:style-name="ce1" table:formula="of:=((PI()/2)*(([.I52]*([.E52]+(EXP(-[.Q52]*[.E52])/[.Q52])-(1/[.Q52])))/[.E52])*(((([.I52]*([.E52]+(EXP(-[.Q52]*[.E52])/[.Q52])-(1/[.Q52])))/[.E52])/[.I52])*[.O52])*[.$E52]^2)/10000" office:value-type="float" office:value="0.768664166641307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2])-0.00041*([.J$2])-0.000052*([.K52]*[.J$2]))/(1+EXP(4.6835-0.7043*([.K52])-0.00041*([.J$2])-0.000052*([.K52]*[.J$2])))" office:value-type="float" office:value="0.910027827678567" calcext:value-type="float">
            <text:p>0.910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3]" office:value-type="float" office:value="4.09358177246537" calcext:value-type="float">
            <text:p>4.09358177246537</text:p>
          </table:table-cell>
          <table:table-cell table:style-name="ce3" table:formula="of:=[.I53]*(1-EXP(-[.Q53]*[.E53]))" office:value-type="float" office:value="13.2387891089096" calcext:value-type="float">
            <text:p>13.24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3]*[.G53]" office:value-type="float" office:value="16258.2197357236" calcext:value-type="float">
            <text:p>16258</text:p>
          </table:table-cell>
          <table:table-cell table:style-name="ce1" table:formula="of:=((PI()/2)*(([.I53]*([.E53]+(EXP(-[.Q53]*[.E53])/[.Q53])-(1/[.Q53])))/[.E53])*(((([.I53]*([.E53]+(EXP(-[.Q53]*[.E53])/[.Q53])-(1/[.Q53])))/[.E53])/[.I53])*[.O53])*[.$E53]^2)/10000" office:value-type="float" office:value="1.06006663337352" calcext:value-type="float">
            <text:p>1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3])-0.00041*([.J$2])-0.000052*([.K53]*[.J$2]))/(1+EXP(4.6835-0.7043*([.K53])-0.00041*([.J$2])-0.000052*([.K53]*[.J$2])))" office:value-type="float" office:value="0.885661976392628" calcext:value-type="float">
            <text:p>0.886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4]" office:value-type="float" office:value="4.09358177246537" calcext:value-type="float">
            <text:p>4.09358177246537</text:p>
          </table:table-cell>
          <table:table-cell table:style-name="ce3" table:formula="of:=[.I54]*(1-EXP(-[.Q54]*[.E54]))" office:value-type="float" office:value="13.5903459063965" calcext:value-type="float">
            <text:p>13.59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4]*[.G54]" office:value-type="float" office:value="16689.9576851772" calcext:value-type="float">
            <text:p>16690</text:p>
          </table:table-cell>
          <table:table-cell table:style-name="ce1" table:formula="of:=((PI()/2)*(([.I54]*([.E54]+(EXP(-[.Q54]*[.E54])/[.Q54])-(1/[.Q54])))/[.E54])*(((([.I54]*([.E54]+(EXP(-[.Q54]*[.E54])/[.Q54])-(1/[.Q54])))/[.E54])/[.I54])*[.O54])*[.$E54]^2)/10000" office:value-type="float" office:value="1.40907265416841" calcext:value-type="float">
            <text:p>1.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4])-0.00041*([.J$2])-0.000052*([.K54]*[.J$2]))/(1+EXP(4.6835-0.7043*([.K54])-0.00041*([.J$2])-0.000052*([.K54]*[.J$2])))" office:value-type="float" office:value="0.849110003895193" calcext:value-type="float">
            <text:p>0.849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5]" office:value-type="float" office:value="4.09358177246537" calcext:value-type="float">
            <text:p>4.09358177246537</text:p>
          </table:table-cell>
          <table:table-cell table:style-name="ce3" table:formula="of:=[.I55]*(1-EXP(-[.Q55]*[.E55]))" office:value-type="float" office:value="13.8754985245123" calcext:value-type="float">
            <text:p>13.88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5]*[.G55]" office:value-type="float" office:value="17040.1463531441" calcext:value-type="float">
            <text:p>17040</text:p>
          </table:table-cell>
          <table:table-cell table:style-name="ce1" table:formula="of:=((PI()/2)*(([.I55]*([.E55]+(EXP(-[.Q55]*[.E55])/[.Q55])-(1/[.Q55])))/[.E55])*(((([.I55]*([.E55]+(EXP(-[.Q55]*[.E55])/[.Q55])-(1/[.Q55])))/[.E55])/[.I55])*[.O55])*[.$E55]^2)/10000" office:value-type="float" office:value="1.8176789058141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5])-0.00041*([.J$2])-0.000052*([.K55]*[.J$2]))/(1+EXP(4.6835-0.7043*([.K55])-0.00041*([.J$2])-0.000052*([.K55]*[.J$2])))" office:value-type="float" office:value="0.794706328800553" calcext:value-type="float">
            <text:p>0.795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6]" office:value-type="float" office:value="4.09358177246537" calcext:value-type="float">
            <text:p>4.09358177246537</text:p>
          </table:table-cell>
          <table:table-cell table:style-name="ce3" table:formula="of:=[.I56]*(1-EXP(-[.Q56]*[.E56]))" office:value-type="float" office:value="14.1067897872602" calcext:value-type="float">
            <text:p>14.11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6]*[.G56]" office:value-type="float" office:value="17324.1892623387" calcext:value-type="float">
            <text:p>17324</text:p>
          </table:table-cell>
          <table:table-cell table:style-name="ce1" table:formula="of:=((PI()/2)*(([.I56]*([.E56]+(EXP(-[.Q56]*[.E56])/[.Q56])-(1/[.Q56])))/[.E56])*(((([.I56]*([.E56]+(EXP(-[.Q56]*[.E56])/[.Q56])-(1/[.Q56])))/[.E56])/[.I56])*[.O56])*[.$E56]^2)/10000" office:value-type="float" office:value="2.28735730858755" calcext:value-type="float">
            <text:p>2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6])-0.00041*([.J$2])-0.000052*([.K56]*[.J$2]))/(1+EXP(4.6835-0.7043*([.K56])-0.00041*([.J$2])-0.000052*([.K56]*[.J$2])))" office:value-type="float" office:value="0.715756540953528" calcext:value-type="float">
            <text:p>0.716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7]" office:value-type="float" office:value="4.09358177246537" calcext:value-type="float">
            <text:p>4.09358177246537</text:p>
          </table:table-cell>
          <table:table-cell table:style-name="ce3" table:formula="of:=[.I57]*(1-EXP(-[.Q57]*[.E57]))" office:value-type="float" office:value="14.2943933539992" calcext:value-type="float">
            <text:p>14.29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7]*[.G57]" office:value-type="float" office:value="17554.5804247144" calcext:value-type="float">
            <text:p>17555</text:p>
          </table:table-cell>
          <table:table-cell table:style-name="ce1" table:formula="of:=((PI()/2)*(([.I57]*([.E57]+(EXP(-[.Q57]*[.E57])/[.Q57])-(1/[.Q57])))/[.E57])*(((([.I57]*([.E57]+(EXP(-[.Q57]*[.E57])/[.Q57])-(1/[.Q57])))/[.E57])/[.I57])*[.O57])*[.$E57]^2)/10000" office:value-type="float" office:value="2.81916648837096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7])-0.00041*([.J$2])-0.000052*([.K57]*[.J$2]))/(1+EXP(4.6835-0.7043*([.K57])-0.00041*([.J$2])-0.000052*([.K57]*[.J$2])))" office:value-type="float" office:value="0.607449025382698" calcext:value-type="float">
            <text:p>0.607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8]" office:value-type="float" office:value="4.09358177246537" calcext:value-type="float">
            <text:p>4.09358177246537</text:p>
          </table:table-cell>
          <table:table-cell table:style-name="ce3" table:formula="of:=[.I58]*(1-EXP(-[.Q58]*[.E58]))" office:value-type="float" office:value="14.4465612216266" calcext:value-type="float">
            <text:p>14.45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8]*[.G58]" office:value-type="float" office:value="17741.4539074967" calcext:value-type="float">
            <text:p>17741</text:p>
          </table:table-cell>
          <table:table-cell table:style-name="ce1" table:formula="of:=((PI()/2)*(([.I58]*([.E58]+(EXP(-[.Q58]*[.E58])/[.Q58])-(1/[.Q58])))/[.E58])*(((([.I58]*([.E58]+(EXP(-[.Q58]*[.E58])/[.Q58])-(1/[.Q58])))/[.E58])/[.I58])*[.O58])*[.$E58]^2)/10000" office:value-type="float" office:value="3.41384516950417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8])-0.00041*([.J$2])-0.000052*([.K58]*[.J$2]))/(1+EXP(4.6835-0.7043*([.K58])-0.00041*([.J$2])-0.000052*([.K58]*[.J$2])))" office:value-type="float" office:value="0.473059492242132" calcext:value-type="float">
            <text:p>0.473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59]" office:value-type="float" office:value="4.09358177246537" calcext:value-type="float">
            <text:p>4.09358177246537</text:p>
          </table:table-cell>
          <table:table-cell table:style-name="ce3" table:formula="of:=[.I59]*(1-EXP(-[.Q59]*[.E59]))" office:value-type="float" office:value="14.7128229882332" calcext:value-type="float">
            <text:p>14.71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59]*[.G59]" office:value-type="float" office:value="18068.4432018423" calcext:value-type="float">
            <text:p>18068</text:p>
          </table:table-cell>
          <table:table-cell table:style-name="ce1" table:formula="of:=((PI()/2)*(([.I59]*([.E59]+(EXP(-[.Q59]*[.E59])/[.Q59])-(1/[.Q59])))/[.E59])*(((([.I59]*([.E59]+(EXP(-[.Q59]*[.E59])/[.Q59])-(1/[.Q59])))/[.E59])/[.I59])*[.O59])*[.$E59]^2)/10000" office:value-type="float" office:value="5.17840897113937" calcext:value-type="float">
            <text:p>5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59])-0.00041*([.J$2])-0.000052*([.K59]*[.J$2]))/(1+EXP(4.6835-0.7043*([.K59])-0.00041*([.J$2])-0.000052*([.K59]*[.J$2])))" office:value-type="float" office:value="0.151428160137708" calcext:value-type="float">
            <text:p>0.151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0]" office:value-type="float" office:value="4.09358177246537" calcext:value-type="float">
            <text:p>4.09358177246537</text:p>
          </table:table-cell>
          <table:table-cell table:style-name="ce3" table:formula="of:=[.I60]*(1-EXP(-[.Q60]*[.E60]))" office:value-type="float" office:value="14.8705890078733" calcext:value-type="float">
            <text:p>14.87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60]*[.G60]" office:value-type="float" office:value="18262.1916325362" calcext:value-type="float">
            <text:p>18262</text:p>
          </table:table-cell>
          <table:table-cell table:style-name="ce1" table:formula="of:=((PI()/2)*(([.I60]*([.E60]+(EXP(-[.Q60]*[.E60])/[.Q60])-(1/[.Q60])))/[.E60])*(((([.I60]*([.E60]+(EXP(-[.Q60]*[.E60])/[.Q60])-(1/[.Q60])))/[.E60])/[.I60])*[.O60])*[.$E60]^2)/10000" office:value-type="float" office:value="7.34217204072779" calcext:value-type="float">
            <text:p>7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0])-0.00041*([.J$2])-0.000052*([.K60]*[.J$2]))/(1+EXP(4.6835-0.7043*([.K60])-0.00041*([.J$2])-0.000052*([.K60]*[.J$2])))" office:value-type="float" office:value="0.0240209640752084" calcext:value-type="float">
            <text:p>0.024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1]" office:value-type="float" office:value="4.09358177246537" calcext:value-type="float">
            <text:p>4.09358177246537</text:p>
          </table:table-cell>
          <table:table-cell table:style-name="ce3" table:formula="of:=[.I61]*(1-EXP(-[.Q61]*[.E61]))" office:value-type="float" office:value="14.9640688839753" calcext:value-type="float">
            <text:p>14.96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61]*[.G61]" office:value-type="float" office:value="18376.9918876073" calcext:value-type="float">
            <text:p>18377</text:p>
          </table:table-cell>
          <table:table-cell table:style-name="ce1" table:formula="of:=((PI()/2)*(([.I61]*([.E61]+(EXP(-[.Q61]*[.E61])/[.Q61])-(1/[.Q61])))/[.E61])*(((([.I61]*([.E61]+(EXP(-[.Q61]*[.E61])/[.Q61])-(1/[.Q61])))/[.E61])/[.I61])*[.O61])*[.$E61]^2)/10000" office:value-type="float" office:value="9.90536720130655" calcext:value-type="float">
            <text:p>9.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1])-0.00041*([.J$2])-0.000052*([.K61]*[.J$2]))/(1+EXP(4.6835-0.7043*([.K61])-0.00041*([.J$2])-0.000052*([.K61]*[.J$2])))" office:value-type="float" office:value="0.00234928583567619" calcext:value-type="float">
            <text:p>0.002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2]" office:value-type="float" office:value="4.09358177246537" calcext:value-type="float">
            <text:p>4.09358177246537</text:p>
          </table:table-cell>
          <table:table-cell table:style-name="ce3" table:formula="of:=[.I62]*(1-EXP(-[.Q62]*[.E62]))" office:value-type="float" office:value="15.019457790002" calcext:value-type="float">
            <text:p>15.02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62]*[.G62]" office:value-type="float" office:value="18445.0135924396" calcext:value-type="float">
            <text:p>18445</text:p>
          </table:table-cell>
          <table:table-cell table:style-name="ce1" table:formula="of:=((PI()/2)*(([.I62]*([.E62]+(EXP(-[.Q62]*[.E62])/[.Q62])-(1/[.Q62])))/[.E62])*(((([.I62]*([.E62]+(EXP(-[.Q62]*[.E62])/[.Q62])-(1/[.Q62])))/[.E62])/[.I62])*[.O62])*[.$E62]^2)/10000" office:value-type="float" office:value="12.8669206195842" calcext:value-type="float">
            <text:p>12.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2])-0.00041*([.J$2])-0.000052*([.K62]*[.J$2]))/(1+EXP(4.6835-0.7043*([.K62])-0.00041*([.J$2])-0.000052*([.K62]*[.J$2])))" office:value-type="float" office:value="0.000156422516647678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3]" office:value-type="float" office:value="4.09358177246537" calcext:value-type="float">
            <text:p>4.09358177246537</text:p>
          </table:table-cell>
          <table:table-cell table:style-name="ce3" table:formula="of:=[.I63]*(1-EXP(-[.Q63]*[.E63]))" office:value-type="float" office:value="15.0522769489351" calcext:value-type="float">
            <text:p>15.05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63]*[.G63]" office:value-type="float" office:value="18485.3179656784" calcext:value-type="float">
            <text:p>18485</text:p>
          </table:table-cell>
          <table:table-cell table:style-name="ce1" table:formula="of:=((PI()/2)*(([.I63]*([.E63]+(EXP(-[.Q63]*[.E63])/[.Q63])-(1/[.Q63])))/[.E63])*(((([.I63]*([.E63]+(EXP(-[.Q63]*[.E63])/[.Q63])-(1/[.Q63])))/[.E63])/[.I63])*[.O63])*[.$E63]^2)/10000" office:value-type="float" office:value="16.2254566558411" calcext:value-type="float">
            <text:p>16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3])-0.00041*([.J$2])-0.000052*([.K63]*[.J$2]))/(1+EXP(4.6835-0.7043*([.K63])-0.00041*([.J$2])-0.000052*([.K63]*[.J$2])))" office:value-type="float" office:value="0.00000722642320110511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arallel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4]" office:value-type="float" office:value="4.09358177246537" calcext:value-type="float">
            <text:p>4.09358177246537</text:p>
          </table:table-cell>
          <table:table-cell table:style-name="ce3" table:formula="of:=[.I64]*(1-EXP(-[.Q64]*[.E64]))" office:value-type="float" office:value="15.0717230306568" calcext:value-type="float">
            <text:p>15.07</text:p>
          </table:table-cell>
          <table:table-cell table:style-name="ce3" office:value-type="float" office:value="15.1" calcext:value-type="float">
            <text:p>15.10</text:p>
          </table:table-cell>
          <table:table-cell table:style-name="ce4" table:formula="of:=300*[.H64]*[.G64]" office:value-type="float" office:value="18509.199203383" calcext:value-type="float">
            <text:p>18509</text:p>
          </table:table-cell>
          <table:table-cell table:style-name="ce1" table:formula="of:=((PI()/2)*(([.I64]*([.E64]+(EXP(-[.Q64]*[.E64])/[.Q64])-(1/[.Q64])))/[.E64])*(((([.I64]*([.E64]+(EXP(-[.Q64]*[.E64])/[.Q64])-(1/[.Q64])))/[.E64])/[.I64])*[.O64])*[.$E64]^2)/10000" office:value-type="float" office:value="19.9797146210982" calcext:value-type="float">
            <text:p>2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4])-0.00041*([.J$2])-0.000052*([.K64]*[.J$2]))/(1+EXP(4.6835-0.7043*([.K64])-0.00041*([.J$2])-0.000052*([.K64]*[.J$2])))" office:value-type="float" office:value="0.000000232346690636987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5]" office:value-type="float" office:value="4.09358177246537" calcext:value-type="float">
            <text:p>4.09358177246537</text:p>
          </table:table-cell>
          <table:table-cell table:style-name="ce3" table:formula="of:=[.I65]*(1-EXP(-[.Q65]*[.E65]))" office:value-type="float" office:value="4.7599287856512" calcext:value-type="float">
            <text:p>4.76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65]*[.G65]" office:value-type="float" office:value="5845.54731455249" calcext:value-type="float">
            <text:p>5846</text:p>
          </table:table-cell>
          <table:table-cell table:style-name="ce1" table:formula="of:=((PI()/2)*(([.I65]*([.E65]+(EXP(-[.Q65]*[.E65])/[.Q65])-(1/[.Q65])))/[.E65])*(((([.I65]*([.E65]+(EXP(-[.Q65]*[.E65])/[.Q65])-(1/[.Q65])))/[.E65])/[.I65])*[.O65])*[.$E65]^2)/10000" office:value-type="float" office:value="0.000500277624833864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5])-0.00041*([.J$2])-0.000052*([.K65]*[.J$2]))/(1+EXP(4.6835-0.7043*([.K65])-0.00041*([.J$2])-0.000052*([.K65]*[.J$2])))" office:value-type="float" office:value="0.953348724761635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6]" office:value-type="float" office:value="4.09358177246537" calcext:value-type="float">
            <text:p>4.09358177246537</text:p>
          </table:table-cell>
          <table:table-cell table:style-name="ce3" table:formula="of:=[.I66]*(1-EXP(-[.Q66]*[.E66]))" office:value-type="float" office:value="8.62077336318847" calcext:value-type="float">
            <text:p>8.62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66]*[.G66]" office:value-type="float" office:value="10586.952211231" calcext:value-type="float">
            <text:p>10587</text:p>
          </table:table-cell>
          <table:table-cell table:style-name="ce1" table:formula="of:=((PI()/2)*(([.I66]*([.E66]+(EXP(-[.Q66]*[.E66])/[.Q66])-(1/[.Q66])))/[.E66])*(((([.I66]*([.E66]+(EXP(-[.Q66]*[.E66])/[.Q66])-(1/[.Q66])))/[.E66])/[.I66])*[.O66])*[.$E66]^2)/10000" office:value-type="float" office:value="0.00701165542410085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6])-0.00041*([.J$2])-0.000052*([.K66]*[.J$2]))/(1+EXP(4.6835-0.7043*([.K66])-0.00041*([.J$2])-0.000052*([.K66]*[.J$2])))" office:value-type="float" office:value="0.9530828650422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7]" office:value-type="float" office:value="4.09358177246537" calcext:value-type="float">
            <text:p>4.09358177246537</text:p>
          </table:table-cell>
          <table:table-cell table:style-name="ce3" table:formula="of:=[.I67]*(1-EXP(-[.Q67]*[.E67]))" office:value-type="float" office:value="11.7523582089184" calcext:value-type="float">
            <text:p>11.75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67]*[.G67]" office:value-type="float" office:value="14432.7718042536" calcext:value-type="float">
            <text:p>14433</text:p>
          </table:table-cell>
          <table:table-cell table:style-name="ce1" table:formula="of:=((PI()/2)*(([.I67]*([.E67]+(EXP(-[.Q67]*[.E67])/[.Q67])-(1/[.Q67])))/[.E67])*(((([.I67]*([.E67]+(EXP(-[.Q67]*[.E67])/[.Q67])-(1/[.Q67])))/[.E67])/[.I67])*[.O67])*[.$E67]^2)/10000" office:value-type="float" office:value="0.0312367862991446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7])-0.00041*([.J$2])-0.000052*([.K67]*[.J$2]))/(1+EXP(4.6835-0.7043*([.K67])-0.00041*([.J$2])-0.000052*([.K67]*[.J$2])))" office:value-type="float" office:value="0.95208105129926" calcext:value-type="float">
            <text:p>0.952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8]" office:value-type="float" office:value="4.09358177246537" calcext:value-type="float">
            <text:p>4.09358177246537</text:p>
          </table:table-cell>
          <table:table-cell table:style-name="ce3" table:formula="of:=[.I68]*(1-EXP(-[.Q68]*[.E68]))" office:value-type="float" office:value="14.2924303224301" calcext:value-type="float">
            <text:p>14.29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68]*[.G68]" office:value-type="float" office:value="17552.1696756394" calcext:value-type="float">
            <text:p>17552</text:p>
          </table:table-cell>
          <table:table-cell table:style-name="ce1" table:formula="of:=((PI()/2)*(([.I68]*([.E68]+(EXP(-[.Q68]*[.E68])/[.Q68])-(1/[.Q68])))/[.E68])*(((([.I68]*([.E68]+(EXP(-[.Q68]*[.E68])/[.Q68])-(1/[.Q68])))/[.E68])/[.I68])*[.O68])*[.$E68]^2)/10000" office:value-type="float" office:value="0.0872626686857645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8])-0.00041*([.J$2])-0.000052*([.K68]*[.J$2]))/(1+EXP(4.6835-0.7043*([.K68])-0.00041*([.J$2])-0.000052*([.K68]*[.J$2])))" office:value-type="float" office:value="0.949685792270115" calcext:value-type="float">
            <text:p>0.950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69]" office:value-type="float" office:value="4.09358177246537" calcext:value-type="float">
            <text:p>4.09358177246537</text:p>
          </table:table-cell>
          <table:table-cell table:style-name="ce3" table:formula="of:=[.I69]*(1-EXP(-[.Q69]*[.E69]))" office:value-type="float" office:value="16.352718214881" calcext:value-type="float">
            <text:p>16.35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69]*[.G69]" office:value-type="float" office:value="20082.3567644098" calcext:value-type="float">
            <text:p>20082</text:p>
          </table:table-cell>
          <table:table-cell table:style-name="ce1" table:formula="of:=((PI()/2)*(([.I69]*([.E69]+(EXP(-[.Q69]*[.E69])/[.Q69])-(1/[.Q69])))/[.E69])*(((([.I69]*([.E69]+(EXP(-[.Q69]*[.E69])/[.Q69])-(1/[.Q69])))/[.E69])/[.I69])*[.O69])*[.$E69]^2)/10000" office:value-type="float" office:value="0.189119402077021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69])-0.00041*([.J$2])-0.000052*([.K69]*[.J$2]))/(1+EXP(4.6835-0.7043*([.K69])-0.00041*([.J$2])-0.000052*([.K69]*[.J$2])))" office:value-type="float" office:value="0.945038202139208" calcext:value-type="float">
            <text:p>0.945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0]" office:value-type="float" office:value="4.09358177246537" calcext:value-type="float">
            <text:p>4.09358177246537</text:p>
          </table:table-cell>
          <table:table-cell table:style-name="ce3" table:formula="of:=[.I70]*(1-EXP(-[.Q70]*[.E70]))" office:value-type="float" office:value="18.0238464388395" calcext:value-type="float">
            <text:p>18.02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0]*[.G70]" office:value-type="float" office:value="22134.6267755245" calcext:value-type="float">
            <text:p>22135</text:p>
          </table:table-cell>
          <table:table-cell table:style-name="ce1" table:formula="of:=((PI()/2)*(([.I70]*([.E70]+(EXP(-[.Q70]*[.E70])/[.Q70])-(1/[.Q70])))/[.E70])*(((([.I70]*([.E70]+(EXP(-[.Q70]*[.E70])/[.Q70])-(1/[.Q70])))/[.E70])/[.I70])*[.O70])*[.$E70]^2)/10000" office:value-type="float" office:value="0.349560272555437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0])-0.00041*([.J$2])-0.000052*([.K70]*[.J$2]))/(1+EXP(4.6835-0.7043*([.K70])-0.00041*([.J$2])-0.000052*([.K70]*[.J$2])))" office:value-type="float" office:value="0.936890350801425" calcext:value-type="float">
            <text:p>0.937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1]" office:value-type="float" office:value="4.09358177246537" calcext:value-type="float">
            <text:p>4.09358177246537</text:p>
          </table:table-cell>
          <table:table-cell table:style-name="ce3" table:formula="of:=[.I71]*(1-EXP(-[.Q71]*[.E71]))" office:value-type="float" office:value="19.3793218319356" calcext:value-type="float">
            <text:p>19.38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1]*[.G71]" office:value-type="float" office:value="23799.2515841855" calcext:value-type="float">
            <text:p>23799</text:p>
          </table:table-cell>
          <table:table-cell table:style-name="ce1" table:formula="of:=((PI()/2)*(([.I71]*([.E71]+(EXP(-[.Q71]*[.E71])/[.Q71])-(1/[.Q71])))/[.E71])*(((([.I71]*([.E71]+(EXP(-[.Q71]*[.E71])/[.Q71])-(1/[.Q71])))/[.E71])/[.I71])*[.O71])*[.$E71]^2)/10000" office:value-type="float" office:value="0.579557462066081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1])-0.00041*([.J$2])-0.000052*([.K71]*[.J$2]))/(1+EXP(4.6835-0.7043*([.K71])-0.00041*([.J$2])-0.000052*([.K71]*[.J$2])))" office:value-type="float" office:value="0.923233559134558" calcext:value-type="float">
            <text:p>0.923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2]" office:value-type="float" office:value="4.09358177246537" calcext:value-type="float">
            <text:p>4.09358177246537</text:p>
          </table:table-cell>
          <table:table-cell table:style-name="ce3" table:formula="of:=[.I72]*(1-EXP(-[.Q72]*[.E72]))" office:value-type="float" office:value="20.4787668146412" calcext:value-type="float">
            <text:p>20.48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2]*[.G72]" office:value-type="float" office:value="25149.4519664952" calcext:value-type="float">
            <text:p>25149</text:p>
          </table:table-cell>
          <table:table-cell table:style-name="ce1" table:formula="of:=((PI()/2)*(([.I72]*([.E72]+(EXP(-[.Q72]*[.E72])/[.Q72])-(1/[.Q72])))/[.E72])*(((([.I72]*([.E72]+(EXP(-[.Q72]*[.E72])/[.Q72])-(1/[.Q72])))/[.E72])/[.I72])*[.O72])*[.$E72]^2)/10000" office:value-type="float" office:value="0.888200100510507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2])-0.00041*([.J$2])-0.000052*([.K72]*[.J$2]))/(1+EXP(4.6835-0.7043*([.K72])-0.00041*([.J$2])-0.000052*([.K72]*[.J$2])))" office:value-type="float" office:value="0.900655708989964" calcext:value-type="float">
            <text:p>0.901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3]" office:value-type="float" office:value="4.09358177246537" calcext:value-type="float">
            <text:p>4.09358177246537</text:p>
          </table:table-cell>
          <table:table-cell table:style-name="ce3" table:formula="of:=[.I73]*(1-EXP(-[.Q73]*[.E73]))" office:value-type="float" office:value="21.3705419631635" calcext:value-type="float">
            <text:p>21.37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3]*[.G73]" office:value-type="float" office:value="26244.6183144337" calcext:value-type="float">
            <text:p>26245</text:p>
          </table:table-cell>
          <table:table-cell table:style-name="ce1" table:formula="of:=((PI()/2)*(([.I73]*([.E73]+(EXP(-[.Q73]*[.E73])/[.Q73])-(1/[.Q73])))/[.E73])*(((([.I73]*([.E73]+(EXP(-[.Q73]*[.E73])/[.Q73])-(1/[.Q73])))/[.E73])/[.I73])*[.O73])*[.$E73]^2)/10000" office:value-type="float" office:value="1.28280377479212" calcext:value-type="float">
            <text:p>1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3])-0.00041*([.J$2])-0.000052*([.K73]*[.J$2]))/(1+EXP(4.6835-0.7043*([.K73])-0.00041*([.J$2])-0.000052*([.K73]*[.J$2])))" office:value-type="float" office:value="0.86333207567844" calcext:value-type="float">
            <text:p>0.863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4]" office:value-type="float" office:value="4.09358177246537" calcext:value-type="float">
            <text:p>4.09358177246537</text:p>
          </table:table-cell>
          <table:table-cell table:style-name="ce3" table:formula="of:=[.I74]*(1-EXP(-[.Q74]*[.E74]))" office:value-type="float" office:value="22.0938732148691" calcext:value-type="float">
            <text:p>22.09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4]*[.G74]" office:value-type="float" office:value="27132.9230026647" calcext:value-type="float">
            <text:p>27133</text:p>
          </table:table-cell>
          <table:table-cell table:style-name="ce1" table:formula="of:=((PI()/2)*(([.I74]*([.E74]+(EXP(-[.Q74]*[.E74])/[.Q74])-(1/[.Q74])))/[.E74])*(((([.I74]*([.E74]+(EXP(-[.Q74]*[.E74])/[.Q74])-(1/[.Q74])))/[.E74])/[.I74])*[.O74])*[.$E74]^2)/10000" office:value-type="float" office:value="1.76911782523262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4])-0.00041*([.J$2])-0.000052*([.K74]*[.J$2]))/(1+EXP(4.6835-0.7043*([.K74])-0.00041*([.J$2])-0.000052*([.K74]*[.J$2])))" office:value-type="float" office:value="0.80186507023127" calcext:value-type="float">
            <text:p>0.802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5]" office:value-type="float" office:value="4.09358177246537" calcext:value-type="float">
            <text:p>4.09358177246537</text:p>
          </table:table-cell>
          <table:table-cell table:style-name="ce3" table:formula="of:=[.I75]*(1-EXP(-[.Q75]*[.E75]))" office:value-type="float" office:value="22.6805772742511" calcext:value-type="float">
            <text:p>22.68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5]*[.G75]" office:value-type="float" office:value="27853.43931566" calcext:value-type="float">
            <text:p>27853</text:p>
          </table:table-cell>
          <table:table-cell table:style-name="ce1" table:formula="of:=((PI()/2)*(([.I75]*([.E75]+(EXP(-[.Q75]*[.E75])/[.Q75])-(1/[.Q75])))/[.E75])*(((([.I75]*([.E75]+(EXP(-[.Q75]*[.E75])/[.Q75])-(1/[.Q75])))/[.E75])/[.I75])*[.O75])*[.$E75]^2)/10000" office:value-type="float" office:value="2.35156495927443" calcext:value-type="float">
            <text:p>2.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5])-0.00041*([.J$2])-0.000052*([.K75]*[.J$2]))/(1+EXP(4.6835-0.7043*([.K75])-0.00041*([.J$2])-0.000052*([.K75]*[.J$2])))" office:value-type="float" office:value="0.703646382122739" calcext:value-type="float">
            <text:p>0.704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6]" office:value-type="float" office:value="4.09358177246537" calcext:value-type="float">
            <text:p>4.09358177246537</text:p>
          </table:table-cell>
          <table:table-cell table:style-name="ce3" table:formula="of:=[.I76]*(1-EXP(-[.Q76]*[.E76]))" office:value-type="float" office:value="23.1564611137557" calcext:value-type="float">
            <text:p>23.16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6]*[.G76]" office:value-type="float" office:value="28437.860139022" calcext:value-type="float">
            <text:p>28438</text:p>
          </table:table-cell>
          <table:table-cell table:style-name="ce1" table:formula="of:=((PI()/2)*(([.I76]*([.E76]+(EXP(-[.Q76]*[.E76])/[.Q76])-(1/[.Q76])))/[.E76])*(((([.I76]*([.E76]+(EXP(-[.Q76]*[.E76])/[.Q76])-(1/[.Q76])))/[.E76])/[.I76])*[.O76])*[.$E76]^2)/10000" office:value-type="float" office:value="3.03347737923956" calcext:value-type="float">
            <text:p>3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6])-0.00041*([.J$2])-0.000052*([.K76]*[.J$2]))/(1+EXP(4.6835-0.7043*([.K76])-0.00041*([.J$2])-0.000052*([.K76]*[.J$2])))" office:value-type="float" office:value="0.559808725620962" calcext:value-type="float">
            <text:p>0.560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7]" office:value-type="float" office:value="4.09358177246537" calcext:value-type="float">
            <text:p>4.09358177246537</text:p>
          </table:table-cell>
          <table:table-cell table:style-name="ce3" table:formula="of:=[.I77]*(1-EXP(-[.Q77]*[.E77]))" office:value-type="float" office:value="23.5424571284078" calcext:value-type="float">
            <text:p>23.54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7]*[.G77]" office:value-type="float" office:value="28911.8920139693" calcext:value-type="float">
            <text:p>28912</text:p>
          </table:table-cell>
          <table:table-cell table:style-name="ce1" table:formula="of:=((PI()/2)*(([.I77]*([.E77]+(EXP(-[.Q77]*[.E77])/[.Q77])-(1/[.Q77])))/[.E77])*(((([.I77]*([.E77]+(EXP(-[.Q77]*[.E77])/[.Q77])-(1/[.Q77])))/[.E77])/[.I77])*[.O77])*[.$E77]^2)/10000" office:value-type="float" office:value="3.81731153486134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7])-0.00041*([.J$2])-0.000052*([.K77]*[.J$2]))/(1+EXP(4.6835-0.7043*([.K77])-0.00041*([.J$2])-0.000052*([.K77]*[.J$2])))" office:value-type="float" office:value="0.382897664594439" calcext:value-type="float">
            <text:p>0.383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8]" office:value-type="float" office:value="4.09358177246537" calcext:value-type="float">
            <text:p>4.09358177246537</text:p>
          </table:table-cell>
          <table:table-cell table:style-name="ce3" table:formula="of:=[.I78]*(1-EXP(-[.Q78]*[.E78]))" office:value-type="float" office:value="23.8555438755483" calcext:value-type="float">
            <text:p>23.86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8]*[.G78]" office:value-type="float" office:value="29296.3858743577" calcext:value-type="float">
            <text:p>29296</text:p>
          </table:table-cell>
          <table:table-cell table:style-name="ce1" table:formula="of:=((PI()/2)*(([.I78]*([.E78]+(EXP(-[.Q78]*[.E78])/[.Q78])-(1/[.Q78])))/[.E78])*(((([.I78]*([.E78]+(EXP(-[.Q78]*[.E78])/[.Q78])-(1/[.Q78])))/[.E78])/[.I78])*[.O78])*[.$E78]^2)/10000" office:value-type="float" office:value="4.70483413953299" calcext:value-type="float">
            <text:p>4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8])-0.00041*([.J$2])-0.000052*([.K78]*[.J$2]))/(1+EXP(4.6835-0.7043*([.K78])-0.00041*([.J$2])-0.000052*([.K78]*[.J$2])))" office:value-type="float" office:value="0.215877559006089" calcext:value-type="float">
            <text:p>0.216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79]" office:value-type="float" office:value="4.09358177246537" calcext:value-type="float">
            <text:p>4.09358177246537</text:p>
          </table:table-cell>
          <table:table-cell table:style-name="ce3" table:formula="of:=[.I79]*(1-EXP(-[.Q79]*[.E79]))" office:value-type="float" office:value="24.1094928996683" calcext:value-type="float">
            <text:p>24.11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79]*[.G79]" office:value-type="float" office:value="29608.2542032396" calcext:value-type="float">
            <text:p>29608</text:p>
          </table:table-cell>
          <table:table-cell table:style-name="ce1" table:formula="of:=((PI()/2)*(([.I79]*([.E79]+(EXP(-[.Q79]*[.E79])/[.Q79])-(1/[.Q79])))/[.E79])*(((([.I79]*([.E79]+(EXP(-[.Q79]*[.E79])/[.Q79])-(1/[.Q79])))/[.E79])/[.I79])*[.O79])*[.$E79]^2)/10000" office:value-type="float" office:value="5.69727803122551" calcext:value-type="float">
            <text:p>5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79])-0.00041*([.J$2])-0.000052*([.K79]*[.J$2]))/(1+EXP(4.6835-0.7043*([.K79])-0.00041*([.J$2])-0.000052*([.K79]*[.J$2])))" office:value-type="float" office:value="0.0998850030786121" calcext:value-type="float">
            <text:p>0.100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80]" office:value-type="float" office:value="4.09358177246537" calcext:value-type="float">
            <text:p>4.09358177246537</text:p>
          </table:table-cell>
          <table:table-cell table:style-name="ce3" table:formula="of:=[.I80]*(1-EXP(-[.Q80]*[.E80]))" office:value-type="float" office:value="24.5538502849984" calcext:value-type="float">
            <text:p>24.55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80]*[.G80]" office:value-type="float" office:value="30153.9581911539" calcext:value-type="float">
            <text:p>30154</text:p>
          </table:table-cell>
          <table:table-cell table:style-name="ce1" table:formula="of:=((PI()/2)*(([.I80]*([.E80]+(EXP(-[.Q80]*[.E80])/[.Q80])-(1/[.Q80])))/[.E80])*(((([.I80]*([.E80]+(EXP(-[.Q80]*[.E80])/[.Q80])-(1/[.Q80])))/[.E80])/[.I80])*[.O80])*[.$E80]^2)/10000" office:value-type="float" office:value="8.64211298494783" calcext:value-type="float">
            <text:p>8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0])-0.00041*([.J$2])-0.000052*([.K80]*[.J$2]))/(1+EXP(4.6835-0.7043*([.K80])-0.00041*([.J$2])-0.000052*([.K80]*[.J$2])))" office:value-type="float" office:value="0.00743054645751717" calcext:value-type="float">
            <text:p>0.007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81]" office:value-type="float" office:value="4.09358177246537" calcext:value-type="float">
            <text:p>4.09358177246537</text:p>
          </table:table-cell>
          <table:table-cell table:style-name="ce3" table:formula="of:=[.I81]*(1-EXP(-[.Q81]*[.E81]))" office:value-type="float" office:value="24.8171419204243" calcext:value-type="float">
            <text:p>24.82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81]*[.G81]" office:value-type="float" office:value="30477.2999430405" calcext:value-type="float">
            <text:p>30477</text:p>
          </table:table-cell>
          <table:table-cell table:style-name="ce1" table:formula="of:=((PI()/2)*(([.I81]*([.E81]+(EXP(-[.Q81]*[.E81])/[.Q81])-(1/[.Q81])))/[.E81])*(((([.I81]*([.E81]+(EXP(-[.Q81]*[.E81])/[.Q81])-(1/[.Q81])))/[.E81])/[.I81])*[.O81])*[.$E81]^2)/10000" office:value-type="float" office:value="12.2531612865126" calcext:value-type="float">
            <text:p>12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1])-0.00041*([.J$2])-0.000052*([.K81]*[.J$2]))/(1+EXP(4.6835-0.7043*([.K81])-0.00041*([.J$2])-0.000052*([.K81]*[.J$2])))" office:value-type="float" office:value="0.00027434345860385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82]" office:value-type="float" office:value="4.09358177246537" calcext:value-type="float">
            <text:p>4.09358177246537</text:p>
          </table:table-cell>
          <table:table-cell table:style-name="ce3" table:formula="of:=[.I82]*(1-EXP(-[.Q82]*[.E82]))" office:value-type="float" office:value="24.9731480712701" calcext:value-type="float">
            <text:p>24.97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82]*[.G82]" office:value-type="float" office:value="30668.887123689" calcext:value-type="float">
            <text:p>30669</text:p>
          </table:table-cell>
          <table:table-cell table:style-name="ce1" table:formula="of:=((PI()/2)*(([.I82]*([.E82]+(EXP(-[.Q82]*[.E82])/[.Q82])-(1/[.Q82])))/[.E82])*(((([.I82]*([.E82]+(EXP(-[.Q82]*[.E82])/[.Q82])-(1/[.Q82])))/[.E82])/[.I82])*[.O82])*[.$E82]^2)/10000" office:value-type="float" office:value="16.5308114882732" calcext:value-type="float">
            <text:p>16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2])-0.00041*([.J$2])-0.000052*([.K82]*[.J$2]))/(1+EXP(4.6835-0.7043*([.K82])-0.00041*([.J$2])-0.000052*([.K82]*[.J$2])))" office:value-type="float" office:value="0.00000546395593739898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83]" office:value-type="float" office:value="4.09358177246537" calcext:value-type="float">
            <text:p>4.09358177246537</text:p>
          </table:table-cell>
          <table:table-cell table:style-name="ce3" table:formula="of:=[.I83]*(1-EXP(-[.Q83]*[.E83]))" office:value-type="float" office:value="25.0655851859637" calcext:value-type="float">
            <text:p>25.07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83]*[.G83]" office:value-type="float" office:value="30782.4067900317" calcext:value-type="float">
            <text:p>30782</text:p>
          </table:table-cell>
          <table:table-cell table:style-name="ce1" table:formula="of:=((PI()/2)*(([.I83]*([.E83]+(EXP(-[.Q83]*[.E83])/[.Q83])-(1/[.Q83])))/[.E83])*(((([.I83]*([.E83]+(EXP(-[.Q83]*[.E83])/[.Q83])-(1/[.Q83])))/[.E83])/[.I83])*[.O83])*[.$E83]^2)/10000" office:value-type="float" office:value="21.4732714975842" calcext:value-type="float">
            <text:p>21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3])-0.00041*([.J$2])-0.000052*([.K83]*[.J$2]))/(1+EXP(4.6835-0.7043*([.K83])-0.00041*([.J$2])-0.000052*([.K83]*[.J$2])))" office:value-type="float" office:value="0.0000000591915583980383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84]" office:value-type="float" office:value="4.09358177246537" calcext:value-type="float">
            <text:p>4.09358177246537</text:p>
          </table:table-cell>
          <table:table-cell table:style-name="ce3" table:formula="of:=[.I84]*(1-EXP(-[.Q84]*[.E84]))" office:value-type="float" office:value="25.1203562326599" calcext:value-type="float">
            <text:p>25.12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84]*[.G84]" office:value-type="float" office:value="30849.669717556" calcext:value-type="float">
            <text:p>30850</text:p>
          </table:table-cell>
          <table:table-cell table:style-name="ce1" table:formula="of:=((PI()/2)*(([.I84]*([.E84]+(EXP(-[.Q84]*[.E84])/[.Q84])-(1/[.Q84])))/[.E84])*(((([.I84]*([.E84]+(EXP(-[.Q84]*[.E84])/[.Q84])-(1/[.Q84])))/[.E84])/[.I84])*[.O84])*[.$E84]^2)/10000" office:value-type="float" office:value="27.0782455448475" calcext:value-type="float">
            <text:p>27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4])-0.00041*([.J$2])-0.000052*([.K84]*[.J$2]))/(1+EXP(4.6835-0.7043*([.K84])-0.00041*([.J$2])-0.000052*([.K84]*[.J$2])))" office:value-type="float" office:value="0.00000000034960476587712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arallel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arallel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.8</text:p>
          </table:table-cell>
          <table:table-cell table:formula="of:=5*(1-EXP(-0.0115*[.L$2]))+2.5*[.P85]" office:value-type="float" office:value="4.09358177246537" calcext:value-type="float">
            <text:p>4.09358177246537</text:p>
          </table:table-cell>
          <table:table-cell table:style-name="ce3" table:formula="of:=[.I85]*(1-EXP(-[.Q85]*[.E85]))" office:value-type="float" office:value="25.1528092961955" calcext:value-type="float">
            <text:p>25.15</text:p>
          </table:table-cell>
          <table:table-cell table:style-name="ce3" office:value-type="float" office:value="25.2" calcext:value-type="float">
            <text:p>25.20</text:p>
          </table:table-cell>
          <table:table-cell table:style-name="ce4" table:formula="of:=300*[.H85]*[.G85]" office:value-type="float" office:value="30889.524498361" calcext:value-type="float">
            <text:p>30890</text:p>
          </table:table-cell>
          <table:table-cell table:style-name="ce1" table:formula="of:=((PI()/2)*(([.I85]*([.E85]+(EXP(-[.Q85]*[.E85])/[.Q85])-(1/[.Q85])))/[.E85])*(((([.I85]*([.E85]+(EXP(-[.Q85]*[.E85])/[.Q85])-(1/[.Q85])))/[.E85])/[.I85])*[.O85])*[.$E85]^2)/10000" office:value-type="float" office:value="33.3436296987864" calcext:value-type="float">
            <text:p>33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5])-0.00041*([.J$2])-0.000052*([.K85]*[.J$2]))/(1+EXP(4.6835-0.7043*([.K85])-0.00041*([.J$2])-0.000052*([.K85]*[.J$2])))" office:value-type="float" office:value="0.00000000000112797317766035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86]" office:value-type="float" office:value="4.09358177246537" calcext:value-type="float">
            <text:p>4.09358177246537</text:p>
          </table:table-cell>
          <table:table-cell table:style-name="ce3" table:formula="of:=[.I86]*(1-EXP(-[.Q86]*[.E86]))" office:value-type="float" office:value="2.22885554248747" calcext:value-type="float">
            <text:p>2.23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86]*[.G86]" office:value-type="float" office:value="2737.20072665554" calcext:value-type="float">
            <text:p>2737</text:p>
          </table:table-cell>
          <table:table-cell table:style-name="ce1" table:formula="of:=((PI()/2)*(([.I86]*([.E86]+(EXP(-[.Q86]*[.E86])/[.Q86])-(1/[.Q86])))/[.E86])*(((([.I86]*([.E86]+(EXP(-[.Q86]*[.E86])/[.Q86])-(1/[.Q86])))/[.E86])/[.I86])*[.O86])*[.$E86]^2)/10000" office:value-type="float" office:value="0.000234256983057127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6])-0.00041*([.J$2])-0.000052*([.K86]*[.J$2]))/(1+EXP(4.6835-0.7043*([.K86])-0.00041*([.J$2])-0.000052*([.K86]*[.J$2])))" office:value-type="float" office:value="0.953359555871733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87]" office:value-type="float" office:value="4.09358177246537" calcext:value-type="float">
            <text:p>4.09358177246537</text:p>
          </table:table-cell>
          <table:table-cell table:style-name="ce3" table:formula="of:=[.I87]*(1-EXP(-[.Q87]*[.E87]))" office:value-type="float" office:value="4.03671133673111" calcext:value-type="float">
            <text:p>4.04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87]*[.G87]" office:value-type="float" office:value="4957.38238462404" calcext:value-type="float">
            <text:p>4957</text:p>
          </table:table-cell>
          <table:table-cell table:style-name="ce1" table:formula="of:=((PI()/2)*(([.I87]*([.E87]+(EXP(-[.Q87]*[.E87])/[.Q87])-(1/[.Q87])))/[.E87])*(((([.I87]*([.E87]+(EXP(-[.Q87]*[.E87])/[.Q87])-(1/[.Q87])))/[.E87])/[.I87])*[.O87])*[.$E87]^2)/10000" office:value-type="float" office:value="0.00328323547636468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7])-0.00041*([.J$2])-0.000052*([.K87]*[.J$2]))/(1+EXP(4.6835-0.7043*([.K87])-0.00041*([.J$2])-0.000052*([.K87]*[.J$2])))" office:value-type="float" office:value="0.953235272296915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88]" office:value-type="float" office:value="4.09358177246537" calcext:value-type="float">
            <text:p>4.09358177246537</text:p>
          </table:table-cell>
          <table:table-cell table:style-name="ce3" table:formula="of:=[.I88]*(1-EXP(-[.Q88]*[.E88]))" office:value-type="float" office:value="5.50308836766814" calcext:value-type="float">
            <text:p>5.50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88]*[.G88]" office:value-type="float" office:value="6758.20267024575" calcext:value-type="float">
            <text:p>6758</text:p>
          </table:table-cell>
          <table:table-cell table:style-name="ce1" table:formula="of:=((PI()/2)*(([.I88]*([.E88]+(EXP(-[.Q88]*[.E88])/[.Q88])-(1/[.Q88])))/[.E88])*(((([.I88]*([.E88]+(EXP(-[.Q88]*[.E88])/[.Q88])-(1/[.Q88])))/[.E88])/[.I88])*[.O88])*[.$E88]^2)/10000" office:value-type="float" office:value="0.0146267491400757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8])-0.00041*([.J$2])-0.000052*([.K88]*[.J$2]))/(1+EXP(4.6835-0.7043*([.K88])-0.00041*([.J$2])-0.000052*([.K88]*[.J$2])))" office:value-type="float" office:value="0.952770113113139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89]" office:value-type="float" office:value="4.09358177246537" calcext:value-type="float">
            <text:p>4.09358177246537</text:p>
          </table:table-cell>
          <table:table-cell table:style-name="ce3" table:formula="of:=[.I89]*(1-EXP(-[.Q89]*[.E89]))" office:value-type="float" office:value="6.69248721447125" calcext:value-type="float">
            <text:p>6.69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89]*[.G89]" office:value-type="float" office:value="8218.87310208511" calcext:value-type="float">
            <text:p>8219</text:p>
          </table:table-cell>
          <table:table-cell table:style-name="ce1" table:formula="of:=((PI()/2)*(([.I89]*([.E89]+(EXP(-[.Q89]*[.E89])/[.Q89])-(1/[.Q89])))/[.E89])*(((([.I89]*([.E89]+(EXP(-[.Q89]*[.E89])/[.Q89])-(1/[.Q89])))/[.E89])/[.I89])*[.O89])*[.$E89]^2)/10000" office:value-type="float" office:value="0.0408610908925406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89])-0.00041*([.J$2])-0.000052*([.K89]*[.J$2]))/(1+EXP(4.6835-0.7043*([.K89])-0.00041*([.J$2])-0.000052*([.K89]*[.J$2])))" office:value-type="float" office:value="0.951677432366701" calcext:value-type="float">
            <text:p>0.952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0]" office:value-type="float" office:value="4.09358177246537" calcext:value-type="float">
            <text:p>4.09358177246537</text:p>
          </table:table-cell>
          <table:table-cell table:style-name="ce3" table:formula="of:=[.I90]*(1-EXP(-[.Q90]*[.E90]))" office:value-type="float" office:value="7.65722519585696" calcext:value-type="float">
            <text:p>7.66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0]*[.G90]" office:value-type="float" office:value="9403.64324682679" calcext:value-type="float">
            <text:p>9404</text:p>
          </table:table-cell>
          <table:table-cell table:style-name="ce1" table:formula="of:=((PI()/2)*(([.I90]*([.E90]+(EXP(-[.Q90]*[.E90])/[.Q90])-(1/[.Q90])))/[.E90])*(((([.I90]*([.E90]+(EXP(-[.Q90]*[.E90])/[.Q90])-(1/[.Q90])))/[.E90])/[.I90])*[.O90])*[.$E90]^2)/10000" office:value-type="float" office:value="0.0885559104963829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0])-0.00041*([.J$2])-0.000052*([.K90]*[.J$2]))/(1+EXP(4.6835-0.7043*([.K90])-0.00041*([.J$2])-0.000052*([.K90]*[.J$2])))" office:value-type="float" office:value="0.949629185047873" calcext:value-type="float">
            <text:p>0.950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1]" office:value-type="float" office:value="4.09358177246537" calcext:value-type="float">
            <text:p>4.09358177246537</text:p>
          </table:table-cell>
          <table:table-cell table:style-name="ce3" table:formula="of:=[.I91]*(1-EXP(-[.Q91]*[.E91]))" office:value-type="float" office:value="8.43973761818676" calcext:value-type="float">
            <text:p>8.44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1]*[.G91]" office:value-type="float" office:value="10364.6268234599" calcext:value-type="float">
            <text:p>10365</text:p>
          </table:table-cell>
          <table:table-cell table:style-name="ce1" table:formula="of:=((PI()/2)*(([.I91]*([.E91]+(EXP(-[.Q91]*[.E91])/[.Q91])-(1/[.Q91])))/[.E91])*(((([.I91]*([.E91]+(EXP(-[.Q91]*[.E91])/[.Q91])-(1/[.Q91])))/[.E91])/[.I91])*[.O91])*[.$E91]^2)/10000" office:value-type="float" office:value="0.16368298476802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1])-0.00041*([.J$2])-0.000052*([.K91]*[.J$2]))/(1+EXP(4.6835-0.7043*([.K91])-0.00041*([.J$2])-0.000052*([.K91]*[.J$2])))" office:value-type="float" office:value="0.946235381050129" calcext:value-type="float">
            <text:p>0.946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2]" office:value-type="float" office:value="4.09358177246537" calcext:value-type="float">
            <text:p>4.09358177246537</text:p>
          </table:table-cell>
          <table:table-cell table:style-name="ce3" table:formula="of:=[.I92]*(1-EXP(-[.Q92]*[.E92]))" office:value-type="float" office:value="9.0744443498746" calcext:value-type="float">
            <text:p>9.07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2]*[.G92]" office:value-type="float" office:value="11144.0939957694" calcext:value-type="float">
            <text:p>11144</text:p>
          </table:table-cell>
          <table:table-cell table:style-name="ce1" table:formula="of:=((PI()/2)*(([.I92]*([.E92]+(EXP(-[.Q92]*[.E92])/[.Q92])-(1/[.Q92])))/[.E92])*(((([.I92]*([.E92]+(EXP(-[.Q92]*[.E92])/[.Q92])-(1/[.Q92])))/[.E92])/[.I92])*[.O92])*[.$E92]^2)/10000" office:value-type="float" office:value="0.271380081443641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2])-0.00041*([.J$2])-0.000052*([.K92]*[.J$2]))/(1+EXP(4.6835-0.7043*([.K92])-0.00041*([.J$2])-0.000052*([.K92]*[.J$2])))" office:value-type="float" office:value="0.940992566024781" calcext:value-type="float">
            <text:p>0.941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3]" office:value-type="float" office:value="4.09358177246537" calcext:value-type="float">
            <text:p>4.09358177246537</text:p>
          </table:table-cell>
          <table:table-cell table:style-name="ce3" table:formula="of:=[.I93]*(1-EXP(-[.Q93]*[.E93]))" office:value-type="float" office:value="9.58926382590342" calcext:value-type="float">
            <text:p>9.59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3]*[.G93]" office:value-type="float" office:value="11776.3306827239" calcext:value-type="float">
            <text:p>11776</text:p>
          </table:table-cell>
          <table:table-cell table:style-name="ce1" table:formula="of:=((PI()/2)*(([.I93]*([.E93]+(EXP(-[.Q93]*[.E93])/[.Q93])-(1/[.Q93])))/[.E93])*(((([.I93]*([.E93]+(EXP(-[.Q93]*[.E93])/[.Q93])-(1/[.Q93])))/[.E93])/[.I93])*[.O93])*[.$E93]^2)/10000" office:value-type="float" office:value="0.415903221667618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3])-0.00041*([.J$2])-0.000052*([.K93]*[.J$2]))/(1+EXP(4.6835-0.7043*([.K93])-0.00041*([.J$2])-0.000052*([.K93]*[.J$2])))" office:value-type="float" office:value="0.933202161960003" calcext:value-type="float">
            <text:p>0.933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4]" office:value-type="float" office:value="4.09358177246537" calcext:value-type="float">
            <text:p>4.09358177246537</text:p>
          </table:table-cell>
          <table:table-cell table:style-name="ce3" table:formula="of:=[.I94]*(1-EXP(-[.Q94]*[.E94]))" office:value-type="float" office:value="10.0068410779892" calcext:value-type="float">
            <text:p>10.01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4]*[.G94]" office:value-type="float" office:value="12289.1466710443" calcext:value-type="float">
            <text:p>12289</text:p>
          </table:table-cell>
          <table:table-cell table:style-name="ce1" table:formula="of:=((PI()/2)*(([.I94]*([.E94]+(EXP(-[.Q94]*[.E94])/[.Q94])-(1/[.Q94])))/[.E94])*(((([.I94]*([.E94]+(EXP(-[.Q94]*[.E94])/[.Q94])-(1/[.Q94])))/[.E94])/[.I94])*[.O94])*[.$E94]^2)/10000" office:value-type="float" office:value="0.600677958037578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4])-0.00041*([.J$2])-0.000052*([.K94]*[.J$2]))/(1+EXP(4.6835-0.7043*([.K94])-0.00041*([.J$2])-0.000052*([.K94]*[.J$2])))" office:value-type="float" office:value="0.92185179887936" calcext:value-type="float">
            <text:p>0.922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5]" office:value-type="float" office:value="4.09358177246537" calcext:value-type="float">
            <text:p>4.09358177246537</text:p>
          </table:table-cell>
          <table:table-cell table:style-name="ce3" table:formula="of:=[.I95]*(1-EXP(-[.Q95]*[.E95]))" office:value-type="float" office:value="10.3455438069625" calcext:value-type="float">
            <text:p>10.35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5]*[.G95]" office:value-type="float" office:value="12705.0988663271" calcext:value-type="float">
            <text:p>12705</text:p>
          </table:table-cell>
          <table:table-cell table:style-name="ce1" table:formula="of:=((PI()/2)*(([.I95]*([.E95]+(EXP(-[.Q95]*[.E95])/[.Q95])-(1/[.Q95])))/[.E95])*(((([.I95]*([.E95]+(EXP(-[.Q95]*[.E95])/[.Q95])-(1/[.Q95])))/[.E95])/[.I95])*[.O95])*[.$E95]^2)/10000" office:value-type="float" office:value="0.828396441974005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5])-0.00041*([.J$2])-0.000052*([.K95]*[.J$2]))/(1+EXP(4.6835-0.7043*([.K95])-0.00041*([.J$2])-0.000052*([.K95]*[.J$2])))" office:value-type="float" office:value="0.905448507949218" calcext:value-type="float">
            <text:p>0.905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6]" office:value-type="float" office:value="4.09358177246537" calcext:value-type="float">
            <text:p>4.09358177246537</text:p>
          </table:table-cell>
          <table:table-cell table:style-name="ce3" table:formula="of:=[.I96]*(1-EXP(-[.Q96]*[.E96]))" office:value-type="float" office:value="10.6202703109589" calcext:value-type="float">
            <text:p>10.62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6]*[.G96]" office:value-type="float" office:value="13042.4834890789" calcext:value-type="float">
            <text:p>13042</text:p>
          </table:table-cell>
          <table:table-cell table:style-name="ce1" table:formula="of:=((PI()/2)*(([.I96]*([.E96]+(EXP(-[.Q96]*[.E96])/[.Q96])-(1/[.Q96])))/[.E96])*(((([.I96]*([.E96]+(EXP(-[.Q96]*[.E96])/[.Q96])-(1/[.Q96])))/[.E96])/[.I96])*[.O96])*[.$E96]^2)/10000" office:value-type="float" office:value="1.10112962378724" calcext:value-type="float">
            <text:p>1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6])-0.00041*([.J$2])-0.000052*([.K96]*[.J$2]))/(1+EXP(4.6835-0.7043*([.K96])-0.00041*([.J$2])-0.000052*([.K96]*[.J$2])))" office:value-type="float" office:value="0.881799278873164" calcext:value-type="float">
            <text:p>0.882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7]" office:value-type="float" office:value="4.09358177246537" calcext:value-type="float">
            <text:p>4.09358177246537</text:p>
          </table:table-cell>
          <table:table-cell table:style-name="ce3" table:formula="of:=[.I97]*(1-EXP(-[.Q97]*[.E97]))" office:value-type="float" office:value="10.8431048072348" calcext:value-type="float">
            <text:p>10.84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7]*[.G97]" office:value-type="float" office:value="13316.1408587484" calcext:value-type="float">
            <text:p>13316</text:p>
          </table:table-cell>
          <table:table-cell table:style-name="ce1" table:formula="of:=((PI()/2)*(([.I97]*([.E97]+(EXP(-[.Q97]*[.E97])/[.Q97])-(1/[.Q97])))/[.E97])*(((([.I97]*([.E97]+(EXP(-[.Q97]*[.E97])/[.Q97])-(1/[.Q97])))/[.E97])/[.I97])*[.O97])*[.$E97]^2)/10000" office:value-type="float" office:value="1.42043782043757" calcext:value-type="float">
            <text:p>1.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7])-0.00041*([.J$2])-0.000052*([.K97]*[.J$2]))/(1+EXP(4.6835-0.7043*([.K97])-0.00041*([.J$2])-0.000052*([.K97]*[.J$2])))" office:value-type="float" office:value="0.847771970131401" calcext:value-type="float">
            <text:p>0.848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8]" office:value-type="float" office:value="4.09358177246537" calcext:value-type="float">
            <text:p>4.09358177246537</text:p>
          </table:table-cell>
          <table:table-cell table:style-name="ce3" table:formula="of:=[.I98]*(1-EXP(-[.Q98]*[.E98]))" office:value-type="float" office:value="11.0238489728259" calcext:value-type="float">
            <text:p>11.02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8]*[.G98]" office:value-type="float" office:value="13538.1081652714" calcext:value-type="float">
            <text:p>13538</text:p>
          </table:table-cell>
          <table:table-cell table:style-name="ce1" table:formula="of:=((PI()/2)*(([.I98]*([.E98]+(EXP(-[.Q98]*[.E98])/[.Q98])-(1/[.Q98])))/[.E98])*(((([.I98]*([.E98]+(EXP(-[.Q98]*[.E98])/[.Q98])-(1/[.Q98])))/[.E98])/[.I98])*[.O98])*[.$E98]^2)/10000" office:value-type="float" office:value="1.78747127426047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8])-0.00041*([.J$2])-0.000052*([.K98]*[.J$2]))/(1+EXP(4.6835-0.7043*([.K98])-0.00041*([.J$2])-0.000052*([.K98]*[.J$2])))" office:value-type="float" office:value="0.799181774155575" calcext:value-type="float">
            <text:p>0.799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99]" office:value-type="float" office:value="4.09358177246537" calcext:value-type="float">
            <text:p>4.09358177246537</text:p>
          </table:table-cell>
          <table:table-cell table:style-name="ce3" table:formula="of:=[.I99]*(1-EXP(-[.Q99]*[.E99]))" office:value-type="float" office:value="11.1704530845822" calcext:value-type="float">
            <text:p>11.17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99]*[.G99]" office:value-type="float" office:value="13718.1489411676" calcext:value-type="float">
            <text:p>13718</text:p>
          </table:table-cell>
          <table:table-cell table:style-name="ce1" table:formula="of:=((PI()/2)*(([.I99]*([.E99]+(EXP(-[.Q99]*[.E99])/[.Q99])-(1/[.Q99])))/[.E99])*(((([.I99]*([.E99]+(EXP(-[.Q99]*[.E99])/[.Q99])-(1/[.Q99])))/[.E99])/[.I99])*[.O99])*[.$E99]^2)/10000" office:value-type="float" office:value="2.20305725581307" calcext:value-type="float">
            <text:p>2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99])-0.00041*([.J$2])-0.000052*([.K99]*[.J$2]))/(1+EXP(4.6835-0.7043*([.K99])-0.00041*([.J$2])-0.000052*([.K99]*[.J$2])))" office:value-type="float" office:value="0.731194481392453" calcext:value-type="float">
            <text:p>0.731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0]" office:value-type="float" office:value="4.09358177246537" calcext:value-type="float">
            <text:p>4.09358177246537</text:p>
          </table:table-cell>
          <table:table-cell table:style-name="ce3" table:formula="of:=[.I100]*(1-EXP(-[.Q100]*[.E100]))" office:value-type="float" office:value="11.2893657228605" calcext:value-type="float">
            <text:p>11.29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100]*[.G100]" office:value-type="float" office:value="13864.1825237391" calcext:value-type="float">
            <text:p>13864</text:p>
          </table:table-cell>
          <table:table-cell table:style-name="ce1" table:formula="of:=((PI()/2)*(([.I100]*([.E100]+(EXP(-[.Q100]*[.E100])/[.Q100])-(1/[.Q100])))/[.E100])*(((([.I100]*([.E100]+(EXP(-[.Q100]*[.E100])/[.Q100])-(1/[.Q100])))/[.E100])/[.I100])*[.O100])*[.$E100]^2)/10000" office:value-type="float" office:value="2.6677730463675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0])-0.00041*([.J$2])-0.000052*([.K100]*[.J$2]))/(1+EXP(4.6835-0.7043*([.K100])-0.00041*([.J$2])-0.000052*([.K100]*[.J$2])))" office:value-type="float" office:value="0.639965117540769" calcext:value-type="float">
            <text:p>0.640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1]" office:value-type="float" office:value="4.09358177246537" calcext:value-type="float">
            <text:p>4.09358177246537</text:p>
          </table:table-cell>
          <table:table-cell table:style-name="ce3" table:formula="of:=[.I101]*(1-EXP(-[.Q101]*[.E101]))" office:value-type="float" office:value="11.4974378318643" calcext:value-type="float">
            <text:p>11.50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101]*[.G101]" office:value-type="float" office:value="14119.710581572" calcext:value-type="float">
            <text:p>14120</text:p>
          </table:table-cell>
          <table:table-cell table:style-name="ce1" table:formula="of:=((PI()/2)*(([.I101]*([.E101]+(EXP(-[.Q101]*[.E101])/[.Q101])-(1/[.Q101])))/[.E101])*(((([.I101]*([.E101]+(EXP(-[.Q101]*[.E101])/[.Q101])-(1/[.Q101])))/[.E101])/[.I101])*[.O101])*[.$E101]^2)/10000" office:value-type="float" office:value="4.04670369930097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1])-0.00041*([.J$2])-0.000052*([.K101]*[.J$2]))/(1+EXP(4.6835-0.7043*([.K101])-0.00041*([.J$2])-0.000052*([.K101]*[.J$2])))" office:value-type="float" office:value="0.334635957334519" calcext:value-type="float">
            <text:p>0.335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2]" office:value-type="float" office:value="4.09358177246537" calcext:value-type="float">
            <text:p>4.09358177246537</text:p>
          </table:table-cell>
          <table:table-cell table:style-name="ce3" table:formula="of:=[.I102]*(1-EXP(-[.Q102]*[.E102]))" office:value-type="float" office:value="11.6207251849606" calcext:value-type="float">
            <text:p>11.62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102]*[.G102]" office:value-type="float" office:value="14271.1166399952" calcext:value-type="float">
            <text:p>14271</text:p>
          </table:table-cell>
          <table:table-cell table:style-name="ce1" table:formula="of:=((PI()/2)*(([.I102]*([.E102]+(EXP(-[.Q102]*[.E102])/[.Q102])-(1/[.Q102])))/[.E102])*(((([.I102]*([.E102]+(EXP(-[.Q102]*[.E102])/[.Q102])-(1/[.Q102])))/[.E102])/[.I102])*[.O102])*[.$E102]^2)/10000" office:value-type="float" office:value="5.73759139606542" calcext:value-type="float">
            <text:p>5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2])-0.00041*([.J$2])-0.000052*([.K102]*[.J$2]))/(1+EXP(4.6835-0.7043*([.K102])-0.00041*([.J$2])-0.000052*([.K102]*[.J$2])))" office:value-type="float" office:value="0.0966151952548346" calcext:value-type="float">
            <text:p>0.097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3]" office:value-type="float" office:value="4.09358177246537" calcext:value-type="float">
            <text:p>4.09358177246537</text:p>
          </table:table-cell>
          <table:table-cell table:style-name="ce3" table:formula="of:=[.I103]*(1-EXP(-[.Q103]*[.E103]))" office:value-type="float" office:value="11.6937756841662" calcext:value-type="float">
            <text:p>11.69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103]*[.G103]" office:value-type="float" office:value="14360.8280976005" calcext:value-type="float">
            <text:p>14361</text:p>
          </table:table-cell>
          <table:table-cell table:style-name="ce1" table:formula="of:=((PI()/2)*(([.I103]*([.E103]+(EXP(-[.Q103]*[.E103])/[.Q103])-(1/[.Q103])))/[.E103])*(((([.I103]*([.E103]+(EXP(-[.Q103]*[.E103])/[.Q103])-(1/[.Q103])))/[.E103])/[.I103])*[.O103])*[.$E103]^2)/10000" office:value-type="float" office:value="7.7406180778422" calcext:value-type="float">
            <text:p>7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3])-0.00041*([.J$2])-0.000052*([.K103]*[.J$2]))/(1+EXP(4.6835-0.7043*([.K103])-0.00041*([.J$2])-0.000052*([.K103]*[.J$2])))" office:value-type="float" office:value="0.0168019054617415" calcext:value-type="float">
            <text:p>0.017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4]" office:value-type="float" office:value="4.09358177246537" calcext:value-type="float">
            <text:p>4.09358177246537</text:p>
          </table:table-cell>
          <table:table-cell table:style-name="ce3" table:formula="of:=[.I104]*(1-EXP(-[.Q104]*[.E104]))" office:value-type="float" office:value="11.7370597299354" calcext:value-type="float">
            <text:p>11.74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104]*[.G104]" office:value-type="float" office:value="14413.9841318403" calcext:value-type="float">
            <text:p>14414</text:p>
          </table:table-cell>
          <table:table-cell table:style-name="ce1" table:formula="of:=((PI()/2)*(([.I104]*([.E104]+(EXP(-[.Q104]*[.E104])/[.Q104])-(1/[.Q104])))/[.E104])*(((([.I104]*([.E104]+(EXP(-[.Q104]*[.E104])/[.Q104])-(1/[.Q104])))/[.E104])/[.I104])*[.O104])*[.$E104]^2)/10000" office:value-type="float" office:value="10.0549445901386" calcext:value-type="float">
            <text:p>10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4])-0.00041*([.J$2])-0.000052*([.K104]*[.J$2]))/(1+EXP(4.6835-0.7043*([.K104])-0.00041*([.J$2])-0.000052*([.K104]*[.J$2])))" office:value-type="float" office:value="0.00204922963068896" calcext:value-type="float">
            <text:p>0.002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5]" office:value-type="float" office:value="4.09358177246537" calcext:value-type="float">
            <text:p>4.09358177246537</text:p>
          </table:table-cell>
          <table:table-cell table:style-name="ce3" table:formula="of:=[.I105]*(1-EXP(-[.Q105]*[.E105]))" office:value-type="float" office:value="11.7627064898963" calcext:value-type="float">
            <text:p>11.76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105]*[.G105]" office:value-type="float" office:value="14445.4802645699" calcext:value-type="float">
            <text:p>14445</text:p>
          </table:table-cell>
          <table:table-cell table:style-name="ce1" table:formula="of:=((PI()/2)*(([.I105]*([.E105]+(EXP(-[.Q105]*[.E105])/[.Q105])-(1/[.Q105])))/[.E105])*(((([.I105]*([.E105]+(EXP(-[.Q105]*[.E105])/[.Q105])-(1/[.Q105])))/[.E105])/[.I105])*[.O105])*[.$E105]^2)/10000" office:value-type="float" office:value="12.6794959297302" calcext:value-type="float">
            <text:p>12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5])-0.00041*([.J$2])-0.000052*([.K105]*[.J$2]))/(1+EXP(4.6835-0.7043*([.K105])-0.00041*([.J$2])-0.000052*([.K105]*[.J$2])))" office:value-type="float" office:value="0.000185699805783199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erp12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6]" office:value-type="float" office:value="4.09358177246537" calcext:value-type="float">
            <text:p>4.09358177246537</text:p>
          </table:table-cell>
          <table:table-cell table:style-name="ce3" table:formula="of:=[.I106]*(1-EXP(-[.Q106]*[.E106]))" office:value-type="float" office:value="11.7779027656788" calcext:value-type="float">
            <text:p>11.78</text:p>
          </table:table-cell>
          <table:table-cell table:style-name="ce3" office:value-type="float" office:value="11.8" calcext:value-type="float">
            <text:p>11.80</text:p>
          </table:table-cell>
          <table:table-cell table:style-name="ce4" table:formula="of:=300*[.H106]*[.G106]" office:value-type="float" office:value="14464.1424238357" calcext:value-type="float">
            <text:p>14464</text:p>
          </table:table-cell>
          <table:table-cell table:style-name="ce1" table:formula="of:=((PI()/2)*(([.I106]*([.E106]+(EXP(-[.Q106]*[.E106])/[.Q106])-(1/[.Q106])))/[.E106])*(((([.I106]*([.E106]+(EXP(-[.Q106]*[.E106])/[.Q106])-(1/[.Q106])))/[.E106])/[.I106])*[.O106])*[.$E106]^2)/10000" office:value-type="float" office:value="15.6132869224476" calcext:value-type="float">
            <text:p>15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6])-0.00041*([.J$2])-0.000052*([.K106]*[.J$2]))/(1+EXP(4.6835-0.7043*([.K106])-0.00041*([.J$2])-0.000052*([.K106]*[.J$2])))" office:value-type="float" office:value="0.000012657138463335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7]" office:value-type="float" office:value="4.09358177246537" calcext:value-type="float">
            <text:p>4.09358177246537</text:p>
          </table:table-cell>
          <table:table-cell table:style-name="ce3" table:formula="of:=[.I107]*(1-EXP(-[.Q107]*[.E107]))" office:value-type="float" office:value="4.15549338429867" calcext:value-type="float">
            <text:p>4.16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07]*[.G107]" office:value-type="float" office:value="5103.25559206964" calcext:value-type="float">
            <text:p>5103</text:p>
          </table:table-cell>
          <table:table-cell table:style-name="ce1" table:formula="of:=((PI()/2)*(([.I107]*([.E107]+(EXP(-[.Q107]*[.E107])/[.Q107])-(1/[.Q107])))/[.E107])*(((([.I107]*([.E107]+(EXP(-[.Q107]*[.E107])/[.Q107])-(1/[.Q107])))/[.E107])/[.I107])*[.O107])*[.$E107]^2)/10000" office:value-type="float" office:value="0.000436750307394643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7])-0.00041*([.J$2])-0.000052*([.K107]*[.J$2]))/(1+EXP(4.6835-0.7043*([.K107])-0.00041*([.J$2])-0.000052*([.K107]*[.J$2])))" office:value-type="float" office:value="0.953351311512792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8]" office:value-type="float" office:value="4.09358177246537" calcext:value-type="float">
            <text:p>4.09358177246537</text:p>
          </table:table-cell>
          <table:table-cell table:style-name="ce3" table:formula="of:=[.I108]*(1-EXP(-[.Q108]*[.E108]))" office:value-type="float" office:value="7.52607198373597" calcext:value-type="float">
            <text:p>7.53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08]*[.G108]" office:value-type="float" office:value="9242.57732726516" calcext:value-type="float">
            <text:p>9243</text:p>
          </table:table-cell>
          <table:table-cell table:style-name="ce1" table:formula="of:=((PI()/2)*(([.I108]*([.E108]+(EXP(-[.Q108]*[.E108])/[.Q108])-(1/[.Q108])))/[.E108])*(((([.I108]*([.E108]+(EXP(-[.Q108]*[.E108])/[.Q108])-(1/[.Q108])))/[.E108])/[.I108])*[.O108])*[.$E108]^2)/10000" office:value-type="float" office:value="0.00612128648135788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8])-0.00041*([.J$2])-0.000052*([.K108]*[.J$2]))/(1+EXP(4.6835-0.7043*([.K108])-0.00041*([.J$2])-0.000052*([.K108]*[.J$2])))" office:value-type="float" office:value="0.953119303670839" calcext:value-type="float">
            <text:p>0.953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09]" office:value-type="float" office:value="4.09358177246537" calcext:value-type="float">
            <text:p>4.09358177246537</text:p>
          </table:table-cell>
          <table:table-cell table:style-name="ce3" table:formula="of:=[.I109]*(1-EXP(-[.Q109]*[.E109]))" office:value-type="float" office:value="10.2599952617542" calcext:value-type="float">
            <text:p>10.26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09]*[.G109]" office:value-type="float" office:value="12600.0388767294" calcext:value-type="float">
            <text:p>12600</text:p>
          </table:table-cell>
          <table:table-cell table:style-name="ce1" table:formula="of:=((PI()/2)*(([.I109]*([.E109]+(EXP(-[.Q109]*[.E109])/[.Q109])-(1/[.Q109])))/[.E109])*(((([.I109]*([.E109]+(EXP(-[.Q109]*[.E109])/[.Q109])-(1/[.Q109])))/[.E109])/[.I109])*[.O109])*[.$E109]^2)/10000" office:value-type="float" office:value="0.027270210261158" calcext:value-type="float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09])-0.00041*([.J$2])-0.000052*([.K109]*[.J$2]))/(1+EXP(4.6835-0.7043*([.K109])-0.00041*([.J$2])-0.000052*([.K109]*[.J$2])))" office:value-type="float" office:value="0.952246466091611" calcext:value-type="float">
            <text:p>0.952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0]" office:value-type="float" office:value="4.09358177246537" calcext:value-type="float">
            <text:p>4.09358177246537</text:p>
          </table:table-cell>
          <table:table-cell table:style-name="ce3" table:formula="of:=[.I110]*(1-EXP(-[.Q110]*[.E110]))" office:value-type="float" office:value="12.4775185354549" calcext:value-type="float">
            <text:p>12.48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0]*[.G110]" office:value-type="float" office:value="15323.3227327011" calcext:value-type="float">
            <text:p>15323</text:p>
          </table:table-cell>
          <table:table-cell table:style-name="ce1" table:formula="of:=((PI()/2)*(([.I110]*([.E110]+(EXP(-[.Q110]*[.E110])/[.Q110])-(1/[.Q110])))/[.E110])*(((([.I110]*([.E110]+(EXP(-[.Q110]*[.E110])/[.Q110])-(1/[.Q110])))/[.E110])/[.I110])*[.O110])*[.$E110]^2)/10000" office:value-type="float" office:value="0.0761816948843976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0])-0.00041*([.J$2])-0.000052*([.K110]*[.J$2]))/(1+EXP(4.6835-0.7043*([.K110])-0.00041*([.J$2])-0.000052*([.K110]*[.J$2])))" office:value-type="float" office:value="0.950168359948182" calcext:value-type="float">
            <text:p>0.950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1]" office:value-type="float" office:value="4.09358177246537" calcext:value-type="float">
            <text:p>4.09358177246537</text:p>
          </table:table-cell>
          <table:table-cell table:style-name="ce3" table:formula="of:=[.I111]*(1-EXP(-[.Q111]*[.E111]))" office:value-type="float" office:value="14.2761825685469" calcext:value-type="float">
            <text:p>14.28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1]*[.G111]" office:value-type="float" office:value="17532.2162228974" calcext:value-type="float">
            <text:p>17532</text:p>
          </table:table-cell>
          <table:table-cell table:style-name="ce1" table:formula="of:=((PI()/2)*(([.I111]*([.E111]+(EXP(-[.Q111]*[.E111])/[.Q111])-(1/[.Q111])))/[.E111])*(((([.I111]*([.E111]+(EXP(-[.Q111]*[.E111])/[.Q111])-(1/[.Q111])))/[.E111])/[.I111])*[.O111])*[.$E111]^2)/10000" office:value-type="float" office:value="0.165104239908511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1])-0.00041*([.J$2])-0.000052*([.K111]*[.J$2]))/(1+EXP(4.6835-0.7043*([.K111])-0.00041*([.J$2])-0.000052*([.K111]*[.J$2])))" office:value-type="float" office:value="0.946169142583186" calcext:value-type="float">
            <text:p>0.946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2]" office:value-type="float" office:value="4.09358177246537" calcext:value-type="float">
            <text:p>4.09358177246537</text:p>
          </table:table-cell>
          <table:table-cell table:style-name="ce3" table:formula="of:=[.I112]*(1-EXP(-[.Q112]*[.E112]))" office:value-type="float" office:value="15.7351040339075" calcext:value-type="float">
            <text:p>15.74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2]*[.G112]" office:value-type="float" office:value="19323.880518315" calcext:value-type="float">
            <text:p>19324</text:p>
          </table:table-cell>
          <table:table-cell table:style-name="ce1" table:formula="of:=((PI()/2)*(([.I112]*([.E112]+(EXP(-[.Q112]*[.E112])/[.Q112])-(1/[.Q112])))/[.E112])*(((([.I112]*([.E112]+(EXP(-[.Q112]*[.E112])/[.Q112])-(1/[.Q112])))/[.E112])/[.I112])*[.O112])*[.$E112]^2)/10000" office:value-type="float" office:value="0.305171666516652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2])-0.00041*([.J$2])-0.000052*([.K112]*[.J$2]))/(1+EXP(4.6835-0.7043*([.K112])-0.00041*([.J$2])-0.000052*([.K112]*[.J$2])))" office:value-type="float" office:value="0.939251068778383" calcext:value-type="float">
            <text:p>0.939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3]" office:value-type="float" office:value="4.09358177246537" calcext:value-type="float">
            <text:p>4.09358177246537</text:p>
          </table:table-cell>
          <table:table-cell table:style-name="ce3" table:formula="of:=[.I113]*(1-EXP(-[.Q113]*[.E113]))" office:value-type="float" office:value="16.9184555675628" calcext:value-type="float">
            <text:p>16.92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3]*[.G113]" office:value-type="float" office:value="20777.1243988921" calcext:value-type="float">
            <text:p>20777</text:p>
          </table:table-cell>
          <table:table-cell table:style-name="ce1" table:formula="of:=((PI()/2)*(([.I113]*([.E113]+(EXP(-[.Q113]*[.E113])/[.Q113])-(1/[.Q113])))/[.E113])*(((([.I113]*([.E113]+(EXP(-[.Q113]*[.E113])/[.Q113])-(1/[.Q113])))/[.E113])/[.I113])*[.O113])*[.$E113]^2)/10000" office:value-type="float" office:value="0.505962863708483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3])-0.00041*([.J$2])-0.000052*([.K113]*[.J$2]))/(1+EXP(4.6835-0.7043*([.K113])-0.00041*([.J$2])-0.000052*([.K113]*[.J$2])))" office:value-type="float" office:value="0.927874944915472" calcext:value-type="float">
            <text:p>0.928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4]" office:value-type="float" office:value="4.09358177246537" calcext:value-type="float">
            <text:p>4.09358177246537</text:p>
          </table:table-cell>
          <table:table-cell table:style-name="ce3" table:formula="of:=[.I114]*(1-EXP(-[.Q114]*[.E114]))" office:value-type="float" office:value="17.8782884889725" calcext:value-type="float">
            <text:p>17.88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4]*[.G114]" office:value-type="float" office:value="21955.8707644006" calcext:value-type="float">
            <text:p>21956</text:p>
          </table:table-cell>
          <table:table-cell table:style-name="ce1" table:formula="of:=((PI()/2)*(([.I114]*([.E114]+(EXP(-[.Q114]*[.E114])/[.Q114])-(1/[.Q114])))/[.E114])*(((([.I114]*([.E114]+(EXP(-[.Q114]*[.E114])/[.Q114])-(1/[.Q114])))/[.E114])/[.I114])*[.O114])*[.$E114]^2)/10000" office:value-type="float" office:value="0.775412786159966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4])-0.00041*([.J$2])-0.000052*([.K114]*[.J$2]))/(1+EXP(4.6835-0.7043*([.K114])-0.00041*([.J$2])-0.000052*([.K114]*[.J$2])))" office:value-type="float" office:value="0.909520640355753" calcext:value-type="float">
            <text:p>0.910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5]" office:value-type="float" office:value="4.09358177246537" calcext:value-type="float">
            <text:p>4.09358177246537</text:p>
          </table:table-cell>
          <table:table-cell table:style-name="ce3" table:formula="of:=[.I115]*(1-EXP(-[.Q115]*[.E115]))" office:value-type="float" office:value="18.6568223487935" calcext:value-type="float">
            <text:p>18.66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5]*[.G115]" office:value-type="float" office:value="22911.9683697437" calcext:value-type="float">
            <text:p>22912</text:p>
          </table:table-cell>
          <table:table-cell table:style-name="ce1" table:formula="of:=((PI()/2)*(([.I115]*([.E115]+(EXP(-[.Q115]*[.E115])/[.Q115])-(1/[.Q115])))/[.E115])*(((([.I115]*([.E115]+(EXP(-[.Q115]*[.E115])/[.Q115])-(1/[.Q115])))/[.E115])/[.I115])*[.O115])*[.$E115]^2)/10000" office:value-type="float" office:value="1.1199080573582" calcext:value-type="float">
            <text:p>1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5])-0.00041*([.J$2])-0.000052*([.K115]*[.J$2]))/(1+EXP(4.6835-0.7043*([.K115])-0.00041*([.J$2])-0.000052*([.K115]*[.J$2])))" office:value-type="float" office:value="0.879995476520467" calcext:value-type="float">
            <text:p>0.880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6]" office:value-type="float" office:value="4.09358177246537" calcext:value-type="float">
            <text:p>4.09358177246537</text:p>
          </table:table-cell>
          <table:table-cell table:style-name="ce3" table:formula="of:=[.I116]*(1-EXP(-[.Q116]*[.E116]))" office:value-type="float" office:value="19.2883020129809" calcext:value-type="float">
            <text:p>19.29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6]*[.G116]" office:value-type="float" office:value="23687.4724626437" calcext:value-type="float">
            <text:p>23687</text:p>
          </table:table-cell>
          <table:table-cell table:style-name="ce1" table:formula="of:=((PI()/2)*(([.I116]*([.E116]+(EXP(-[.Q116]*[.E116])/[.Q116])-(1/[.Q116])))/[.E116])*(((([.I116]*([.E116]+(EXP(-[.Q116]*[.E116])/[.Q116])-(1/[.Q116])))/[.E116])/[.I116])*[.O116])*[.$E116]^2)/10000" office:value-type="float" office:value="1.5444679426634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6])-0.00041*([.J$2])-0.000052*([.K116]*[.J$2]))/(1+EXP(4.6835-0.7043*([.K116])-0.00041*([.J$2])-0.000052*([.K116]*[.J$2])))" office:value-type="float" office:value="0.832531275962914" calcext:value-type="float">
            <text:p>0.833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7]" office:value-type="float" office:value="4.09358177246537" calcext:value-type="float">
            <text:p>4.09358177246537</text:p>
          </table:table-cell>
          <table:table-cell table:style-name="ce3" table:formula="of:=[.I117]*(1-EXP(-[.Q117]*[.E117]))" office:value-type="float" office:value="19.8005039695843" calcext:value-type="float">
            <text:p>19.80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7]*[.G117]" office:value-type="float" office:value="24316.4946406556" calcext:value-type="float">
            <text:p>24316</text:p>
          </table:table-cell>
          <table:table-cell table:style-name="ce1" table:formula="of:=((PI()/2)*(([.I117]*([.E117]+(EXP(-[.Q117]*[.E117])/[.Q117])-(1/[.Q117])))/[.E117])*(((([.I117]*([.E117]+(EXP(-[.Q117]*[.E117])/[.Q117])-(1/[.Q117])))/[.E117])/[.I117])*[.O117])*[.$E117]^2)/10000" office:value-type="float" office:value="2.0529535358745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7])-0.00041*([.J$2])-0.000052*([.K117]*[.J$2]))/(1+EXP(4.6835-0.7043*([.K117])-0.00041*([.J$2])-0.000052*([.K117]*[.J$2])))" office:value-type="float" office:value="0.757334557472717" calcext:value-type="float">
            <text:p>0.757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8]" office:value-type="float" office:value="4.09358177246537" calcext:value-type="float">
            <text:p>4.09358177246537</text:p>
          </table:table-cell>
          <table:table-cell table:style-name="ce3" table:formula="of:=[.I118]*(1-EXP(-[.Q118]*[.E118]))" office:value-type="float" office:value="20.2159581151836" calcext:value-type="float">
            <text:p>20.22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8]*[.G118]" office:value-type="float" office:value="24826.7032959717" calcext:value-type="float">
            <text:p>24827</text:p>
          </table:table-cell>
          <table:table-cell table:style-name="ce1" table:formula="of:=((PI()/2)*(([.I118]*([.E118]+(EXP(-[.Q118]*[.E118])/[.Q118])-(1/[.Q118])))/[.E118])*(((([.I118]*([.E118]+(EXP(-[.Q118]*[.E118])/[.Q118])-(1/[.Q118])))/[.E118])/[.I118])*[.O118])*[.$E118]^2)/10000" office:value-type="float" office:value="2.64827390251073" calcext:value-type="float">
            <text:p>2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8])-0.00041*([.J$2])-0.000052*([.K118]*[.J$2]))/(1+EXP(4.6835-0.7043*([.K118])-0.00041*([.J$2])-0.000052*([.K118]*[.J$2])))" office:value-type="float" office:value="0.644068210440441" calcext:value-type="float">
            <text:p>0.644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19]" office:value-type="float" office:value="4.09358177246537" calcext:value-type="float">
            <text:p>4.09358177246537</text:p>
          </table:table-cell>
          <table:table-cell table:style-name="ce3" table:formula="of:=[.I119]*(1-EXP(-[.Q119]*[.E119]))" office:value-type="float" office:value="20.5529387628957" calcext:value-type="float">
            <text:p>20.55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19]*[.G119]" office:value-type="float" office:value="25240.540647116" calcext:value-type="float">
            <text:p>25241</text:p>
          </table:table-cell>
          <table:table-cell table:style-name="ce1" table:formula="of:=((PI()/2)*(([.I119]*([.E119]+(EXP(-[.Q119]*[.E119])/[.Q119])-(1/[.Q119])))/[.E119])*(((([.I119]*([.E119]+(EXP(-[.Q119]*[.E119])/[.Q119])-(1/[.Q119])))/[.E119])/[.I119])*[.O119])*[.$E119]^2)/10000" office:value-type="float" office:value="3.33257356218053" calcext:value-type="float">
            <text:p>3.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19])-0.00041*([.J$2])-0.000052*([.K119]*[.J$2]))/(1+EXP(4.6835-0.7043*([.K119])-0.00041*([.J$2])-0.000052*([.K119]*[.J$2])))" office:value-type="float" office:value="0.491636562640572" calcext:value-type="float">
            <text:p>0.492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20]" office:value-type="float" office:value="4.09358177246537" calcext:value-type="float">
            <text:p>4.09358177246537</text:p>
          </table:table-cell>
          <table:table-cell table:style-name="ce3" table:formula="of:=[.I120]*(1-EXP(-[.Q120]*[.E120]))" office:value-type="float" office:value="20.8262684627803" calcext:value-type="float">
            <text:p>20.83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20]*[.G120]" office:value-type="float" office:value="25576.2098903123" calcext:value-type="float">
            <text:p>25576</text:p>
          </table:table-cell>
          <table:table-cell table:style-name="ce1" table:formula="of:=((PI()/2)*(([.I120]*([.E120]+(EXP(-[.Q120]*[.E120])/[.Q120])-(1/[.Q120])))/[.E120])*(((([.I120]*([.E120]+(EXP(-[.Q120]*[.E120])/[.Q120])-(1/[.Q120])))/[.E120])/[.I120])*[.O120])*[.$E120]^2)/10000" office:value-type="float" office:value="4.10739488371928" calcext:value-type="float">
            <text:p>4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20])-0.00041*([.J$2])-0.000052*([.K120]*[.J$2]))/(1+EXP(4.6835-0.7043*([.K120])-0.00041*([.J$2])-0.000052*([.K120]*[.J$2])))" office:value-type="float" office:value="0.322379507069014" calcext:value-type="float">
            <text:p>0.322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21]" office:value-type="float" office:value="4.09358177246537" calcext:value-type="float">
            <text:p>4.09358177246537</text:p>
          </table:table-cell>
          <table:table-cell table:style-name="ce3" table:formula="of:=[.I121]*(1-EXP(-[.Q121]*[.E121]))" office:value-type="float" office:value="21.0479699917739" calcext:value-type="float">
            <text:p>21.05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21]*[.G121]" office:value-type="float" office:value="25848.4758917171" calcext:value-type="float">
            <text:p>25848</text:p>
          </table:table-cell>
          <table:table-cell table:style-name="ce1" table:formula="of:=((PI()/2)*(([.I121]*([.E121]+(EXP(-[.Q121]*[.E121])/[.Q121])-(1/[.Q121])))/[.E121])*(((([.I121]*([.E121]+(EXP(-[.Q121]*[.E121])/[.Q121])-(1/[.Q121])))/[.E121])/[.I121])*[.O121])*[.$E121]^2)/10000" office:value-type="float" office:value="4.97381415424449" calcext:value-type="float">
            <text:p>5.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21])-0.00041*([.J$2])-0.000052*([.K121]*[.J$2]))/(1+EXP(4.6835-0.7043*([.K121])-0.00041*([.J$2])-0.000052*([.K121]*[.J$2])))" office:value-type="float" office:value="0.177099568843029" calcext:value-type="float">
            <text:p>0.177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22]" office:value-type="float" office:value="4.09358177246537" calcext:value-type="float">
            <text:p>4.09358177246537</text:p>
          </table:table-cell>
          <table:table-cell table:style-name="ce3" table:formula="of:=[.I122]*(1-EXP(-[.Q122]*[.E122]))" office:value-type="float" office:value="21.4359010424589" calcext:value-type="float">
            <text:p>21.44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22]*[.G122]" office:value-type="float" office:value="26324.8841351344" calcext:value-type="float">
            <text:p>26325</text:p>
          </table:table-cell>
          <table:table-cell table:style-name="ce1" table:formula="of:=((PI()/2)*(([.I122]*([.E122]+(EXP(-[.Q122]*[.E122])/[.Q122])-(1/[.Q122])))/[.E122])*(((([.I122]*([.E122]+(EXP(-[.Q122]*[.E122])/[.Q122])-(1/[.Q122])))/[.E122])/[.I122])*[.O122])*[.$E122]^2)/10000" office:value-type="float" office:value="7.54470181225604" calcext:value-type="float">
            <text:p>7.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22])-0.00041*([.J$2])-0.000052*([.K122]*[.J$2]))/(1+EXP(4.6835-0.7043*([.K122])-0.00041*([.J$2])-0.000052*([.K122]*[.J$2])))" office:value-type="float" office:value="0.0200368126656234" calcext:value-type="float">
            <text:p>0.020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23]" office:value-type="float" office:value="4.09358177246537" calcext:value-type="float">
            <text:p>4.09358177246537</text:p>
          </table:table-cell>
          <table:table-cell table:style-name="ce3" table:formula="of:=[.I123]*(1-EXP(-[.Q123]*[.E123]))" office:value-type="float" office:value="21.665758819418" calcext:value-type="float">
            <text:p>21.67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23]*[.G123]" office:value-type="float" office:value="26607.1666169401" calcext:value-type="float">
            <text:p>26607</text:p>
          </table:table-cell>
          <table:table-cell table:style-name="ce1" table:formula="of:=((PI()/2)*(([.I123]*([.E123]+(EXP(-[.Q123]*[.E123])/[.Q123])-(1/[.Q123])))/[.E123])*(((([.I123]*([.E123]+(EXP(-[.Q123]*[.E123])/[.Q123])-(1/[.Q123])))/[.E123])/[.I123])*[.O123])*[.$E123]^2)/10000" office:value-type="float" office:value="10.6972042977491" calcext:value-type="float">
            <text:p>10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23])-0.00041*([.J$2])-0.000052*([.K123]*[.J$2]))/(1+EXP(4.6835-0.7043*([.K123])-0.00041*([.J$2])-0.000052*([.K123]*[.J$2])))" office:value-type="float" office:value="0.00113921952920303" calcext:value-type="float">
            <text:p>0.001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24]" office:value-type="float" office:value="4.09358177246537" calcext:value-type="float">
            <text:p>4.09358177246537</text:p>
          </table:table-cell>
          <table:table-cell table:style-name="ce3" table:formula="of:=[.I124]*(1-EXP(-[.Q124]*[.E124]))" office:value-type="float" office:value="21.8019546653945" calcext:value-type="float">
            <text:p>21.80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24]*[.G124]" office:value-type="float" office:value="26774.4252667126" calcext:value-type="float">
            <text:p>26774</text:p>
          </table:table-cell>
          <table:table-cell table:style-name="ce1" table:formula="of:=((PI()/2)*(([.I124]*([.E124]+(EXP(-[.Q124]*[.E124])/[.Q124])-(1/[.Q124])))/[.E124])*(((([.I124]*([.E124]+(EXP(-[.Q124]*[.E124])/[.Q124])-(1/[.Q124])))/[.E124])/[.I124])*[.O124])*[.$E124]^2)/10000" office:value-type="float" office:value="14.4316608230956" calcext:value-type="float">
            <text:p>14.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24])-0.00041*([.J$2])-0.000052*([.K124]*[.J$2]))/(1+EXP(4.6835-0.7043*([.K124])-0.00041*([.J$2])-0.000052*([.K124]*[.J$2])))" office:value-type="float" office:value="0.0000373396178957463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25]" office:value-type="float" office:value="4.09358177246537" calcext:value-type="float">
            <text:p>4.09358177246537</text:p>
          </table:table-cell>
          <table:table-cell table:style-name="ce3" table:formula="of:=[.I125]*(1-EXP(-[.Q125]*[.E125]))" office:value-type="float" office:value="21.8826537337778" calcext:value-type="float">
            <text:p>21.88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25]*[.G125]" office:value-type="float" office:value="26873.5297373292" calcext:value-type="float">
            <text:p>26874</text:p>
          </table:table-cell>
          <table:table-cell table:style-name="ce1" table:formula="of:=((PI()/2)*(([.I125]*([.E125]+(EXP(-[.Q125]*[.E125])/[.Q125])-(1/[.Q125])))/[.E125])*(((([.I125]*([.E125]+(EXP(-[.Q125]*[.E125])/[.Q125])-(1/[.Q125])))/[.E125])/[.I125])*[.O125])*[.$E125]^2)/10000" office:value-type="float" office:value="18.7465068629703" calcext:value-type="float">
            <text:p>18.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25])-0.00041*([.J$2])-0.000052*([.K125]*[.J$2]))/(1+EXP(4.6835-0.7043*([.K125])-0.00041*([.J$2])-0.000052*([.K125]*[.J$2])))" office:value-type="float" office:value="0.000000718607156266876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26]" office:value-type="float" office:value="4.09358177246537" calcext:value-type="float">
            <text:p>4.09358177246537</text:p>
          </table:table-cell>
          <table:table-cell table:style-name="ce3" table:formula="of:=[.I126]*(1-EXP(-[.Q126]*[.E126]))" office:value-type="float" office:value="21.9304697269253" calcext:value-type="float">
            <text:p>21.93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26]*[.G126]" office:value-type="float" office:value="26932.2513407235" calcext:value-type="float">
            <text:p>26932</text:p>
          </table:table-cell>
          <table:table-cell table:style-name="ce1" table:formula="of:=((PI()/2)*(([.I126]*([.E126]+(EXP(-[.Q126]*[.E126])/[.Q126])-(1/[.Q126])))/[.E126])*(((([.I126]*([.E126]+(EXP(-[.Q126]*[.E126])/[.Q126])-(1/[.Q126])))/[.E126])/[.I126])*[.O126])*[.$E126]^2)/10000" office:value-type="float" office:value="23.6397381740732" calcext:value-type="float">
            <text:p>23.6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26])-0.00041*([.J$2])-0.000052*([.K126]*[.J$2]))/(1+EXP(4.6835-0.7043*([.K126])-0.00041*([.J$2])-0.000052*([.K126]*[.J$2])))" office:value-type="float" office:value="0.00000000814360474753758" calcext:value-type="float">
            <text:p>0.000</text:p>
          </table:table-cell>
        </table:table-row>
        <table:table-row table:style-name="ro1">
          <table:table-cell office:value-type="string" calcext:value-type="string">
            <text:p>PIMAstrip_perp25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strip_perp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.79" calcext:value-type="float">
            <text:p>1.79</text:p>
          </table:table-cell>
          <table:table-cell table:formula="of:=5*(1-EXP(-0.0115*[.L$2]))+2.5*[.P127]" office:value-type="float" office:value="4.09358177246537" calcext:value-type="float">
            <text:p>4.09358177246537</text:p>
          </table:table-cell>
          <table:table-cell table:style-name="ce3" table:formula="of:=[.I127]*(1-EXP(-[.Q127]*[.E127]))" office:value-type="float" office:value="21.9588017665199" calcext:value-type="float">
            <text:p>21.96</text:p>
          </table:table-cell>
          <table:table-cell table:style-name="ce3" office:value-type="float" office:value="22" calcext:value-type="float">
            <text:p>22.00</text:p>
          </table:table-cell>
          <table:table-cell table:style-name="ce4" table:formula="of:=300*[.H127]*[.G127]" office:value-type="float" office:value="26967.0451969819" calcext:value-type="float">
            <text:p>26967</text:p>
          </table:table-cell>
          <table:table-cell table:style-name="ce1" table:formula="of:=((PI()/2)*(([.I127]*([.E127]+(EXP(-[.Q127]*[.E127])/[.Q127])-(1/[.Q127])))/[.E127])*(((([.I127]*([.E127]+(EXP(-[.Q127]*[.E127])/[.Q127])-(1/[.Q127])))/[.E127])/[.I127])*[.O127])*[.$E127]^2)/10000" office:value-type="float" office:value="29.109517991004" calcext:value-type="float">
            <text:p>29.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.66279922358523" calcext:value-type="float">
            <text:p>1.663</text:p>
          </table:table-cell>
          <table:table-cell table:style-name="ce6" office:value-type="float" office:value="3.30767534768342" calcext:value-type="float">
            <text:p>3.30768</text:p>
          </table:table-cell>
          <table:table-cell office:value-type="float" office:value="0.9" calcext:value-type="float">
            <text:p>0.9</text:p>
          </table:table-cell>
          <table:table-cell office:value-type="float" office:value="0.104673372559999" calcext:value-type="float">
            <text:p>0.104673372559999</text:p>
          </table:table-cell>
          <table:table-cell table:formula="of:=EXP(4.6835-0.7043*([.K127])-0.00041*([.J$2])-0.000052*([.K127]*[.J$2]))/(1+EXP(4.6835-0.7043*([.K127])-0.00041*([.J$2])-0.000052*([.K127]*[.J$2])))" office:value-type="float" office:value="0.0000000000544365950801299" calcext:value-type="float">
            <text:p>0.000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61.5227436924" calcext:value-type="float">
            <text:p>261.5227436924</text:p>
          </table:table-cell>
          <table:table-cell office:value-type="float" office:value="0.0000387314960603146" calcext:value-type="float">
            <text:p>3.87314960603146E-05</text:p>
          </table:table-cell>
          <table:table-cell table:number-columns-repeated="6"/>
          <table:table-cell table:formula="of:=EXP(4.6835-0.7043*([.K128])-0.00041*([.J$2])-0.000052*([.K128]*[.J$2]))/(1+EXP(4.6835-0.7043*([.K128])-0.00041*([.J$2])-0.000052*([.K128]*[.J$2])))" office:value-type="float" office:value="0.953367515225496" calcext:value-type="float">
            <text:p>0.953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498.9688381397" calcext:value-type="float">
            <text:p>498.9688381397</text:p>
          </table:table-cell>
          <table:table-cell office:value-type="float" office:value="0.000563965" calcext:value-type="float">
            <text:p>0.000563965</text:p>
          </table:table-cell>
          <table:table-cell table:number-columns-repeated="6"/>
          <table:table-cell table:formula="of:=EXP(4.6835-0.7043*([.K129])-0.00041*([.J$2])-0.000052*([.K129]*[.J$2]))/(1+EXP(4.6835-0.7043*([.K129])-0.00041*([.J$2])-0.000052*([.K129]*[.J$2])))" office:value-type="float" office:value="0.953346131356195" calcext:value-type="float">
            <text:p>0.953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714.81996579" calcext:value-type="float">
            <text:p>714.81996579</text:p>
          </table:table-cell>
          <table:table-cell office:value-type="float" office:value="0.0026042412" calcext:value-type="float">
            <text:p>0.0026042412</text:p>
          </table:table-cell>
          <table:table-cell table:number-columns-repeated="6"/>
          <table:table-cell table:formula="of:=EXP(4.6835-0.7043*([.K130])-0.00041*([.J$2])-0.000052*([.K130]*[.J$2]))/(1+EXP(4.6835-0.7043*([.K130])-0.00041*([.J$2])-0.000052*([.K130]*[.J$2])))" office:value-type="float" office:value="0.953262976938782" calcext:value-type="float">
            <text:p>0.953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911.2856193541" calcext:value-type="float">
            <text:p>911.2856193541</text:p>
          </table:table-cell>
          <table:table-cell office:value-type="float" office:value="0.0075244431" calcext:value-type="float">
            <text:p>0.0075244431</text:p>
          </table:table-cell>
          <table:table-cell table:number-columns-repeated="6"/>
          <table:table-cell table:formula="of:=EXP(4.6835-0.7043*([.K131])-0.00041*([.J$2])-0.000052*([.K131]*[.J$2]))/(1+EXP(4.6835-0.7043*([.K131])-0.00041*([.J$2])-0.000052*([.K131]*[.J$2])))" office:value-type="float" office:value="0.95306186682684" calcext:value-type="float">
            <text:p>0.953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090.334155944" calcext:value-type="float">
            <text:p>1090.334155944</text:p>
          </table:table-cell>
          <table:table-cell office:value-type="float" office:value="0.0168307933" calcext:value-type="float">
            <text:p>0.0168307933</text:p>
          </table:table-cell>
          <table:table-cell table:number-columns-repeated="6"/>
          <table:table-cell table:formula="of:=EXP(4.6835-0.7043*([.K132])-0.00041*([.J$2])-0.000052*([.K132]*[.J$2]))/(1+EXP(4.6835-0.7043*([.K132])-0.00041*([.J$2])-0.000052*([.K132]*[.J$2])))" office:value-type="float" office:value="0.952679223880989" calcext:value-type="float">
            <text:p>0.953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253.7202102178" calcext:value-type="float">
            <text:p>1253.7202102178</text:p>
          </table:table-cell>
          <table:table-cell office:value-type="float" office:value="0.0320441753" calcext:value-type="float">
            <text:p>0.0320441753</text:p>
          </table:table-cell>
          <table:table-cell table:number-columns-repeated="6"/>
          <table:table-cell table:formula="of:=EXP(4.6835-0.7043*([.K133])-0.00041*([.J$2])-0.000052*([.K133]*[.J$2]))/(1+EXP(4.6835-0.7043*([.K133])-0.00041*([.J$2])-0.000052*([.K133]*[.J$2])))" office:value-type="float" office:value="0.952047314843992" calcext:value-type="float">
            <text:p>0.952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403.0089020604" calcext:value-type="float">
            <text:p>1403.0089020604</text:p>
          </table:table-cell>
          <table:table-cell office:value-type="float" office:value="0.0546213309" calcext:value-type="float">
            <text:p>0.0546213309</text:p>
          </table:table-cell>
          <table:table-cell table:number-columns-repeated="6"/>
          <table:table-cell table:formula="of:=EXP(4.6835-0.7043*([.K134])-0.00041*([.J$2])-0.000052*([.K134]*[.J$2]))/(1+EXP(4.6835-0.7043*([.K134])-0.00041*([.J$2])-0.000052*([.K134]*[.J$2])))" office:value-type="float" office:value="0.951094754313664" calcext:value-type="float">
            <text:p>0.951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539.5972214296" calcext:value-type="float">
            <text:p>1539.5972214296</text:p>
          </table:table-cell>
          <table:table-cell office:value-type="float" office:value="0.0859091765" calcext:value-type="float">
            <text:p>0.0859091765</text:p>
          </table:table-cell>
          <table:table-cell table:number-columns-repeated="6"/>
          <table:table-cell table:formula="of:=EXP(4.6835-0.7043*([.K135])-0.00041*([.J$2])-0.000052*([.K135]*[.J$2]))/(1+EXP(4.6835-0.7043*([.K135])-0.00041*([.J$2])-0.000052*([.K135]*[.J$2])))" office:value-type="float" office:value="0.949744972221952" calcext:value-type="float">
            <text:p>0.950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664.7329265978" calcext:value-type="float">
            <text:p>1664.7329265978</text:p>
          </table:table-cell>
          <table:table-cell office:value-type="float" office:value="0.1271216446" calcext:value-type="float">
            <text:p>0.1271216446</text:p>
          </table:table-cell>
          <table:table-cell table:number-columns-repeated="6"/>
          <table:table-cell table:formula="of:=EXP(4.6835-0.7043*([.K136])-0.00041*([.J$2])-0.000052*([.K136]*[.J$2]))/(1+EXP(4.6835-0.7043*([.K136])-0.00041*([.J$2])-0.000052*([.K136]*[.J$2])))" office:value-type="float" office:value="0.947913137464584" calcext:value-type="float">
            <text:p>0.948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779.5312513181" calcext:value-type="float">
            <text:p>1779.5312513181</text:p>
          </table:table-cell>
          <table:table-cell office:value-type="float" office:value="0.1793315009" calcext:value-type="float">
            <text:p>0.1793315009</text:p>
          </table:table-cell>
          <table:table-cell table:number-columns-repeated="6"/>
          <table:table-cell table:formula="of:=EXP(4.6835-0.7043*([.K137])-0.00041*([.J$2])-0.000052*([.K137]*[.J$2]))/(1+EXP(4.6835-0.7043*([.K137])-0.00041*([.J$2])-0.000052*([.K137]*[.J$2])))" office:value-type="float" office:value="0.945501818382787" calcext:value-type="float">
            <text:p>0.946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884.9896807316" calcext:value-type="float">
            <text:p>1884.9896807316</text:p>
          </table:table-cell>
          <table:table-cell office:value-type="float" office:value="0.2434718015" calcext:value-type="float">
            <text:p>0.2434718015</text:p>
          </table:table-cell>
          <table:table-cell table:number-columns-repeated="6"/>
          <table:table-cell table:formula="of:=EXP(4.6835-0.7043*([.K138])-0.00041*([.J$2])-0.000052*([.K138]*[.J$2]))/(1+EXP(4.6835-0.7043*([.K138])-0.00041*([.J$2])-0.000052*([.K138]*[.J$2])))" office:value-type="float" office:value="0.942395465499277" calcext:value-type="float">
            <text:p>0.942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982.0010244928" calcext:value-type="float">
            <text:p>1982.0010244928</text:p>
          </table:table-cell>
          <table:table-cell office:value-type="float" office:value="0.3203432565" calcext:value-type="float">
            <text:p>0.3203432565</text:p>
          </table:table-cell>
          <table:table-cell table:number-columns-repeated="6"/>
          <table:table-cell table:formula="of:=EXP(4.6835-0.7043*([.K139])-0.00041*([.J$2])-0.000052*([.K139]*[.J$2]))/(1+EXP(4.6835-0.7043*([.K139])-0.00041*([.J$2])-0.000052*([.K139]*[.J$2])))" office:value-type="float" office:value="0.93845363865402" calcext:value-type="float">
            <text:p>0.938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071.3649880833" calcext:value-type="float">
            <text:p>2071.3649880833</text:p>
          </table:table-cell>
          <table:table-cell office:value-type="float" office:value="0.410624929" calcext:value-type="float">
            <text:p>0.410624929</text:p>
          </table:table-cell>
          <table:table-cell table:number-columns-repeated="6"/>
          <table:table-cell table:formula="of:=EXP(4.6835-0.7043*([.K140])-0.00041*([.J$2])-0.000052*([.K140]*[.J$2]))/(1+EXP(4.6835-0.7043*([.K140])-0.00041*([.J$2])-0.000052*([.K140]*[.J$2])))" office:value-type="float" office:value="0.933502778446901" calcext:value-type="float">
            <text:p>0.934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153.7984191322" calcext:value-type="float">
            <text:p>2153.7984191322</text:p>
          </table:table-cell>
          <table:table-cell office:value-type="float" office:value="0.5148865223" calcext:value-type="float">
            <text:p>0.5148865223</text:p>
          </table:table-cell>
          <table:table-cell table:number-columns-repeated="6"/>
          <table:table-cell table:formula="of:=EXP(4.6835-0.7043*([.K141])-0.00041*([.J$2])-0.000052*([.K141]*[.J$2]))/(1+EXP(4.6835-0.7043*([.K141])-0.00041*([.J$2])-0.000052*([.K141]*[.J$2])))" office:value-type="float" office:value="0.927326254614489" calcext:value-type="float">
            <text:p>0.927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229.9443843535" calcext:value-type="float">
            <text:p>2229.9443843535</text:p>
          </table:table-cell>
          <table:table-cell office:value-type="float" office:value="0.6336011055" calcext:value-type="float">
            <text:p>0.6336011055</text:p>
          </table:table-cell>
          <table:table-cell table:number-columns-repeated="6"/>
          <table:table-cell table:formula="of:=EXP(4.6835-0.7043*([.K142])-0.00041*([.J$2])-0.000052*([.K142]*[.J$2]))/(1+EXP(4.6835-0.7043*([.K142])-0.00041*([.J$2])-0.000052*([.K142]*[.J$2])))" office:value-type="float" office:value="0.919652438863288" calcext:value-type="float">
            <text:p>0.920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396.4477170104" calcext:value-type="float">
            <text:p>2396.4477170104</text:p>
          </table:table-cell>
          <table:table-cell office:value-type="float" office:value="0.9959954608" calcext:value-type="float">
            <text:p>0.9959954608</text:p>
          </table:table-cell>
          <table:table-cell table:number-columns-repeated="6"/>
          <table:table-cell table:formula="of:=EXP(4.6835-0.7043*([.K143])-0.00041*([.J$2])-0.000052*([.K143]*[.J$2]))/(1+EXP(4.6835-0.7043*([.K143])-0.00041*([.J$2])-0.000052*([.K143]*[.J$2])))" office:value-type="float" office:value="0.891469274239115" calcext:value-type="float">
            <text:p>0.891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534.6456293299" calcext:value-type="float">
            <text:p>2534.6456293299</text:p>
          </table:table-cell>
          <table:table-cell office:value-type="float" office:value="1.4552574588" calcext:value-type="float">
            <text:p>1.4552574588</text:p>
          </table:table-cell>
          <table:table-cell table:number-columns-repeated="6"/>
          <table:table-cell table:formula="of:=EXP(4.6835-0.7043*([.K144])-0.00041*([.J$2])-0.000052*([.K144]*[.J$2]))/(1+EXP(4.6835-0.7043*([.K144])-0.00041*([.J$2])-0.000052*([.K144]*[.J$2])))" office:value-type="float" office:value="0.843611974447642" calcext:value-type="float">
            <text:p>0.844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650.3387018008" calcext:value-type="float">
            <text:p>2650.3387018008</text:p>
          </table:table-cell>
          <table:table-cell office:value-type="float" office:value="2.0137851683" calcext:value-type="float">
            <text:p>2.0137851683</text:p>
          </table:table-cell>
          <table:table-cell table:number-columns-repeated="6"/>
          <table:table-cell table:formula="of:=EXP(4.6835-0.7043*([.K145])-0.00041*([.J$2])-0.000052*([.K145]*[.J$2]))/(1+EXP(4.6835-0.7043*([.K145])-0.00041*([.J$2])-0.000052*([.K145]*[.J$2])))" office:value-type="float" office:value="0.763864147331159" calcext:value-type="float">
            <text:p>0.764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748.0113919081" calcext:value-type="float">
            <text:p>2748.0113919081</text:p>
          </table:table-cell>
          <table:table-cell office:value-type="float" office:value="2.6727751184" calcext:value-type="float">
            <text:p>2.6727751184</text:p>
          </table:table-cell>
          <table:table-cell table:number-columns-repeated="6"/>
          <table:table-cell table:formula="of:=EXP(4.6835-0.7043*([.K146])-0.00041*([.J$2])-0.000052*([.K146]*[.J$2]))/(1+EXP(4.6835-0.7043*([.K146])-0.00041*([.J$2])-0.000052*([.K146]*[.J$2])))" office:value-type="float" office:value="0.638909227205324" calcext:value-type="float">
            <text:p>0.639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831.1500674988" calcext:value-type="float">
            <text:p>2831.1500674988</text:p>
          </table:table-cell>
          <table:table-cell office:value-type="float" office:value="3.432705238" calcext:value-type="float">
            <text:p>3.432705238</text:p>
          </table:table-cell>
          <table:table-cell table:number-columns-repeated="6"/>
          <table:table-cell table:formula="of:=EXP(4.6835-0.7043*([.K147])-0.00041*([.J$2])-0.000052*([.K147]*[.J$2]))/(1+EXP(4.6835-0.7043*([.K147])-0.00041*([.J$2])-0.000052*([.K147]*[.J$2])))" office:value-type="float" office:value="0.468757217737996" calcext:value-type="float">
            <text:p>0.469</text:p>
          </table:table-cell>
        </table:table-row>
        <table:table-row table:style-name="ro1">
          <table:table-cell office:value-type="string" calcext:value-type="string">
            <text:p>PIBA1control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902.4808682495" calcext:value-type="float">
            <text:p>2902.4808682495</text:p>
          </table:table-cell>
          <table:table-cell office:value-type="float" office:value="4.2936494668" calcext:value-type="float">
            <text:p>4.2936494668</text:p>
          </table:table-cell>
          <table:table-cell table:number-columns-repeated="6"/>
          <table:table-cell table:formula="of:=EXP(4.6835-0.7043*([.K148])-0.00041*([.J$2])-0.000052*([.K148]*[.J$2]))/(1+EXP(4.6835-0.7043*([.K148])-0.00041*([.J$2])-0.000052*([.K148]*[.J$2])))" office:value-type="float" office:value="0.286307344846234" calcext:value-type="float">
            <text:p>0.286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4.222679088" calcext:value-type="float">
            <text:p>394.222679088</text:p>
          </table:table-cell>
          <table:table-cell office:value-type="float" office:value="0.0000638162448838245" calcext:value-type="float">
            <text:p>6.38162448838245E-05</text:p>
          </table:table-cell>
          <table:table-cell table:number-columns-repeated="6"/>
          <table:table-cell table:formula="of:=EXP(4.6835-0.7043*([.K149])-0.00041*([.J$2])-0.000052*([.K149]*[.J$2]))/(1+EXP(4.6835-0.7043*([.K149])-0.00041*([.J$2])-0.000052*([.K149]*[.J$2])))" office:value-type="float" office:value="0.953366494160325" calcext:value-type="float">
            <text:p>0.953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49.1100096183" calcext:value-type="float">
            <text:p>749.1100096183</text:p>
          </table:table-cell>
          <table:table-cell office:value-type="float" office:value="0.0009217205" calcext:value-type="float">
            <text:p>0.0009217205</text:p>
          </table:table-cell>
          <table:table-cell table:number-columns-repeated="6"/>
          <table:table-cell table:formula="of:=EXP(4.6835-0.7043*([.K150])-0.00041*([.J$2])-0.000052*([.K150]*[.J$2]))/(1+EXP(4.6835-0.7043*([.K150])-0.00041*([.J$2])-0.000052*([.K150]*[.J$2])))" office:value-type="float" office:value="0.953331560691722" calcext:value-type="float">
            <text:p>0.953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69.0544155078" calcext:value-type="float">
            <text:p>1069.0544155078</text:p>
          </table:table-cell>
          <table:table-cell office:value-type="float" office:value="0.0042236718" calcext:value-type="float">
            <text:p>0.0042236718</text:p>
          </table:table-cell>
          <table:table-cell table:number-columns-repeated="6"/>
          <table:table-cell table:formula="of:=EXP(4.6835-0.7043*([.K151])-0.00041*([.J$2])-0.000052*([.K151]*[.J$2]))/(1+EXP(4.6835-0.7043*([.K151])-0.00041*([.J$2])-0.000052*([.K151]*[.J$2])))" office:value-type="float" office:value="0.953196874379005" calcext:value-type="float">
            <text:p>0.953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57.9265167029" calcext:value-type="float">
            <text:p>1357.9265167029</text:p>
          </table:table-cell>
          <table:table-cell office:value-type="float" office:value="0.0121149202" calcext:value-type="float">
            <text:p>0.0121149202</text:p>
          </table:table-cell>
          <table:table-cell table:number-columns-repeated="6"/>
          <table:table-cell table:formula="of:=EXP(4.6835-0.7043*([.K152])-0.00041*([.J$2])-0.000052*([.K152]*[.J$2]))/(1+EXP(4.6835-0.7043*([.K152])-0.00041*([.J$2])-0.000052*([.K152]*[.J$2])))" office:value-type="float" office:value="0.95287349232087" calcext:value-type="float">
            <text:p>0.953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19.1396022638" calcext:value-type="float">
            <text:p>1619.1396022638</text:p>
          </table:table-cell>
          <table:table-cell office:value-type="float" office:value="0.0269126606" calcext:value-type="float">
            <text:p>0.0269126606</text:p>
          </table:table-cell>
          <table:table-cell table:number-columns-repeated="6"/>
          <table:table-cell table:formula="of:=EXP(4.6835-0.7043*([.K153])-0.00041*([.J$2])-0.000052*([.K153]*[.J$2]))/(1+EXP(4.6835-0.7043*([.K153])-0.00041*([.J$2])-0.000052*([.K153]*[.J$2])))" office:value-type="float" office:value="0.952261350008564" calcext:value-type="float">
            <text:p>0.952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5.7059175204" calcext:value-type="float">
            <text:p>1855.7059175204</text:p>
          </table:table-cell>
          <table:table-cell office:value-type="float" office:value="0.0509059846" calcext:value-type="float">
            <text:p>0.0509059846</text:p>
          </table:table-cell>
          <table:table-cell table:number-columns-repeated="6"/>
          <table:table-cell table:formula="of:=EXP(4.6835-0.7043*([.K154])-0.00041*([.J$2])-0.000052*([.K154]*[.J$2]))/(1+EXP(4.6835-0.7043*([.K154])-0.00041*([.J$2])-0.000052*([.K154]*[.J$2])))" office:value-type="float" office:value="0.951252734452225" calcext:value-type="float">
            <text:p>0.951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0.2858256094" calcext:value-type="float">
            <text:p>2070.2858256094</text:p>
          </table:table-cell>
          <table:table-cell office:value-type="float" office:value="0.0862392027" calcext:value-type="float">
            <text:p>0.0862392027</text:p>
          </table:table-cell>
          <table:table-cell table:number-columns-repeated="6"/>
          <table:table-cell table:formula="of:=EXP(4.6835-0.7043*([.K155])-0.00041*([.J$2])-0.000052*([.K155]*[.J$2]))/(1+EXP(4.6835-0.7043*([.K155])-0.00041*([.J$2])-0.000052*([.K155]*[.J$2])))" office:value-type="float" office:value="0.949730548271042" calcext:value-type="float">
            <text:p>0.950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65.2307642482" calcext:value-type="float">
            <text:p>2265.2307642482</text:p>
          </table:table-cell>
          <table:table-cell office:value-type="float" office:value="0.1348506089" calcext:value-type="float">
            <text:p>0.1348506089</text:p>
          </table:table-cell>
          <table:table-cell table:number-columns-repeated="6"/>
          <table:table-cell table:formula="of:=EXP(4.6835-0.7043*([.K156])-0.00041*([.J$2])-0.000052*([.K156]*[.J$2]))/(1+EXP(4.6835-0.7043*([.K156])-0.00041*([.J$2])-0.000052*([.K156]*[.J$2])))" office:value-type="float" office:value="0.947562639718286" calcext:value-type="float">
            <text:p>0.948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442.6207977054" calcext:value-type="float">
            <text:p>2442.6207977054</text:p>
          </table:table-cell>
          <table:table-cell office:value-type="float" office:value="0.1984472822" calcext:value-type="float">
            <text:p>0.1984472822</text:p>
          </table:table-cell>
          <table:table-cell table:number-columns-repeated="6"/>
          <table:table-cell table:formula="of:=EXP(4.6835-0.7043*([.K157])-0.00041*([.J$2])-0.000052*([.K157]*[.J$2]))/(1+EXP(4.6835-0.7043*([.K157])-0.00041*([.J$2])-0.000052*([.K157]*[.J$2])))" office:value-type="float" office:value="0.944592920617841" calcext:value-type="float">
            <text:p>0.945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604.297459107" calcext:value-type="float">
            <text:p>2604.297459107</text:p>
          </table:table-cell>
          <table:table-cell office:value-type="float" office:value="0.2785025718" calcext:value-type="float">
            <text:p>0.2785025718</text:p>
          </table:table-cell>
          <table:table-cell table:number-columns-repeated="6"/>
          <table:table-cell table:formula="of:=EXP(4.6835-0.7043*([.K158])-0.00041*([.J$2])-0.000052*([.K158]*[.J$2]))/(1+EXP(4.6835-0.7043*([.K158])-0.00041*([.J$2])-0.000052*([.K158]*[.J$2])))" office:value-type="float" office:value="0.940629434249274" calcext:value-type="float">
            <text:p>0.941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51.8924873075" calcext:value-type="float">
            <text:p>2751.8924873075</text:p>
          </table:table-cell>
          <table:table-cell office:value-type="float" office:value="0.3762671735" calcext:value-type="float">
            <text:p>0.3762671735</text:p>
          </table:table-cell>
          <table:table-cell table:number-columns-repeated="6"/>
          <table:table-cell table:formula="of:=EXP(4.6835-0.7043*([.K159])-0.00041*([.J$2])-0.000052*([.K159]*[.J$2]))/(1+EXP(4.6835-0.7043*([.K159])-0.00041*([.J$2])-0.000052*([.K159]*[.J$2])))" office:value-type="float" office:value="0.935429045749511" calcext:value-type="float">
            <text:p>0.935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86.8529836872" calcext:value-type="float">
            <text:p>2886.8529836872</text:p>
          </table:table-cell>
          <table:table-cell office:value-type="float" office:value="0.4927877038" calcext:value-type="float">
            <text:p>0.4927877038</text:p>
          </table:table-cell>
          <table:table-cell table:number-columns-repeated="6"/>
          <table:table-cell table:formula="of:=EXP(4.6835-0.7043*([.K160])-0.00041*([.J$2])-0.000052*([.K160]*[.J$2]))/(1+EXP(4.6835-0.7043*([.K160])-0.00041*([.J$2])-0.000052*([.K160]*[.J$2])))" office:value-type="float" office:value="0.928678065503036" calcext:value-type="float">
            <text:p>0.929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010.4634458094" calcext:value-type="float">
            <text:p>3010.4634458094</text:p>
          </table:table-cell>
          <table:table-cell office:value-type="float" office:value="0.6289287625" calcext:value-type="float">
            <text:p>0.6289287625</text:p>
          </table:table-cell>
          <table:table-cell table:number-columns-repeated="6"/>
          <table:table-cell table:formula="of:=EXP(4.6835-0.7043*([.K161])-0.00041*([.J$2])-0.000052*([.K161]*[.J$2]))/(1+EXP(4.6835-0.7043*([.K161])-0.00041*([.J$2])-0.000052*([.K161]*[.J$2])))" office:value-type="float" office:value="0.919967969699728" calcext:value-type="float">
            <text:p>0.920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123.8650754754" calcext:value-type="float">
            <text:p>3123.8650754754</text:p>
          </table:table-cell>
          <table:table-cell office:value-type="float" office:value="0.7853959228" calcext:value-type="float">
            <text:p>0.7853959228</text:p>
          </table:table-cell>
          <table:table-cell table:number-columns-repeated="6"/>
          <table:table-cell table:formula="of:=EXP(4.6835-0.7043*([.K162])-0.00041*([.J$2])-0.000052*([.K162]*[.J$2]))/(1+EXP(4.6835-0.7043*([.K162])-0.00041*([.J$2])-0.000052*([.K162]*[.J$2])))" office:value-type="float" office:value="0.908765643750586" calcext:value-type="float">
            <text:p>0.909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28.0727071541" calcext:value-type="float">
            <text:p>3228.0727071541</text:p>
          </table:table-cell>
          <table:table-cell office:value-type="float" office:value="0.9627580742" calcext:value-type="float">
            <text:p>0.9627580742</text:p>
          </table:table-cell>
          <table:table-cell table:number-columns-repeated="6"/>
          <table:table-cell table:formula="of:=EXP(4.6835-0.7043*([.K163])-0.00041*([.J$2])-0.000052*([.K163]*[.J$2]))/(1+EXP(4.6835-0.7043*([.K163])-0.00041*([.J$2])-0.000052*([.K163]*[.J$2])))" office:value-type="float" office:value="0.894378651314387" calcext:value-type="float">
            <text:p>0.894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454.0565484103" calcext:value-type="float">
            <text:p>3454.0565484103</text:p>
          </table:table-cell>
          <table:table-cell office:value-type="float" office:value="1.5003169634" calcext:value-type="float">
            <text:p>1.5003169634</text:p>
          </table:table-cell>
          <table:table-cell table:number-columns-repeated="6"/>
          <table:table-cell table:formula="of:=EXP(4.6835-0.7043*([.K164])-0.00041*([.J$2])-0.000052*([.K164]*[.J$2]))/(1+EXP(4.6835-0.7043*([.K164])-0.00041*([.J$2])-0.000052*([.K164]*[.J$2])))" office:value-type="float" office:value="0.838091696649918" calcext:value-type="float">
            <text:p>0.838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639.6009013441" calcext:value-type="float">
            <text:p>3639.6009013441</text:p>
          </table:table-cell>
          <table:table-cell office:value-type="float" office:value="2.1757828773" calcext:value-type="float">
            <text:p>2.1757828773</text:p>
          </table:table-cell>
          <table:table-cell table:number-columns-repeated="6"/>
          <table:table-cell table:formula="of:=EXP(4.6835-0.7043*([.K165])-0.00041*([.J$2])-0.000052*([.K165]*[.J$2]))/(1+EXP(4.6835-0.7043*([.K165])-0.00041*([.J$2])-0.000052*([.K165]*[.J$2])))" office:value-type="float" office:value="0.736074187816936" calcext:value-type="float">
            <text:p>0.736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93.4848454091" calcext:value-type="float">
            <text:p>3793.4848454091</text:p>
          </table:table-cell>
          <table:table-cell office:value-type="float" office:value="2.9915053139" calcext:value-type="float">
            <text:p>2.9915053139</text:p>
          </table:table-cell>
          <table:table-cell table:number-columns-repeated="6"/>
          <table:table-cell table:formula="of:=EXP(4.6835-0.7043*([.K166])-0.00041*([.J$2])-0.000052*([.K166]*[.J$2]))/(1+EXP(4.6835-0.7043*([.K166])-0.00041*([.J$2])-0.000052*([.K166]*[.J$2])))" office:value-type="float" office:value="0.569255452939673" calcext:value-type="float">
            <text:p>0.569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22.3692392075" calcext:value-type="float">
            <text:p>3922.3692392075</text:p>
          </table:table-cell>
          <table:table-cell office:value-type="float" office:value="3.9484350781" calcext:value-type="float">
            <text:p>3.9484350781</text:p>
          </table:table-cell>
          <table:table-cell table:number-columns-repeated="6"/>
          <table:table-cell table:formula="of:=EXP(4.6835-0.7043*([.K167])-0.00041*([.J$2])-0.000052*([.K167]*[.J$2]))/(1+EXP(4.6835-0.7043*([.K167])-0.00041*([.J$2])-0.000052*([.K167]*[.J$2])))" office:value-type="float" office:value="0.354957179916442" calcext:value-type="float">
            <text:p>0.355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031.3423368357" calcext:value-type="float">
            <text:p>4031.3423368357</text:p>
          </table:table-cell>
          <table:table-cell office:value-type="float" office:value="5.04676151" calcext:value-type="float">
            <text:p>5.04676151</text:p>
          </table:table-cell>
          <table:table-cell table:number-columns-repeated="6"/>
          <table:table-cell table:formula="of:=EXP(4.6835-0.7043*([.K168])-0.00041*([.J$2])-0.000052*([.K168]*[.J$2]))/(1+EXP(4.6835-0.7043*([.K168])-0.00041*([.J$2])-0.000052*([.K168]*[.J$2])))" office:value-type="float" office:value="0.167575111738166" calcext:value-type="float">
            <text:p>0.168</text:p>
          </table:table-cell>
        </table:table-row>
        <table:table-row table:style-name="ro1">
          <table:table-cell office:value-type="string" calcext:value-type="string">
            <text:p>PIBA1control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124.3185573369" calcext:value-type="float">
            <text:p>4124.3185573369</text:p>
          </table:table-cell>
          <table:table-cell office:value-type="float" office:value="6.2862977795" calcext:value-type="float">
            <text:p>6.2862977795</text:p>
          </table:table-cell>
          <table:table-cell table:number-columns-repeated="6"/>
          <table:table-cell table:formula="of:=EXP(4.6835-0.7043*([.K169])-0.00041*([.J$2])-0.000052*([.K169]*[.J$2]))/(1+EXP(4.6835-0.7043*([.K169])-0.00041*([.J$2])-0.000052*([.K169]*[.J$2])))" office:value-type="float" office:value="0.0607799290098422" calcext:value-type="float">
            <text:p>0.061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79.1060653459" calcext:value-type="float">
            <text:p>279.1060653459</text:p>
          </table:table-cell>
          <table:table-cell office:value-type="float" office:value="0.0001312473" calcext:value-type="float">
            <text:p>0.0001312473</text:p>
          </table:table-cell>
          <table:table-cell table:number-columns-repeated="6"/>
          <table:table-cell table:formula="of:=EXP(4.6835-0.7043*([.K170])-0.00041*([.J$2])-0.000052*([.K170]*[.J$2]))/(1+EXP(4.6835-0.7043*([.K170])-0.00041*([.J$2])-0.000052*([.K170]*[.J$2])))" office:value-type="float" office:value="0.953363749299436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36.6594459131" calcext:value-type="float">
            <text:p>536.6594459131</text:p>
          </table:table-cell>
          <table:table-cell office:value-type="float" office:value="0.0019409271" calcext:value-type="float">
            <text:p>0.0019409271</text:p>
          </table:table-cell>
          <table:table-cell table:number-columns-repeated="6"/>
          <table:table-cell table:formula="of:=EXP(4.6835-0.7043*([.K171])-0.00041*([.J$2])-0.000052*([.K171]*[.J$2]))/(1+EXP(4.6835-0.7043*([.K171])-0.00041*([.J$2])-0.000052*([.K171]*[.J$2])))" office:value-type="float" office:value="0.953290026718524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74.525003083" calcext:value-type="float">
            <text:p>774.525003083</text:p>
          </table:table-cell>
          <table:table-cell office:value-type="float" office:value="0.009096306" calcext:value-type="float">
            <text:p>0.009096306</text:p>
          </table:table-cell>
          <table:table-cell table:number-columns-repeated="6"/>
          <table:table-cell table:formula="of:=EXP(4.6835-0.7043*([.K172])-0.00041*([.J$2])-0.000052*([.K172]*[.J$2]))/(1+EXP(4.6835-0.7043*([.K172])-0.00041*([.J$2])-0.000052*([.K172]*[.J$2])))" office:value-type="float" office:value="0.952997444703702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94.3958293242" calcext:value-type="float">
            <text:p>994.3958293242</text:p>
          </table:table-cell>
          <table:table-cell office:value-type="float" office:value="0.026655709" calcext:value-type="float">
            <text:p>0.026655709</text:p>
          </table:table-cell>
          <table:table-cell table:number-columns-repeated="6"/>
          <table:table-cell table:formula="of:=EXP(4.6835-0.7043*([.K173])-0.00041*([.J$2])-0.000052*([.K173]*[.J$2]))/(1+EXP(4.6835-0.7043*([.K173])-0.00041*([.J$2])-0.000052*([.K173]*[.J$2])))" office:value-type="float" office:value="0.95227204355321" calcext:value-type="float">
            <text:p>0.952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197.8097096247" calcext:value-type="float">
            <text:p>1197.8097096247</text:p>
          </table:table-cell>
          <table:table-cell office:value-type="float" office:value="0.0604320511" calcext:value-type="float">
            <text:p>0.0604320511</text:p>
          </table:table-cell>
          <table:table-cell table:number-columns-repeated="6"/>
          <table:table-cell table:formula="of:=EXP(4.6835-0.7043*([.K174])-0.00041*([.J$2])-0.000052*([.K174]*[.J$2]))/(1+EXP(4.6835-0.7043*([.K174])-0.00041*([.J$2])-0.000052*([.K174]*[.J$2])))" office:value-type="float" office:value="0.950846702761588" calcext:value-type="float">
            <text:p>0.951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float" office:value="1386.1639614559" calcext:value-type="float">
            <text:p>1386.1639614559</text:p>
          </table:table-cell>
          <table:table-cell office:value-type="float" office:value="0.1165422439" calcext:value-type="float">
            <text:p>0.1165422439</text:p>
          </table:table-cell>
          <table:table-cell table:number-columns-repeated="6"/>
          <table:table-cell table:formula="of:=EXP(4.6835-0.7043*([.K175])-0.00041*([.J$2])-0.000052*([.K175]*[.J$2]))/(1+EXP(4.6835-0.7043*([.K175])-0.00041*([.J$2])-0.000052*([.K175]*[.J$2])))" office:value-type="float" office:value="0.948389310247445" calcext:value-type="float">
            <text:p>0.948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560.7288162315" calcext:value-type="float">
            <text:p>1560.7288162315</text:p>
          </table:table-cell>
          <table:table-cell office:value-type="float" office:value="0.2010956359" calcext:value-type="float">
            <text:p>0.2010956359</text:p>
          </table:table-cell>
          <table:table-cell table:number-columns-repeated="6"/>
          <table:table-cell table:formula="of:=EXP(4.6835-0.7043*([.K176])-0.00041*([.J$2])-0.000052*([.K176]*[.J$2]))/(1+EXP(4.6835-0.7043*([.K176])-0.00041*([.J$2])-0.000052*([.K176]*[.J$2])))" office:value-type="float" office:value="0.944465879464445" calcext:value-type="float">
            <text:p>0.944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722.6594885938" calcext:value-type="float">
            <text:p>1722.6594885938</text:p>
          </table:table-cell>
          <table:table-cell office:value-type="float" office:value="0.3199856651" calcext:value-type="float">
            <text:p>0.3199856651</text:p>
          </table:table-cell>
          <table:table-cell table:number-columns-repeated="6"/>
          <table:table-cell table:formula="of:=EXP(4.6835-0.7043*([.K177])-0.00041*([.J$2])-0.000052*([.K177]*[.J$2]))/(1+EXP(4.6835-0.7043*([.K177])-0.00041*([.J$2])-0.000052*([.K177]*[.J$2])))" office:value-type="float" office:value="0.938472545984064" calcext:value-type="float">
            <text:p>0.938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873.0070649438" calcext:value-type="float">
            <text:p>1873.0070649438</text:p>
          </table:table-cell>
          <table:table-cell office:value-type="float" office:value="0.4787574198" calcext:value-type="float">
            <text:p>0.4787574198</text:p>
          </table:table-cell>
          <table:table-cell table:number-columns-repeated="6"/>
          <table:table-cell table:formula="of:=EXP(4.6835-0.7043*([.K178])-0.00041*([.J$2])-0.000052*([.K178]*[.J$2]))/(1+EXP(4.6835-0.7043*([.K178])-0.00041*([.J$2])-0.000052*([.K178]*[.J$2])))" office:value-type="float" office:value="0.929524228738588" calcext:value-type="float">
            <text:p>0.930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12.7283292568" calcext:value-type="float">
            <text:p>2012.7283292568</text:p>
          </table:table-cell>
          <table:table-cell office:value-type="float" office:value="0.6825303793" calcext:value-type="float">
            <text:p>0.6825303793</text:p>
          </table:table-cell>
          <table:table-cell table:number-columns-repeated="6"/>
          <table:table-cell table:formula="of:=EXP(4.6835-0.7043*([.K179])-0.00041*([.J$2])-0.000052*([.K179]*[.J$2]))/(1+EXP(4.6835-0.7043*([.K179])-0.00041*([.J$2])-0.000052*([.K179]*[.J$2])))" office:value-type="float" office:value="0.916279381352028" calcext:value-type="float">
            <text:p>0.916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142.6946322288" calcext:value-type="float">
            <text:p>2142.6946322288</text:p>
          </table:table-cell>
          <table:table-cell office:value-type="float" office:value="0.9359606738" calcext:value-type="float">
            <text:p>0.9359606738</text:p>
          </table:table-cell>
          <table:table-cell table:number-columns-repeated="6"/>
          <table:table-cell table:formula="of:=EXP(4.6835-0.7043*([.K180])-0.00041*([.J$2])-0.000052*([.K180]*[.J$2]))/(1+EXP(4.6835-0.7043*([.K180])-0.00041*([.J$2])-0.000052*([.K180]*[.J$2])))" office:value-type="float" office:value="0.896674020046616" calcext:value-type="float">
            <text:p>0.897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263.6998990365" calcext:value-type="float">
            <text:p>2263.6998990365</text:p>
          </table:table-cell>
          <table:table-cell office:value-type="float" office:value="1.2432310919" calcext:value-type="float">
            <text:p>1.2432310919</text:p>
          </table:table-cell>
          <table:table-cell table:number-columns-repeated="6"/>
          <table:table-cell table:formula="of:=EXP(4.6835-0.7043*([.K181])-0.00041*([.J$2])-0.000052*([.K181]*[.J$2]))/(1+EXP(4.6835-0.7043*([.K181])-0.00041*([.J$2])-0.000052*([.K181]*[.J$2])))" office:value-type="float" office:value="0.867551017997959" calcext:value-type="float">
            <text:p>0.868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376.4678613404" calcext:value-type="float">
            <text:p>2376.4678613404</text:p>
          </table:table-cell>
          <table:table-cell office:value-type="float" office:value="1.6080600521" calcext:value-type="float">
            <text:p>1.6080600521</text:p>
          </table:table-cell>
          <table:table-cell table:number-columns-repeated="6"/>
          <table:table-cell table:formula="of:=EXP(4.6835-0.7043*([.K182])-0.00041*([.J$2])-0.000052*([.K182]*[.J$2]))/(1+EXP(4.6835-0.7043*([.K182])-0.00041*([.J$2])-0.000052*([.K182]*[.J$2])))" office:value-type="float" office:value="0.824255790130889" calcext:value-type="float">
            <text:p>0.824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481.6585904955" calcext:value-type="float">
            <text:p>2481.6585904955</text:p>
          </table:table-cell>
          <table:table-cell office:value-type="float" office:value="2.0337230326" calcext:value-type="float">
            <text:p>2.0337230326</text:p>
          </table:table-cell>
          <table:table-cell table:number-columns-repeated="6"/>
          <table:table-cell table:formula="of:=EXP(4.6835-0.7043*([.K183])-0.00041*([.J$2])-0.000052*([.K183]*[.J$2]))/(1+EXP(4.6835-0.7043*([.K183])-0.00041*([.J$2])-0.000052*([.K183]*[.J$2])))" office:value-type="float" office:value="0.760555642512326" calcext:value-type="float">
            <text:p>0.761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579.8744011606" calcext:value-type="float">
            <text:p>2579.8744011606</text:p>
          </table:table-cell>
          <table:table-cell office:value-type="float" office:value="2.5230816926" calcext:value-type="float">
            <text:p>2.5230816926</text:p>
          </table:table-cell>
          <table:table-cell table:number-columns-repeated="6"/>
          <table:table-cell table:formula="of:=EXP(4.6835-0.7043*([.K184])-0.00041*([.J$2])-0.000052*([.K184]*[.J$2]))/(1+EXP(4.6835-0.7043*([.K184])-0.00041*([.J$2])-0.000052*([.K184]*[.J$2])))" office:value-type="float" office:value="0.6698899633426" calcext:value-type="float">
            <text:p>0.670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2798.3912925486" calcext:value-type="float">
            <text:p>2798.3912925486</text:p>
          </table:table-cell>
          <table:table-cell office:value-type="float" office:value="4.0405887166" calcext:value-type="float">
            <text:p>4.0405887166</text:p>
          </table:table-cell>
          <table:table-cell table:number-columns-repeated="6"/>
          <table:table-cell table:formula="of:=EXP(4.6835-0.7043*([.K185])-0.00041*([.J$2])-0.000052*([.K185]*[.J$2]))/(1+EXP(4.6835-0.7043*([.K185])-0.00041*([.J$2])-0.000052*([.K185]*[.J$2])))" office:value-type="float" office:value="0.335883681456237" calcext:value-type="float">
            <text:p>0.336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983.9988908558" calcext:value-type="float">
            <text:p>2983.9988908558</text:p>
          </table:table-cell>
          <table:table-cell office:value-type="float" office:value="6.0007975322" calcext:value-type="float">
            <text:p>6.0007975322</text:p>
          </table:table-cell>
          <table:table-cell table:number-columns-repeated="6"/>
          <table:table-cell table:formula="of:=EXP(4.6835-0.7043*([.K186])-0.00041*([.J$2])-0.000052*([.K186]*[.J$2]))/(1+EXP(4.6835-0.7043*([.K186])-0.00041*([.J$2])-0.000052*([.K186]*[.J$2])))" office:value-type="float" office:value="0.0775295987777158" calcext:value-type="float">
            <text:p>0.078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3142.5993055769" calcext:value-type="float">
            <text:p>3142.5993055769</text:p>
          </table:table-cell>
          <table:table-cell office:value-type="float" office:value="8.4235415888" calcext:value-type="float">
            <text:p>8.4235415888</text:p>
          </table:table-cell>
          <table:table-cell table:number-columns-repeated="6"/>
          <table:table-cell table:formula="of:=EXP(4.6835-0.7043*([.K187])-0.00041*([.J$2])-0.000052*([.K187]*[.J$2]))/(1+EXP(4.6835-0.7043*([.K187])-0.00041*([.J$2])-0.000052*([.K187]*[.J$2])))" office:value-type="float" office:value="0.00906183264148424" calcext:value-type="float">
            <text:p>0.009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3278.9309582092" calcext:value-type="float">
            <text:p>3278.9309582092</text:p>
          </table:table-cell>
          <table:table-cell office:value-type="float" office:value="11.3212981931" calcext:value-type="float">
            <text:p>11.3212981931</text:p>
          </table:table-cell>
          <table:table-cell table:number-columns-repeated="6"/>
          <table:table-cell table:formula="of:=EXP(4.6835-0.7043*([.K188])-0.00041*([.J$2])-0.000052*([.K188]*[.J$2]))/(1+EXP(4.6835-0.7043*([.K188])-0.00041*([.J$2])-0.000052*([.K188]*[.J$2])))" office:value-type="float" office:value="0.00064367549027795" calcext:value-type="float">
            <text:p>0.001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3396.8118649675" calcext:value-type="float">
            <text:p>3396.8118649675</text:p>
          </table:table-cell>
          <table:table-cell office:value-type="float" office:value="14.7014456616" calcext:value-type="float">
            <text:p>14.7014456616</text:p>
          </table:table-cell>
          <table:table-cell table:number-columns-repeated="6"/>
          <table:table-cell table:formula="of:=EXP(4.6835-0.7043*([.K189])-0.00041*([.J$2])-0.000052*([.K189]*[.J$2]))/(1+EXP(4.6835-0.7043*([.K189])-0.00041*([.J$2])-0.000052*([.K189]*[.J$2])))" office:value-type="float" office:value="0.0000291675531809597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90pct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3499.330012153" calcext:value-type="float">
            <text:p>3499.330012153</text:p>
          </table:table-cell>
          <table:table-cell office:value-type="float" office:value="18.5679509534" calcext:value-type="float">
            <text:p>18.5679509534</text:p>
          </table:table-cell>
          <table:table-cell table:number-columns-repeated="6"/>
          <table:table-cell table:formula="of:=EXP(4.6835-0.7043*([.K190])-0.00041*([.J$2])-0.000052*([.K190]*[.J$2]))/(1+EXP(4.6835-0.7043*([.K190])-0.00041*([.J$2])-0.000052*([.K190]*[.J$2])))" office:value-type="float" office:value="0.000000846232935389997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58.1125360867" calcext:value-type="float">
            <text:p>458.1125360867</text:p>
          </table:table-cell>
          <table:table-cell office:value-type="float" office:value="0.000255747" calcext:value-type="float">
            <text:p>0.000255747</text:p>
          </table:table-cell>
          <table:table-cell table:number-columns-repeated="6"/>
          <table:table-cell table:formula="of:=EXP(4.6835-0.7043*([.K191])-0.00041*([.J$2])-0.000052*([.K191]*[.J$2]))/(1+EXP(4.6835-0.7043*([.K191])-0.00041*([.J$2])-0.000052*([.K191]*[.J$2])))" office:value-type="float" office:value="0.953358680988064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77.945671315" calcext:value-type="float">
            <text:p>877.945671315</text:p>
          </table:table-cell>
          <table:table-cell office:value-type="float" office:value="0.0037571754" calcext:value-type="float">
            <text:p>0.0037571754</text:p>
          </table:table-cell>
          <table:table-cell table:number-columns-repeated="6"/>
          <table:table-cell table:formula="of:=EXP(4.6835-0.7043*([.K192])-0.00041*([.J$2])-0.000052*([.K192]*[.J$2]))/(1+EXP(4.6835-0.7043*([.K192])-0.00041*([.J$2])-0.000052*([.K192]*[.J$2])))" office:value-type="float" office:value="0.953215925124621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63.0822054874" calcext:value-type="float">
            <text:p>1263.0822054874</text:p>
          </table:table-cell>
          <table:table-cell office:value-type="float" office:value="0.0174973363" calcext:value-type="float">
            <text:p>0.0174973363</text:p>
          </table:table-cell>
          <table:table-cell table:number-columns-repeated="6"/>
          <table:table-cell table:formula="of:=EXP(4.6835-0.7043*([.K193])-0.00041*([.J$2])-0.000052*([.K193]*[.J$2]))/(1+EXP(4.6835-0.7043*([.K193])-0.00041*([.J$2])-0.000052*([.K193]*[.J$2])))" office:value-type="float" office:value="0.952651704606459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616.7480295038" calcext:value-type="float">
            <text:p>1616.7480295038</text:p>
          </table:table-cell>
          <table:table-cell office:value-type="float" office:value="0.0509648628" calcext:value-type="float">
            <text:p>0.0509648628</text:p>
          </table:table-cell>
          <table:table-cell table:number-columns-repeated="6"/>
          <table:table-cell table:formula="of:=EXP(4.6835-0.7043*([.K194])-0.00041*([.J$2])-0.000052*([.K194]*[.J$2]))/(1+EXP(4.6835-0.7043*([.K194])-0.00041*([.J$2])-0.000052*([.K194]*[.J$2])))" office:value-type="float" office:value="0.951250234673639" calcext:value-type="float">
            <text:p>0.951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941.8491144478" calcext:value-type="float">
            <text:p>1941.8491144478</text:p>
          </table:table-cell>
          <table:table-cell office:value-type="float" office:value="0.1148780797" calcext:value-type="float">
            <text:p>0.1148780797</text:p>
          </table:table-cell>
          <table:table-cell table:number-columns-repeated="6"/>
          <table:table-cell table:formula="of:=EXP(4.6835-0.7043*([.K195])-0.00041*([.J$2])-0.000052*([.K195]*[.J$2]))/(1+EXP(4.6835-0.7043*([.K195])-0.00041*([.J$2])-0.000052*([.K195]*[.J$2])))" office:value-type="float" office:value="0.948463837665729" calcext:value-type="float">
            <text:p>0.948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241.0045608189" calcext:value-type="float">
            <text:p>2241.0045608189</text:p>
          </table:table-cell>
          <table:table-cell office:value-type="float" office:value="0.2203201292" calcext:value-type="float">
            <text:p>0.2203201292</text:p>
          </table:table-cell>
          <table:table-cell table:number-columns-repeated="6"/>
          <table:table-cell table:formula="of:=EXP(4.6835-0.7043*([.K196])-0.00041*([.J$2])-0.000052*([.K196]*[.J$2]))/(1+EXP(4.6835-0.7043*([.K196])-0.00041*([.J$2])-0.000052*([.K196]*[.J$2])))" office:value-type="float" office:value="0.943535433887883" calcext:value-type="float">
            <text:p>0.944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516.5761360756" calcext:value-type="float">
            <text:p>2516.5761360756</text:p>
          </table:table-cell>
          <table:table-cell office:value-type="float" office:value="0.3781659514" calcext:value-type="float">
            <text:p>0.3781659514</text:p>
          </table:table-cell>
          <table:table-cell table:number-columns-repeated="6"/>
          <table:table-cell table:formula="of:=EXP(4.6835-0.7043*([.K197])-0.00041*([.J$2])-0.000052*([.K197]*[.J$2]))/(1+EXP(4.6835-0.7043*([.K197])-0.00041*([.J$2])-0.000052*([.K197]*[.J$2])))" office:value-type="float" office:value="0.935323960619451" calcext:value-type="float">
            <text:p>0.935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770.6946814024" calcext:value-type="float">
            <text:p>2770.6946814024</text:p>
          </table:table-cell>
          <table:table-cell office:value-type="float" office:value="0.5987196502" calcext:value-type="float">
            <text:p>0.5987196502</text:p>
          </table:table-cell>
          <table:table-cell table:number-columns-repeated="6"/>
          <table:table-cell table:formula="of:=EXP(4.6835-0.7043*([.K198])-0.00041*([.J$2])-0.000052*([.K198]*[.J$2]))/(1+EXP(4.6835-0.7043*([.K198])-0.00041*([.J$2])-0.000052*([.K198]*[.J$2])))" office:value-type="float" office:value="0.921980868149724" calcext:value-type="float">
            <text:p>0.922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3005.2837266391" calcext:value-type="float">
            <text:p>3005.2837266391</text:p>
          </table:table-cell>
          <table:table-cell office:value-type="float" office:value="0.8915016971" calcext:value-type="float">
            <text:p>0.8915016971</text:p>
          </table:table-cell>
          <table:table-cell table:number-columns-repeated="6"/>
          <table:table-cell table:formula="of:=EXP(4.6835-0.7043*([.K199])-0.00041*([.J$2])-0.000052*([.K199]*[.J$2]))/(1+EXP(4.6835-0.7043*([.K199])-0.00041*([.J$2])-0.000052*([.K199]*[.J$2])))" office:value-type="float" office:value="0.900384913159178" calcext:value-type="float">
            <text:p>0.900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222.0806150233" calcext:value-type="float">
            <text:p>3222.0806150233</text:p>
          </table:table-cell>
          <table:table-cell office:value-type="float" office:value="1.2651412033" calcext:value-type="float">
            <text:p>1.2651412033</text:p>
          </table:table-cell>
          <table:table-cell table:number-columns-repeated="6"/>
          <table:table-cell table:formula="of:=EXP(4.6835-0.7043*([.K200])-0.00041*([.J$2])-0.000052*([.K200]*[.J$2]))/(1+EXP(4.6835-0.7043*([.K200])-0.00041*([.J$2])-0.000052*([.K200]*[.J$2])))" office:value-type="float" office:value="0.865228934582371" calcext:value-type="float">
            <text:p>0.865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3422.6554062575" calcext:value-type="float">
            <text:p>3422.6554062575</text:p>
          </table:table-cell>
          <table:table-cell office:value-type="float" office:value="1.7273403546" calcext:value-type="float">
            <text:p>1.7273403546</text:p>
          </table:table-cell>
          <table:table-cell table:number-columns-repeated="6"/>
          <table:table-cell table:formula="of:=EXP(4.6835-0.7043*([.K201])-0.00041*([.J$2])-0.000052*([.K201]*[.J$2]))/(1+EXP(4.6835-0.7043*([.K201])-0.00041*([.J$2])-0.000052*([.K201]*[.J$2])))" office:value-type="float" office:value="0.807872056308592" calcext:value-type="float">
            <text:p>0.808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3608.4277969675" calcext:value-type="float">
            <text:p>3608.4277969675</text:p>
          </table:table-cell>
          <table:table-cell office:value-type="float" office:value="2.2848870038" calcext:value-type="float">
            <text:p>2.2848870038</text:p>
          </table:table-cell>
          <table:table-cell table:number-columns-repeated="6"/>
          <table:table-cell table:formula="of:=EXP(4.6835-0.7043*([.K202])-0.00041*([.J$2])-0.000052*([.K202]*[.J$2]))/(1+EXP(4.6835-0.7043*([.K202])-0.00041*([.J$2])-0.000052*([.K202]*[.J$2])))" office:value-type="float" office:value="0.716216463351874" calcext:value-type="float">
            <text:p>0.716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3780.6822714432" calcext:value-type="float">
            <text:p>3780.6822714432</text:p>
          </table:table-cell>
          <table:table-cell office:value-type="float" office:value="2.9436980636" calcext:value-type="float">
            <text:p>2.9436980636</text:p>
          </table:table-cell>
          <table:table-cell table:number-columns-repeated="6"/>
          <table:table-cell table:formula="of:=EXP(4.6835-0.7043*([.K203])-0.00041*([.J$2])-0.000052*([.K203]*[.J$2]))/(1+EXP(4.6835-0.7043*([.K203])-0.00041*([.J$2])-0.000052*([.K203]*[.J$2])))" office:value-type="float" office:value="0.579954063922783" calcext:value-type="float">
            <text:p>0.580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3940.5816722806" calcext:value-type="float">
            <text:p>3940.5816722806</text:p>
          </table:table-cell>
          <table:table-cell office:value-type="float" office:value="3.7088812937" calcext:value-type="float">
            <text:p>3.7088812937</text:p>
          </table:table-cell>
          <table:table-cell table:number-columns-repeated="6"/>
          <table:table-cell table:formula="of:=EXP(4.6835-0.7043*([.K204])-0.00041*([.J$2])-0.000052*([.K204]*[.J$2]))/(1+EXP(4.6835-0.7043*([.K204])-0.00041*([.J$2])-0.000052*([.K204]*[.J$2])))" office:value-type="float" office:value="0.406611311101527" calcext:value-type="float">
            <text:p>0.407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4089.1793598567" calcext:value-type="float">
            <text:p>4089.1793598567</text:p>
          </table:table-cell>
          <table:table-cell office:value-type="float" office:value="4.5848067427" calcext:value-type="float">
            <text:p>4.5848067427</text:p>
          </table:table-cell>
          <table:table-cell table:number-columns-repeated="6"/>
          <table:table-cell table:formula="of:=EXP(4.6835-0.7043*([.K205])-0.00041*([.J$2])-0.000052*([.K205]*[.J$2]))/(1+EXP(4.6835-0.7043*([.K205])-0.00041*([.J$2])-0.000052*([.K205]*[.J$2])))" office:value-type="float" office:value="0.235059274816587" calcext:value-type="float">
            <text:p>0.235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417.27792493" calcext:value-type="float">
            <text:p>4417.27792493</text:p>
          </table:table-cell>
          <table:table-cell office:value-type="float" office:value="7.2820179178" calcext:value-type="float">
            <text:p>7.2820179178</text:p>
          </table:table-cell>
          <table:table-cell table:number-columns-repeated="6"/>
          <table:table-cell table:formula="of:=EXP(4.6835-0.7043*([.K206])-0.00041*([.J$2])-0.000052*([.K206]*[.J$2]))/(1+EXP(4.6835-0.7043*([.K206])-0.00041*([.J$2])-0.000052*([.K206]*[.J$2])))" office:value-type="float" office:value="0.025346558394533" calcext:value-type="float">
            <text:p>0.025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693.1287761751" calcext:value-type="float">
            <text:p>4693.1287761751</text:p>
          </table:table-cell>
          <table:table-cell office:value-type="float" office:value="10.7362132593" calcext:value-type="float">
            <text:p>10.7362132593</text:p>
          </table:table-cell>
          <table:table-cell table:number-columns-repeated="6"/>
          <table:table-cell table:formula="of:=EXP(4.6835-0.7043*([.K207])-0.00041*([.J$2])-0.000052*([.K207]*[.J$2]))/(1+EXP(4.6835-0.7043*([.K207])-0.00041*([.J$2])-0.000052*([.K207]*[.J$2])))" office:value-type="float" office:value="0.00109929387836256" calcext:value-type="float">
            <text:p>0.001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926.6915412106" calcext:value-type="float">
            <text:p>4926.6915412106</text:p>
          </table:table-cell>
          <table:table-cell office:value-type="float" office:value="14.9741430038" calcext:value-type="float">
            <text:p>14.9741430038</text:p>
          </table:table-cell>
          <table:table-cell table:number-columns-repeated="6"/>
          <table:table-cell table:formula="of:=EXP(4.6835-0.7043*([.K208])-0.00041*([.J$2])-0.000052*([.K208]*[.J$2]))/(1+EXP(4.6835-0.7043*([.K208])-0.00041*([.J$2])-0.000052*([.K208]*[.J$2])))" office:value-type="float" office:value="0.0000227232941420025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125.8324205778" calcext:value-type="float">
            <text:p>5125.8324205778</text:p>
          </table:table-cell>
          <table:table-cell office:value-type="float" office:value="20.0112869996" calcext:value-type="float">
            <text:p>20.0112869996</text:p>
          </table:table-cell>
          <table:table-cell table:number-columns-repeated="6"/>
          <table:table-cell table:formula="of:=EXP(4.6835-0.7043*([.K209])-0.00041*([.J$2])-0.000052*([.K209]*[.J$2]))/(1+EXP(4.6835-0.7043*([.K209])-0.00041*([.J$2])-0.000052*([.K209]*[.J$2])))" office:value-type="float" office:value="0.00000022572647562815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296.7916163866" calcext:value-type="float">
            <text:p>5296.7916163866</text:p>
          </table:table-cell>
          <table:table-cell office:value-type="float" office:value="25.8557630207" calcext:value-type="float">
            <text:p>25.8557630207</text:p>
          </table:table-cell>
          <table:table-cell table:number-columns-repeated="6"/>
          <table:table-cell table:formula="of:=EXP(4.6835-0.7043*([.K210])-0.00041*([.J$2])-0.000052*([.K210]*[.J$2]))/(1+EXP(4.6835-0.7043*([.K210])-0.00041*([.J$2])-0.000052*([.K210]*[.J$2])))" office:value-type="float" office:value="0.00000000107070041721605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90pct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90pct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5444.5420631315" calcext:value-type="float">
            <text:p>5444.5420631315</text:p>
          </table:table-cell>
          <table:table-cell office:value-type="float" office:value="32.5110817573" calcext:value-type="float">
            <text:p>32.5110817573</text:p>
          </table:table-cell>
          <table:table-cell table:number-columns-repeated="6"/>
          <table:table-cell table:formula="of:=EXP(4.6835-0.7043*([.K211])-0.00041*([.J$2])-0.000052*([.K211]*[.J$2]))/(1+EXP(4.6835-0.7043*([.K211])-0.00041*([.J$2])-0.000052*([.K211]*[.J$2])))" office:value-type="float" office:value="0.00000000000241736003852597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55.8442862939" calcext:value-type="float">
            <text:p>255.8442862939</text:p>
          </table:table-cell>
          <table:table-cell office:value-type="float" office:value="0.0001372076" calcext:value-type="float">
            <text:p>0.0001372076</text:p>
          </table:table-cell>
          <table:table-cell table:number-columns-repeated="6"/>
          <table:table-cell table:formula="of:=EXP(4.6835-0.7043*([.K212])-0.00041*([.J$2])-0.000052*([.K212]*[.J$2]))/(1+EXP(4.6835-0.7043*([.K212])-0.00041*([.J$2])-0.000052*([.K212]*[.J$2])))" office:value-type="float" office:value="0.95336350667098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96.6639595076" calcext:value-type="float">
            <text:p>496.6639595076</text:p>
          </table:table-cell>
          <table:table-cell office:value-type="float" office:value="0.0020682927" calcext:value-type="float">
            <text:p>0.0020682927</text:p>
          </table:table-cell>
          <table:table-cell table:number-columns-repeated="6"/>
          <table:table-cell table:formula="of:=EXP(4.6835-0.7043*([.K213])-0.00041*([.J$2])-0.000052*([.K213]*[.J$2]))/(1+EXP(4.6835-0.7043*([.K213])-0.00041*([.J$2])-0.000052*([.K213]*[.J$2])))" office:value-type="float" office:value="0.95328483393704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23.4486485123" calcext:value-type="float">
            <text:p>723.4486485123</text:p>
          </table:table-cell>
          <table:table-cell office:value-type="float" office:value="0.0098738074" calcext:value-type="float">
            <text:p>0.0098738074</text:p>
          </table:table-cell>
          <table:table-cell table:number-columns-repeated="6"/>
          <table:table-cell table:formula="of:=EXP(4.6835-0.7043*([.K214])-0.00041*([.J$2])-0.000052*([.K214]*[.J$2]))/(1+EXP(4.6835-0.7043*([.K214])-0.00041*([.J$2])-0.000052*([.K214]*[.J$2])))" office:value-type="float" office:value="0.952965548080189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37.1185579429" calcext:value-type="float">
            <text:p>937.1185579429</text:p>
          </table:table-cell>
          <table:table-cell office:value-type="float" office:value="0.0294534236" calcext:value-type="float">
            <text:p>0.0294534236</text:p>
          </table:table-cell>
          <table:table-cell table:number-columns-repeated="6"/>
          <table:table-cell table:formula="of:=EXP(4.6835-0.7043*([.K215])-0.00041*([.J$2])-0.000052*([.K215]*[.J$2]))/(1+EXP(4.6835-0.7043*([.K215])-0.00041*([.J$2])-0.000052*([.K215]*[.J$2])))" office:value-type="float" office:value="0.952155488598061" calcext:value-type="float">
            <text:p>0.952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138.5295369404" calcext:value-type="float">
            <text:p>1138.5295369404</text:p>
          </table:table-cell>
          <table:table-cell office:value-type="float" office:value="0.067929018" calcext:value-type="float">
            <text:p>0.067929018</text:p>
          </table:table-cell>
          <table:table-cell table:number-columns-repeated="6"/>
          <table:table-cell table:formula="of:=EXP(4.6835-0.7043*([.K216])-0.00041*([.J$2])-0.000052*([.K216]*[.J$2]))/(1+EXP(4.6835-0.7043*([.K216])-0.00041*([.J$2])-0.000052*([.K216]*[.J$2])))" office:value-type="float" office:value="0.950524904737612" calcext:value-type="float">
            <text:p>0.951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float" office:value="1328.4777674541" calcext:value-type="float">
            <text:p>1328.4777674541</text:p>
          </table:table-cell>
          <table:table-cell office:value-type="float" office:value="0.1331796305" calcext:value-type="float">
            <text:p>0.1331796305</text:p>
          </table:table-cell>
          <table:table-cell table:number-columns-repeated="6"/>
          <table:table-cell table:formula="of:=EXP(4.6835-0.7043*([.K217])-0.00041*([.J$2])-0.000052*([.K217]*[.J$2]))/(1+EXP(4.6835-0.7043*([.K217])-0.00041*([.J$2])-0.000052*([.K217]*[.J$2])))" office:value-type="float" office:value="0.947638604537518" calcext:value-type="float">
            <text:p>0.948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507.7041012423" calcext:value-type="float">
            <text:p>1507.7041012423</text:p>
          </table:table-cell>
          <table:table-cell office:value-type="float" office:value="0.2334828769" calcext:value-type="float">
            <text:p>0.2334828769</text:p>
          </table:table-cell>
          <table:table-cell table:number-columns-repeated="6"/>
          <table:table-cell table:formula="of:=EXP(4.6835-0.7043*([.K218])-0.00041*([.J$2])-0.000052*([.K218]*[.J$2]))/(1+EXP(4.6835-0.7043*([.K218])-0.00041*([.J$2])-0.000052*([.K218]*[.J$2])))" office:value-type="float" office:value="0.942889938144455" calcext:value-type="float">
            <text:p>0.943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676.8980724436" calcext:value-type="float">
            <text:p>1676.8980724436</text:p>
          </table:table-cell>
          <table:table-cell office:value-type="float" office:value="0.3772419912" calcext:value-type="float">
            <text:p>0.3772419912</text:p>
          </table:table-cell>
          <table:table-cell table:number-columns-repeated="6"/>
          <table:table-cell table:formula="of:=EXP(4.6835-0.7043*([.K219])-0.00041*([.J$2])-0.000052*([.K219]*[.J$2]))/(1+EXP(4.6835-0.7043*([.K219])-0.00041*([.J$2])-0.000052*([.K219]*[.J$2])))" office:value-type="float" office:value="0.935375115737076" calcext:value-type="float">
            <text:p>0.935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836.7016105026" calcext:value-type="float">
            <text:p>1836.7016105026</text:p>
          </table:table-cell>
          <table:table-cell office:value-type="float" office:value="0.572781465" calcext:value-type="float">
            <text:p>0.572781465</text:p>
          </table:table-cell>
          <table:table-cell table:number-columns-repeated="6"/>
          <table:table-cell table:formula="of:=EXP(4.6835-0.7043*([.K220])-0.00041*([.J$2])-0.000052*([.K220]*[.J$2]))/(1+EXP(4.6835-0.7043*([.K220])-0.00041*([.J$2])-0.000052*([.K220]*[.J$2])))" office:value-type="float" office:value="0.923672096150072" calcext:value-type="float">
            <text:p>0.924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987.7124763092" calcext:value-type="float">
            <text:p>1987.7124763092</text:p>
          </table:table-cell>
          <table:table-cell office:value-type="float" office:value="0.8281973772" calcext:value-type="float">
            <text:p>0.8281973772</text:p>
          </table:table-cell>
          <table:table-cell table:number-columns-repeated="6"/>
          <table:table-cell table:formula="of:=EXP(4.6835-0.7043*([.K221])-0.00041*([.J$2])-0.000052*([.K221]*[.J$2]))/(1+EXP(4.6835-0.7043*([.K221])-0.00041*([.J$2])-0.000052*([.K221]*[.J$2])))" office:value-type="float" office:value="0.905464110109799" calcext:value-type="float">
            <text:p>0.905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130.4874426398" calcext:value-type="float">
            <text:p>2130.4874426398</text:p>
          </table:table-cell>
          <table:table-cell office:value-type="float" office:value="1.1512510818" calcext:value-type="float">
            <text:p>1.1512510818</text:p>
          </table:table-cell>
          <table:table-cell table:number-columns-repeated="6"/>
          <table:table-cell table:formula="of:=EXP(4.6835-0.7043*([.K222])-0.00041*([.J$2])-0.000052*([.K222]*[.J$2]))/(1+EXP(4.6835-0.7043*([.K222])-0.00041*([.J$2])-0.000052*([.K222]*[.J$2])))" office:value-type="float" office:value="0.876931814020684" calcext:value-type="float">
            <text:p>0.877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265.5452383547" calcext:value-type="float">
            <text:p>2265.5452383547</text:p>
          </table:table-cell>
          <table:table-cell office:value-type="float" office:value="1.5492970456" calcext:value-type="float">
            <text:p>1.5492970456</text:p>
          </table:table-cell>
          <table:table-cell table:number-columns-repeated="6"/>
          <table:table-cell table:formula="of:=EXP(4.6835-0.7043*([.K223])-0.00041*([.J$2])-0.000052*([.K223]*[.J$2]))/(1+EXP(4.6835-0.7043*([.K223])-0.00041*([.J$2])-0.000052*([.K223]*[.J$2])))" office:value-type="float" office:value="0.831913929038489" calcext:value-type="float">
            <text:p>0.832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393.3692742991" calcext:value-type="float">
            <text:p>2393.3692742991</text:p>
          </table:table-cell>
          <table:table-cell office:value-type="float" office:value="2.0292373659" calcext:value-type="float">
            <text:p>2.0292373659</text:p>
          </table:table-cell>
          <table:table-cell table:number-columns-repeated="6"/>
          <table:table-cell table:formula="of:=EXP(4.6835-0.7043*([.K224])-0.00041*([.J$2])-0.000052*([.K224]*[.J$2]))/(1+EXP(4.6835-0.7043*([.K224])-0.00041*([.J$2])-0.000052*([.K224]*[.J$2])))" office:value-type="float" office:value="0.761302758078592" calcext:value-type="float">
            <text:p>0.761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514.4101674704" calcext:value-type="float">
            <text:p>2514.4101674704</text:p>
          </table:table-cell>
          <table:table-cell office:value-type="float" office:value="2.5974969312" calcext:value-type="float">
            <text:p>2.5974969312</text:p>
          </table:table-cell>
          <table:table-cell table:number-columns-repeated="6"/>
          <table:table-cell table:formula="of:=EXP(4.6835-0.7043*([.K225])-0.00041*([.J$2])-0.000052*([.K225]*[.J$2]))/(1+EXP(4.6835-0.7043*([.K225])-0.00041*([.J$2])-0.000052*([.K225]*[.J$2])))" office:value-type="float" office:value="0.654652920082292" calcext:value-type="float">
            <text:p>0.655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629.0880787342" calcext:value-type="float">
            <text:p>2629.0880787342</text:p>
          </table:table-cell>
          <table:table-cell office:value-type="float" office:value="3.2600143624" calcext:value-type="float">
            <text:p>3.2600143624</text:p>
          </table:table-cell>
          <table:table-cell table:number-columns-repeated="6"/>
          <table:table-cell table:formula="of:=EXP(4.6835-0.7043*([.K226])-0.00041*([.J$2])-0.000052*([.K226]*[.J$2]))/(1+EXP(4.6835-0.7043*([.K226])-0.00041*([.J$2])-0.000052*([.K226]*[.J$2])))" office:value-type="float" office:value="0.508243243341039" calcext:value-type="float">
            <text:p>0.508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2890.4522338145" calcext:value-type="float">
            <text:p>2890.4522338145</text:p>
          </table:table-cell>
          <table:table-cell office:value-type="float" office:value="5.3633287037" calcext:value-type="float">
            <text:p>5.3633287037</text:p>
          </table:table-cell>
          <table:table-cell table:number-columns-repeated="6"/>
          <table:table-cell table:formula="of:=EXP(4.6835-0.7043*([.K227])-0.00041*([.J$2])-0.000052*([.K227]*[.J$2]))/(1+EXP(4.6835-0.7043*([.K227])-0.00041*([.J$2])-0.000052*([.K227]*[.J$2])))" office:value-type="float" office:value="0.130931246821234" calcext:value-type="float">
            <text:p>0.131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3119.8664849242" calcext:value-type="float">
            <text:p>3119.8664849242</text:p>
          </table:table-cell>
          <table:table-cell office:value-type="float" office:value="8.1612885355" calcext:value-type="float">
            <text:p>8.1612885355</text:p>
          </table:table-cell>
          <table:table-cell table:number-columns-repeated="6"/>
          <table:table-cell table:formula="of:=EXP(4.6835-0.7043*([.K228])-0.00041*([.J$2])-0.000052*([.K228]*[.J$2]))/(1+EXP(4.6835-0.7043*([.K228])-0.00041*([.J$2])-0.000052*([.K228]*[.J$2])))" office:value-type="float" office:value="0.0114928538010811" calcext:value-type="float">
            <text:p>0.011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3321.9130498541" calcext:value-type="float">
            <text:p>3321.9130498541</text:p>
          </table:table-cell>
          <table:table-cell office:value-type="float" office:value="11.7103070095" calcext:value-type="float">
            <text:p>11.7103070095</text:p>
          </table:table-cell>
          <table:table-cell table:number-columns-repeated="6"/>
          <table:table-cell table:formula="of:=EXP(4.6835-0.7043*([.K229])-0.00041*([.J$2])-0.000052*([.K229]*[.J$2]))/(1+EXP(4.6835-0.7043*([.K229])-0.00041*([.J$2])-0.000052*([.K229]*[.J$2])))" office:value-type="float" office:value="0.000450890194252275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3500.4576577662" calcext:value-type="float">
            <text:p>3500.4576577662</text:p>
          </table:table-cell>
          <table:table-cell office:value-type="float" office:value="16.0530071163" calcext:value-type="float">
            <text:p>16.0530071163</text:p>
          </table:table-cell>
          <table:table-cell table:number-columns-repeated="6"/>
          <table:table-cell table:formula="of:=EXP(4.6835-0.7043*([.K230])-0.00041*([.J$2])-0.000052*([.K230]*[.J$2]))/(1+EXP(4.6835-0.7043*([.K230])-0.00041*([.J$2])-0.000052*([.K230]*[.J$2])))" office:value-type="float" office:value="0.00000846239408304354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3658.7677461531" calcext:value-type="float">
            <text:p>3658.7677461531</text:p>
          </table:table-cell>
          <table:table-cell office:value-type="float" office:value="21.2208020843" calcext:value-type="float">
            <text:p>21.2208020843</text:p>
          </table:table-cell>
          <table:table-cell table:number-columns-repeated="6"/>
          <table:table-cell table:formula="of:=EXP(4.6835-0.7043*([.K231])-0.00041*([.J$2])-0.000052*([.K231]*[.J$2]))/(1+EXP(4.6835-0.7043*([.K231])-0.00041*([.J$2])-0.000052*([.K231]*[.J$2])))" office:value-type="float" office:value="0.0000000745844218285407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grid12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3799.6104401952" calcext:value-type="float">
            <text:p>3799.6104401952</text:p>
          </table:table-cell>
          <table:table-cell office:value-type="float" office:value="27.2362541164" calcext:value-type="float">
            <text:p>27.2362541164</text:p>
          </table:table-cell>
          <table:table-cell table:number-columns-repeated="6"/>
          <table:table-cell table:formula="of:=EXP(4.6835-0.7043*([.K232])-0.00041*([.J$2])-0.000052*([.K232]*[.J$2]))/(1+EXP(4.6835-0.7043*([.K232])-0.00041*([.J$2])-0.000052*([.K232]*[.J$2])))" office:value-type="float" office:value="0.000000000302516491590144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19.1666135774" calcext:value-type="float">
            <text:p>419.1666135774</text:p>
          </table:table-cell>
          <table:table-cell office:value-type="float" office:value="0.0002900398" calcext:value-type="float">
            <text:p>0.0002900398</text:p>
          </table:table-cell>
          <table:table-cell table:number-columns-repeated="6"/>
          <table:table-cell table:formula="of:=EXP(4.6835-0.7043*([.K233])-0.00041*([.J$2])-0.000052*([.K233]*[.J$2]))/(1+EXP(4.6835-0.7043*([.K233])-0.00041*([.J$2])-0.000052*([.K233]*[.J$2])))" office:value-type="float" office:value="0.953357284855828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10.1876159983" calcext:value-type="float">
            <text:p>810.1876159983</text:p>
          </table:table-cell>
          <table:table-cell office:value-type="float" office:value="0.0043342639" calcext:value-type="float">
            <text:p>0.0043342639</text:p>
          </table:table-cell>
          <table:table-cell table:number-columns-repeated="6"/>
          <table:table-cell table:formula="of:=EXP(4.6835-0.7043*([.K234])-0.00041*([.J$2])-0.000052*([.K234]*[.J$2]))/(1+EXP(4.6835-0.7043*([.K234])-0.00041*([.J$2])-0.000052*([.K234]*[.J$2])))" office:value-type="float" office:value="0.953192356945407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175.181768725" calcext:value-type="float">
            <text:p>1175.181768725</text:p>
          </table:table-cell>
          <table:table-cell office:value-type="float" office:value="0.0205180819" calcext:value-type="float">
            <text:p>0.0205180819</text:p>
          </table:table-cell>
          <table:table-cell table:number-columns-repeated="6"/>
          <table:table-cell table:formula="of:=EXP(4.6835-0.7043*([.K235])-0.00041*([.J$2])-0.000052*([.K235]*[.J$2]))/(1+EXP(4.6835-0.7043*([.K235])-0.00041*([.J$2])-0.000052*([.K235]*[.J$2])))" office:value-type="float" office:value="0.952526797634215" calcext:value-type="float">
            <text:p>0.953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516.0979990871" calcext:value-type="float">
            <text:p>1516.0979990871</text:p>
          </table:table-cell>
          <table:table-cell office:value-type="float" office:value="0.0607097844" calcext:value-type="float">
            <text:p>0.0607097844</text:p>
          </table:table-cell>
          <table:table-cell table:number-columns-repeated="6"/>
          <table:table-cell table:formula="of:=EXP(4.6835-0.7043*([.K236])-0.00041*([.J$2])-0.000052*([.K236]*[.J$2]))/(1+EXP(4.6835-0.7043*([.K236])-0.00041*([.J$2])-0.000052*([.K236]*[.J$2])))" office:value-type="float" office:value="0.950834816885964" calcext:value-type="float">
            <text:p>0.951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834.7295667495" calcext:value-type="float">
            <text:p>1834.7295667495</text:p>
          </table:table-cell>
          <table:table-cell office:value-type="float" office:value="0.1389211236" calcext:value-type="float">
            <text:p>0.1389211236</text:p>
          </table:table-cell>
          <table:table-cell table:number-columns-repeated="6"/>
          <table:table-cell table:formula="of:=EXP(4.6835-0.7043*([.K237])-0.00041*([.J$2])-0.000052*([.K237]*[.J$2]))/(1+EXP(4.6835-0.7043*([.K237])-0.00041*([.J$2])-0.000052*([.K237]*[.J$2])))" office:value-type="float" office:value="0.947377152984153" calcext:value-type="float">
            <text:p>0.947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32.7270155064" calcext:value-type="float">
            <text:p>2132.7270155064</text:p>
          </table:table-cell>
          <table:table-cell office:value-type="float" office:value="0.2703069426" calcext:value-type="float">
            <text:p>0.2703069426</text:p>
          </table:table-cell>
          <table:table-cell table:number-columns-repeated="6"/>
          <table:table-cell table:formula="of:=EXP(4.6835-0.7043*([.K238])-0.00041*([.J$2])-0.000052*([.K238]*[.J$2]))/(1+EXP(4.6835-0.7043*([.K238])-0.00041*([.J$2])-0.000052*([.K238]*[.J$2])))" office:value-type="float" office:value="0.941047097964302" calcext:value-type="float">
            <text:p>0.941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411.6100166775" calcext:value-type="float">
            <text:p>2411.6100166775</text:p>
          </table:table-cell>
          <table:table-cell office:value-type="float" office:value="0.4704293367" calcext:value-type="float">
            <text:p>0.4704293367</text:p>
          </table:table-cell>
          <table:table-cell table:number-columns-repeated="6"/>
          <table:table-cell table:formula="of:=EXP(4.6835-0.7043*([.K239])-0.00041*([.J$2])-0.000052*([.K239]*[.J$2]))/(1+EXP(4.6835-0.7043*([.K239])-0.00041*([.J$2])-0.000052*([.K239]*[.J$2])))" office:value-type="float" office:value="0.930022096210762" calcext:value-type="float">
            <text:p>0.930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672.7782009366" calcext:value-type="float">
            <text:p>2672.7782009366</text:p>
          </table:table-cell>
          <table:table-cell office:value-type="float" office:value="0.7547271516" calcext:value-type="float">
            <text:p>0.7547271516</text:p>
          </table:table-cell>
          <table:table-cell table:number-columns-repeated="6"/>
          <table:table-cell table:formula="of:=EXP(4.6835-0.7043*([.K240])-0.00041*([.J$2])-0.000052*([.K240]*[.J$2]))/(1+EXP(4.6835-0.7043*([.K240])-0.00041*([.J$2])-0.000052*([.K240]*[.J$2])))" office:value-type="float" office:value="0.911067151133003" calcext:value-type="float">
            <text:p>0.911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917.521066812" calcext:value-type="float">
            <text:p>2917.521066812</text:p>
          </table:table-cell>
          <table:table-cell office:value-type="float" office:value="1.1381439111" calcext:value-type="float">
            <text:p>1.1381439111</text:p>
          </table:table-cell>
          <table:table-cell table:number-columns-repeated="6"/>
          <table:table-cell table:formula="of:=EXP(4.6835-0.7043*([.K241])-0.00041*([.J$2])-0.000052*([.K241]*[.J$2]))/(1+EXP(4.6835-0.7043*([.K241])-0.00041*([.J$2])-0.000052*([.K241]*[.J$2])))" office:value-type="float" office:value="0.878221089208002" calcext:value-type="float">
            <text:p>0.878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147.0270462734" calcext:value-type="float">
            <text:p>3147.0270462734</text:p>
          </table:table-cell>
          <table:table-cell office:value-type="float" office:value="1.6348770969" calcext:value-type="float">
            <text:p>1.6348770969</text:p>
          </table:table-cell>
          <table:table-cell table:number-columns-repeated="6"/>
          <table:table-cell table:formula="of:=EXP(4.6835-0.7043*([.K242])-0.00041*([.J$2])-0.000052*([.K242]*[.J$2]))/(1+EXP(4.6835-0.7043*([.K242])-0.00041*([.J$2])-0.000052*([.K242]*[.J$2])))" office:value-type="float" office:value="0.820670752985627" calcext:value-type="float">
            <text:p>0.821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3362.3918007033" calcext:value-type="float">
            <text:p>3362.3918007033</text:p>
          </table:table-cell>
          <table:table-cell office:value-type="float" office:value="2.2582195627" calcext:value-type="float">
            <text:p>2.2582195627</text:p>
          </table:table-cell>
          <table:table-cell table:number-columns-repeated="6"/>
          <table:table-cell table:formula="of:=EXP(4.6835-0.7043*([.K243])-0.00041*([.J$2])-0.000052*([.K243]*[.J$2]))/(1+EXP(4.6835-0.7043*([.K243])-0.00041*([.J$2])-0.000052*([.K243]*[.J$2])))" office:value-type="float" office:value="0.721152688964275" calcext:value-type="float">
            <text:p>0.721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3564.6258140704" calcext:value-type="float">
            <text:p>3564.6258140704</text:p>
          </table:table-cell>
          <table:table-cell office:value-type="float" office:value="3.0204701409" calcext:value-type="float">
            <text:p>3.0204701409</text:p>
          </table:table-cell>
          <table:table-cell table:number-columns-repeated="6"/>
          <table:table-cell table:formula="of:=EXP(4.6835-0.7043*([.K244])-0.00041*([.J$2])-0.000052*([.K244]*[.J$2]))/(1+EXP(4.6835-0.7043*([.K244])-0.00041*([.J$2])-0.000052*([.K244]*[.J$2])))" office:value-type="float" office:value="0.562741253283703" calcext:value-type="float">
            <text:p>0.563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3754.6613442175" calcext:value-type="float">
            <text:p>3754.6613442175</text:p>
          </table:table-cell>
          <table:table-cell office:value-type="float" office:value="3.932895496" calcext:value-type="float">
            <text:p>3.932895496</text:p>
          </table:table-cell>
          <table:table-cell table:number-columns-repeated="6"/>
          <table:table-cell table:formula="of:=EXP(4.6835-0.7043*([.K245])-0.00041*([.J$2])-0.000052*([.K245]*[.J$2]))/(1+EXP(4.6835-0.7043*([.K245])-0.00041*([.J$2])-0.000052*([.K245]*[.J$2])))" office:value-type="float" office:value="0.358221433719863" calcext:value-type="float">
            <text:p>0.358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3933.3587878123" calcext:value-type="float">
            <text:p>3933.3587878123</text:p>
          </table:table-cell>
          <table:table-cell office:value-type="float" office:value="5.0057292602" calcext:value-type="float">
            <text:p>5.0057292602</text:p>
          </table:table-cell>
          <table:table-cell table:number-columns-repeated="6"/>
          <table:table-cell table:formula="of:=EXP(4.6835-0.7043*([.K246])-0.00041*([.J$2])-0.000052*([.K246]*[.J$2]))/(1+EXP(4.6835-0.7043*([.K246])-0.00041*([.J$2])-0.000052*([.K246]*[.J$2])))" office:value-type="float" office:value="0.172881222178631" calcext:value-type="float">
            <text:p>0.173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4101.5125096083" calcext:value-type="float">
            <text:p>4101.5125096083</text:p>
          </table:table-cell>
          <table:table-cell office:value-type="float" office:value="6.2481976357" calcext:value-type="float">
            <text:p>6.2481976357</text:p>
          </table:table-cell>
          <table:table-cell table:number-columns-repeated="6"/>
          <table:table-cell table:formula="of:=EXP(4.6835-0.7043*([.K247])-0.00041*([.J$2])-0.000052*([.K247]*[.J$2]))/(1+EXP(4.6835-0.7043*([.K247])-0.00041*([.J$2])-0.000052*([.K247]*[.J$2])))" office:value-type="float" office:value="0.0628020411389364" calcext:value-type="float">
            <text:p>0.063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480.4465492697" calcext:value-type="float">
            <text:p>4480.4465492697</text:p>
          </table:table-cell>
          <table:table-cell office:value-type="float" office:value="10.1485234081" calcext:value-type="float">
            <text:p>10.1485234081</text:p>
          </table:table-cell>
          <table:table-cell table:number-columns-repeated="6"/>
          <table:table-cell table:formula="of:=EXP(4.6835-0.7043*([.K248])-0.00041*([.J$2])-0.000052*([.K248]*[.J$2]))/(1+EXP(4.6835-0.7043*([.K248])-0.00041*([.J$2])-0.000052*([.K248]*[.J$2])))" office:value-type="float" office:value="0.00188128396259845" calcext:value-type="float">
            <text:p>0.002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807.9424114018" calcext:value-type="float">
            <text:p>4807.9424114018</text:p>
          </table:table-cell>
          <table:table-cell office:value-type="float" office:value="15.2637999229" calcext:value-type="float">
            <text:p>15.2637999229</text:p>
          </table:table-cell>
          <table:table-cell table:number-columns-repeated="6"/>
          <table:table-cell table:formula="of:=EXP(4.6835-0.7043*([.K249])-0.00041*([.J$2])-0.000052*([.K249]*[.J$2]))/(1+EXP(4.6835-0.7043*([.K249])-0.00041*([.J$2])-0.000052*([.K249]*[.J$2])))" office:value-type="float" office:value="0.000017430045321522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092.2473678395" calcext:value-type="float">
            <text:p>5092.2473678395</text:p>
          </table:table-cell>
          <table:table-cell office:value-type="float" office:value="21.670462487" calcext:value-type="float">
            <text:p>21.670462487</text:p>
          </table:table-cell>
          <table:table-cell table:number-columns-repeated="6"/>
          <table:table-cell table:formula="of:=EXP(4.6835-0.7043*([.K250])-0.00041*([.J$2])-0.000052*([.K250]*[.J$2]))/(1+EXP(4.6835-0.7043*([.K250])-0.00041*([.J$2])-0.000052*([.K250]*[.J$2])))" office:value-type="float" office:value="0.0000000494141748622688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340.1616734912" calcext:value-type="float">
            <text:p>5340.1616734912</text:p>
          </table:table-cell>
          <table:table-cell office:value-type="float" office:value="29.4220539466" calcext:value-type="float">
            <text:p>29.4220539466</text:p>
          </table:table-cell>
          <table:table-cell table:number-columns-repeated="6"/>
          <table:table-cell table:formula="of:=EXP(4.6835-0.7043*([.K251])-0.00041*([.J$2])-0.000052*([.K251]*[.J$2]))/(1+EXP(4.6835-0.7043*([.K251])-0.00041*([.J$2])-0.000052*([.K251]*[.J$2])))" office:value-type="float" office:value="0.0000000000408901387625687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57.3070185211" calcext:value-type="float">
            <text:p>5557.3070185211</text:p>
          </table:table-cell>
          <table:table-cell office:value-type="float" office:value="38.55478873" calcext:value-type="float">
            <text:p>38.55478873</text:p>
          </table:table-cell>
          <table:table-cell table:number-columns-repeated="6"/>
          <table:table-cell table:formula="of:=EXP(4.6835-0.7043*([.K252])-0.00041*([.J$2])-0.000052*([.K252]*[.J$2]))/(1+EXP(4.6835-0.7043*([.K252])-0.00041*([.J$2])-0.000052*([.K252]*[.J$2])))" office:value-type="float" office:value="9.55448624700098E-015" calcext:value-type="float">
            <text:p>0.000</text:p>
          </table:table-cell>
        </table:table-row>
        <table:table-row table:style-name="ro1">
          <table:table-cell office:value-type="string" calcext:value-type="string">
            <text:p>PIBAthinned_grid25</text:p>
          </table:table-cell>
          <table:table-cell office:value-type="string" calcext:value-type="string">
            <text:p>PIBA</text:p>
          </table:table-cell>
          <table:table-cell office:value-type="string" calcext:value-type="string">
            <text:p>thinned_grid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5748.3432667816" calcext:value-type="float">
            <text:p>5748.3432667816</text:p>
          </table:table-cell>
          <table:table-cell office:value-type="float" office:value="49.0921505595" calcext:value-type="float">
            <text:p>49.0921505595</text:p>
          </table:table-cell>
          <table:table-cell table:number-columns-repeated="6"/>
          <table:table-cell table:formula="of:=EXP(4.6835-0.7043*([.K253])-0.00041*([.J$2])-0.000052*([.K253]*[.J$2]))/(1+EXP(4.6835-0.7043*([.K253])-0.00041*([.J$2])-0.000052*([.K253]*[.J$2])))" office:value-type="float" office:value="6.16992806168193E-019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605.4514574557" calcext:value-type="float">
            <text:p>605.4514574557</text:p>
          </table:table-cell>
          <table:table-cell office:value-type="float" office:value="0.0005223834" calcext:value-type="float">
            <text:p>0.0005223834</text:p>
          </table:table-cell>
          <table:table-cell table:number-columns-repeated="6"/>
          <table:table-cell table:formula="of:=EXP(4.6835-0.7043*([.K254])-0.00041*([.J$2])-0.000052*([.K254]*[.J$2]))/(1+EXP(4.6835-0.7043*([.K254])-0.00041*([.J$2])-0.000052*([.K254]*[.J$2])))" office:value-type="float" office:value="0.953347824610734" calcext:value-type="float">
            <text:p>0.953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157.6247392324" calcext:value-type="float">
            <text:p>1157.6247392324</text:p>
          </table:table-cell>
          <table:table-cell office:value-type="float" office:value="0.0076388204" calcext:value-type="float">
            <text:p>0.0076388204</text:p>
          </table:table-cell>
          <table:table-cell table:number-columns-repeated="6"/>
          <table:table-cell table:formula="of:=EXP(4.6835-0.7043*([.K255])-0.00041*([.J$2])-0.000052*([.K255]*[.J$2]))/(1+EXP(4.6835-0.7043*([.K255])-0.00041*([.J$2])-0.000052*([.K255]*[.J$2])))" office:value-type="float" office:value="0.953057181955932" calcext:value-type="float">
            <text:p>0.953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661.770085747" calcext:value-type="float">
            <text:p>1661.770085747</text:p>
          </table:table-cell>
          <table:table-cell office:value-type="float" office:value="0.0354172708" calcext:value-type="float">
            <text:p>0.0354172708</text:p>
          </table:table-cell>
          <table:table-cell table:number-columns-repeated="6"/>
          <table:table-cell table:formula="of:=EXP(4.6835-0.7043*([.K256])-0.00041*([.J$2])-0.000052*([.K256]*[.J$2]))/(1+EXP(4.6835-0.7043*([.K256])-0.00041*([.J$2])-0.000052*([.K256]*[.J$2])))" office:value-type="float" office:value="0.951906127179295" calcext:value-type="float">
            <text:p>0.952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122.5871410641" calcext:value-type="float">
            <text:p>2122.5871410641</text:p>
          </table:table-cell>
          <table:table-cell office:value-type="float" office:value="0.1027263246" calcext:value-type="float">
            <text:p>0.1027263246</text:p>
          </table:table-cell>
          <table:table-cell table:number-columns-repeated="6"/>
          <table:table-cell table:formula="of:=EXP(4.6835-0.7043*([.K257])-0.00041*([.J$2])-0.000052*([.K257]*[.J$2]))/(1+EXP(4.6835-0.7043*([.K257])-0.00041*([.J$2])-0.000052*([.K257]*[.J$2])))" office:value-type="float" office:value="0.949004960869906" calcext:value-type="float">
            <text:p>0.949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544.2850201875" calcext:value-type="float">
            <text:p>2544.2850201875</text:p>
          </table:table-cell>
          <table:table-cell office:value-type="float" office:value="0.2306227997" calcext:value-type="float">
            <text:p>0.2306227997</text:p>
          </table:table-cell>
          <table:table-cell table:number-columns-repeated="6"/>
          <table:table-cell table:formula="of:=EXP(4.6835-0.7043*([.K258])-0.00041*([.J$2])-0.000052*([.K258]*[.J$2]))/(1+EXP(4.6835-0.7043*([.K258])-0.00041*([.J$2])-0.000052*([.K258]*[.J$2])))" office:value-type="float" office:value="0.943030782042479" calcext:value-type="float">
            <text:p>0.943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2930.6356417258" calcext:value-type="float">
            <text:p>2930.6356417258</text:p>
          </table:table-cell>
          <table:table-cell office:value-type="float" office:value="0.4406125514" calcext:value-type="float">
            <text:p>0.4406125514</text:p>
          </table:table-cell>
          <table:table-cell table:number-columns-repeated="6"/>
          <table:table-cell table:formula="of:=EXP(4.6835-0.7043*([.K259])-0.00041*([.J$2])-0.000052*([.K259]*[.J$2]))/(1+EXP(4.6835-0.7043*([.K259])-0.00041*([.J$2])-0.000052*([.K259]*[.J$2])))" office:value-type="float" office:value="0.931778037606768" calcext:value-type="float">
            <text:p>0.932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3285.0210962999" calcext:value-type="float">
            <text:p>3285.0210962999</text:p>
          </table:table-cell>
          <table:table-cell office:value-type="float" office:value="0.7535344556" calcext:value-type="float">
            <text:p>0.7535344556</text:p>
          </table:table-cell>
          <table:table-cell table:number-columns-repeated="6"/>
          <table:table-cell table:formula="of:=EXP(4.6835-0.7043*([.K260])-0.00041*([.J$2])-0.000052*([.K260]*[.J$2]))/(1+EXP(4.6835-0.7043*([.K260])-0.00041*([.J$2])-0.000052*([.K260]*[.J$2])))" office:value-type="float" office:value="0.911155588883223" calcext:value-type="float">
            <text:p>0.911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3610.475731582" calcext:value-type="float">
            <text:p>3610.475731582</text:p>
          </table:table-cell>
          <table:table-cell office:value-type="float" office:value="1.1888841681" calcext:value-type="float">
            <text:p>1.1888841681</text:p>
          </table:table-cell>
          <table:table-cell table:number-columns-repeated="6"/>
          <table:table-cell table:formula="of:=EXP(4.6835-0.7043*([.K261])-0.00041*([.J$2])-0.000052*([.K261]*[.J$2]))/(1+EXP(4.6835-0.7043*([.K261])-0.00041*([.J$2])-0.000052*([.K261]*[.J$2])))" office:value-type="float" office:value="0.873164728127636" calcext:value-type="float">
            <text:p>0.873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3909.7235558837" calcext:value-type="float">
            <text:p>3909.7235558837</text:p>
          </table:table-cell>
          <table:table-cell office:value-type="float" office:value="1.7644438005" calcext:value-type="float">
            <text:p>1.7644438005</text:p>
          </table:table-cell>
          <table:table-cell table:number-columns-repeated="6"/>
          <table:table-cell table:formula="of:=EXP(4.6835-0.7043*([.K262])-0.00041*([.J$2])-0.000052*([.K262]*[.J$2]))/(1+EXP(4.6835-0.7043*([.K262])-0.00041*([.J$2])-0.000052*([.K262]*[.J$2])))" office:value-type="float" office:value="0.802544089821314" calcext:value-type="float">
            <text:p>0.803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4185.2114925244" calcext:value-type="float">
            <text:p>4185.2114925244</text:p>
          </table:table-cell>
          <table:table-cell office:value-type="float" office:value="2.49612039" calcext:value-type="float">
            <text:p>2.49612039</text:p>
          </table:table-cell>
          <table:table-cell table:number-columns-repeated="6"/>
          <table:table-cell table:formula="of:=EXP(4.6835-0.7043*([.K263])-0.00041*([.J$2])-0.000052*([.K263]*[.J$2]))/(1+EXP(4.6835-0.7043*([.K263])-0.00041*([.J$2])-0.000052*([.K263]*[.J$2])))" office:value-type="float" office:value="0.675325643429714" calcext:value-type="float">
            <text:p>0.675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4439.1389556887" calcext:value-type="float">
            <text:p>4439.1389556887</text:p>
          </table:table-cell>
          <table:table-cell office:value-type="float" office:value="3.3979232037" calcext:value-type="float">
            <text:p>3.3979232037</text:p>
          </table:table-cell>
          <table:table-cell table:number-columns-repeated="6"/>
          <table:table-cell table:formula="of:=EXP(4.6835-0.7043*([.K264])-0.00041*([.J$2])-0.000052*([.K264]*[.J$2]))/(1+EXP(4.6835-0.7043*([.K264])-0.00041*([.J$2])-0.000052*([.K264]*[.J$2])))" office:value-type="float" office:value="0.476694683039651" calcext:value-type="float">
            <text:p>0.477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4673.4841641658" calcext:value-type="float">
            <text:p>4673.4841641658</text:p>
          </table:table-cell>
          <table:table-cell office:value-type="float" office:value="4.4820299313" calcext:value-type="float">
            <text:p>4.4820299313</text:p>
          </table:table-cell>
          <table:table-cell table:number-columns-repeated="6"/>
          <table:table-cell table:formula="of:=EXP(4.6835-0.7043*([.K265])-0.00041*([.J$2])-0.000052*([.K265]*[.J$2]))/(1+EXP(4.6835-0.7043*([.K265])-0.00041*([.J$2])-0.000052*([.K265]*[.J$2])))" office:value-type="float" office:value="0.252398377540725" calcext:value-type="float">
            <text:p>0.252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4890.0275614014" calcext:value-type="float">
            <text:p>4890.0275614014</text:p>
          </table:table-cell>
          <table:table-cell office:value-type="float" office:value="5.7589065056" calcext:value-type="float">
            <text:p>5.7589065056</text:p>
          </table:table-cell>
          <table:table-cell table:number-columns-repeated="6"/>
          <table:table-cell table:formula="of:=EXP(4.6835-0.7043*([.K266])-0.00041*([.J$2])-0.000052*([.K266]*[.J$2]))/(1+EXP(4.6835-0.7043*([.K266])-0.00041*([.J$2])-0.000052*([.K266]*[.J$2])))" office:value-type="float" office:value="0.094925233364102" calcext:value-type="float">
            <text:p>0.095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5090.3726679294" calcext:value-type="float">
            <text:p>5090.3726679294</text:p>
          </table:table-cell>
          <table:table-cell office:value-type="float" office:value="7.2374560178" calcext:value-type="float">
            <text:p>7.2374560178</text:p>
          </table:table-cell>
          <table:table-cell table:number-columns-repeated="6"/>
          <table:table-cell table:formula="of:=EXP(4.6835-0.7043*([.K267])-0.00041*([.J$2])-0.000052*([.K267]*[.J$2]))/(1+EXP(4.6835-0.7043*([.K267])-0.00041*([.J$2])-0.000052*([.K267]*[.J$2])))" office:value-type="float" office:value="0.0263742306635813" calcext:value-type="float">
            <text:p>0.026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5275.9646548253" calcext:value-type="float">
            <text:p>5275.9646548253</text:p>
          </table:table-cell>
          <table:table-cell office:value-type="float" office:value="8.9251799764" calcext:value-type="float">
            <text:p>8.9251799764</text:p>
          </table:table-cell>
          <table:table-cell table:number-columns-repeated="6"/>
          <table:table-cell table:formula="of:=EXP(4.6835-0.7043*([.K268])-0.00041*([.J$2])-0.000052*([.K268]*[.J$2]))/(1+EXP(4.6835-0.7043*([.K268])-0.00041*([.J$2])-0.000052*([.K268]*[.J$2])))" office:value-type="float" office:value="0.00574385390689673" calcext:value-type="float">
            <text:p>0.006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5683.643714575" calcext:value-type="float">
            <text:p>5683.643714575</text:p>
          </table:table-cell>
          <table:table-cell office:value-type="float" office:value="14.0980971385" calcext:value-type="float">
            <text:p>14.0980971385</text:p>
          </table:table-cell>
          <table:table-cell table:number-columns-repeated="6"/>
          <table:table-cell table:formula="of:=EXP(4.6835-0.7043*([.K269])-0.00041*([.J$2])-0.000052*([.K269]*[.J$2]))/(1+EXP(4.6835-0.7043*([.K269])-0.00041*([.J$2])-0.000052*([.K269]*[.J$2])))" office:value-type="float" office:value="0.0000506754500410019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6024.0656914341" calcext:value-type="float">
            <text:p>6024.0656914341</text:p>
          </table:table-cell>
          <table:table-cell office:value-type="float" office:value="20.6856941478" calcext:value-type="float">
            <text:p>20.6856941478</text:p>
          </table:table-cell>
          <table:table-cell table:number-columns-repeated="6"/>
          <table:table-cell table:formula="of:=EXP(4.6835-0.7043*([.K270])-0.00041*([.J$2])-0.000052*([.K270]*[.J$2]))/(1+EXP(4.6835-0.7043*([.K270])-0.00041*([.J$2])-0.000052*([.K270]*[.J$2])))" office:value-type="float" office:value="0.0000001217365091953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6310.5614197854" calcext:value-type="float">
            <text:p>6310.5614197854</text:p>
          </table:table-cell>
          <table:table-cell office:value-type="float" office:value="28.7297430446" calcext:value-type="float">
            <text:p>28.7297430446</text:p>
          </table:table-cell>
          <table:table-cell table:number-columns-repeated="6"/>
          <table:table-cell table:formula="of:=EXP(4.6835-0.7043*([.K271])-0.00041*([.J$2])-0.000052*([.K271]*[.J$2]))/(1+EXP(4.6835-0.7043*([.K271])-0.00041*([.J$2])-0.000052*([.K271]*[.J$2])))" office:value-type="float" office:value="0.0000000000770724706588289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6553.5420149861" calcext:value-type="float">
            <text:p>6553.5420149861</text:p>
          </table:table-cell>
          <table:table-cell office:value-type="float" office:value="38.2527712065" calcext:value-type="float">
            <text:p>38.2527712065</text:p>
          </table:table-cell>
          <table:table-cell table:number-columns-repeated="6"/>
          <table:table-cell table:formula="of:=EXP(4.6835-0.7043*([.K272])-0.00041*([.J$2])-0.000052*([.K272]*[.J$2]))/(1+EXP(4.6835-0.7043*([.K272])-0.00041*([.J$2])-0.000052*([.K272]*[.J$2])))" office:value-type="float" office:value="0.0000000000000125978753809205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6761.1790795755" calcext:value-type="float">
            <text:p>6761.1790795755</text:p>
          </table:table-cell>
          <table:table-cell office:value-type="float" office:value="49.2652822332" calcext:value-type="float">
            <text:p>49.2652822332</text:p>
          </table:table-cell>
          <table:table-cell table:number-columns-repeated="6"/>
          <table:table-cell table:formula="of:=EXP(4.6835-0.7043*([.K273])-0.00041*([.J$2])-0.000052*([.K273]*[.J$2]))/(1+EXP(4.6835-0.7043*([.K273])-0.00041*([.J$2])-0.000052*([.K273]*[.J$2])))" office:value-type="float" office:value="5.2654861530799E-019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6939.9197276203" calcext:value-type="float">
            <text:p>6939.9197276203</text:p>
          </table:table-cell>
          <table:table-cell office:value-type="float" office:value="61.7706417169" calcext:value-type="float">
            <text:p>61.7706417169</text:p>
          </table:table-cell>
          <table:table-cell table:number-columns-repeated="6"/>
          <table:table-cell table:formula="of:=EXP(4.6835-0.7043*([.K274])-0.00041*([.J$2])-0.000052*([.K274]*[.J$2]))/(1+EXP(4.6835-0.7043*([.K274])-0.00041*([.J$2])-0.000052*([.K274]*[.J$2])))" office:value-type="float" office:value="5.61027998919954E-024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3.2147532918" calcext:value-type="float">
            <text:p>1433.2147532918</text:p>
          </table:table-cell>
          <table:table-cell office:value-type="float" office:value="0.0012468562" calcext:value-type="float">
            <text:p>0.0012468562</text:p>
          </table:table-cell>
          <table:table-cell table:number-columns-repeated="6"/>
          <table:table-cell table:formula="of:=EXP(4.6835-0.7043*([.K275])-0.00041*([.J$2])-0.000052*([.K275]*[.J$2]))/(1+EXP(4.6835-0.7043*([.K275])-0.00041*([.J$2])-0.000052*([.K275]*[.J$2])))" office:value-type="float" office:value="0.953318314812478" calcext:value-type="float">
            <text:p>0.953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17.0557650072" calcext:value-type="float">
            <text:p>2717.0557650072</text:p>
          </table:table-cell>
          <table:table-cell office:value-type="float" office:value="0.0179246598" calcext:value-type="float">
            <text:p>0.0179246598</text:p>
          </table:table-cell>
          <table:table-cell table:number-columns-repeated="6"/>
          <table:table-cell table:formula="of:=EXP(4.6835-0.7043*([.K276])-0.00041*([.J$2])-0.000052*([.K276]*[.J$2]))/(1+EXP(4.6835-0.7043*([.K276])-0.00041*([.J$2])-0.000052*([.K276]*[.J$2])))" office:value-type="float" office:value="0.952634053884877" calcext:value-type="float">
            <text:p>0.953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868.9415309153" calcext:value-type="float">
            <text:p>3868.9415309153</text:p>
          </table:table-cell>
          <table:table-cell office:value-type="float" office:value="0.0817750218" calcext:value-type="float">
            <text:p>0.0817750218</text:p>
          </table:table-cell>
          <table:table-cell table:number-columns-repeated="6"/>
          <table:table-cell table:formula="of:=EXP(4.6835-0.7043*([.K277])-0.00041*([.J$2])-0.000052*([.K277]*[.J$2]))/(1+EXP(4.6835-0.7043*([.K277])-0.00041*([.J$2])-0.000052*([.K277]*[.J$2])))" office:value-type="float" office:value="0.949925325616342" calcext:value-type="float">
            <text:p>0.95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904.1299451628" calcext:value-type="float">
            <text:p>4904.1299451628</text:p>
          </table:table-cell>
          <table:table-cell office:value-type="float" office:value="0.2335811257" calcext:value-type="float">
            <text:p>0.2335811257</text:p>
          </table:table-cell>
          <table:table-cell table:number-columns-repeated="6"/>
          <table:table-cell table:formula="of:=EXP(4.6835-0.7043*([.K278])-0.00041*([.J$2])-0.000052*([.K278]*[.J$2]))/(1+EXP(4.6835-0.7043*([.K278])-0.00041*([.J$2])-0.000052*([.K278]*[.J$2])))" office:value-type="float" office:value="0.942885094096147" calcext:value-type="float">
            <text:p>0.943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835.9970247909" calcext:value-type="float">
            <text:p>5835.9970247909</text:p>
          </table:table-cell>
          <table:table-cell office:value-type="float" office:value="0.5168493308" calcext:value-type="float">
            <text:p>0.5168493308</text:p>
          </table:table-cell>
          <table:table-cell table:number-columns-repeated="6"/>
          <table:table-cell table:formula="of:=EXP(4.6835-0.7043*([.K279])-0.00041*([.J$2])-0.000052*([.K279]*[.J$2]))/(1+EXP(4.6835-0.7043*([.K279])-0.00041*([.J$2])-0.000052*([.K279]*[.J$2])))" office:value-type="float" office:value="0.927205052044326" calcext:value-type="float">
            <text:p>0.927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676.278687683" calcext:value-type="float">
            <text:p>6676.278687683</text:p>
          </table:table-cell>
          <table:table-cell office:value-type="float" office:value="0.9740140936" calcext:value-type="float">
            <text:p>0.9740140936</text:p>
          </table:table-cell>
          <table:table-cell table:number-columns-repeated="6"/>
          <table:table-cell table:formula="of:=EXP(4.6835-0.7043*([.K280])-0.00041*([.J$2])-0.000052*([.K280]*[.J$2]))/(1+EXP(4.6835-0.7043*([.K280])-0.00041*([.J$2])-0.000052*([.K280]*[.J$2])))" office:value-type="float" office:value="0.893401159578689" calcext:value-type="float">
            <text:p>0.893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435.2805800925" calcext:value-type="float">
            <text:p>7435.2805800925</text:p>
          </table:table-cell>
          <table:table-cell office:value-type="float" office:value="1.6443135275" calcext:value-type="float">
            <text:p>1.6443135275</text:p>
          </table:table-cell>
          <table:table-cell table:number-columns-repeated="6"/>
          <table:table-cell table:formula="of:=EXP(4.6835-0.7043*([.K281])-0.00041*([.J$2])-0.000052*([.K281]*[.J$2]))/(1+EXP(4.6835-0.7043*([.K281])-0.00041*([.J$2])-0.000052*([.K281]*[.J$2])))" office:value-type="float" office:value="0.819395723347704" calcext:value-type="float">
            <text:p>0.819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122.0602638895" calcext:value-type="float">
            <text:p>8122.0602638895</text:p>
          </table:table-cell>
          <table:table-cell office:value-type="float" office:value="2.5627498397" calcext:value-type="float">
            <text:p>2.5627498397</text:p>
          </table:table-cell>
          <table:table-cell table:number-columns-repeated="6"/>
          <table:table-cell table:formula="of:=EXP(4.6835-0.7043*([.K282])-0.00041*([.J$2])-0.000052*([.K282]*[.J$2]))/(1+EXP(4.6835-0.7043*([.K282])-0.00041*([.J$2])-0.000052*([.K282]*[.J$2])))" office:value-type="float" office:value="0.661809535619412" calcext:value-type="float">
            <text:p>0.662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44.5854829959" calcext:value-type="float">
            <text:p>8744.5854829959</text:p>
          </table:table-cell>
          <table:table-cell office:value-type="float" office:value="3.7597355597" calcext:value-type="float">
            <text:p>3.7597355597</text:p>
          </table:table-cell>
          <table:table-cell table:number-columns-repeated="6"/>
          <table:table-cell table:formula="of:=EXP(4.6835-0.7043*([.K283])-0.00041*([.J$2])-0.000052*([.K283]*[.J$2]))/(1+EXP(4.6835-0.7043*([.K283])-0.00041*([.J$2])-0.000052*([.K283]*[.J$2])))" office:value-type="float" office:value="0.395427908448732" calcext:value-type="float">
            <text:p>0.395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309.8717197638" calcext:value-type="float">
            <text:p>9309.8717197638</text:p>
          </table:table-cell>
          <table:table-cell office:value-type="float" office:value="5.2611564893" calcext:value-type="float">
            <text:p>5.2611564893</text:p>
          </table:table-cell>
          <table:table-cell table:number-columns-repeated="6"/>
          <table:table-cell table:formula="of:=EXP(4.6835-0.7043*([.K284])-0.00041*([.J$2])-0.000052*([.K284]*[.J$2]))/(1+EXP(4.6835-0.7043*([.K284])-0.00041*([.J$2])-0.000052*([.K284]*[.J$2])))" office:value-type="float" office:value="0.141947946642066" calcext:value-type="float">
            <text:p>0.142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824.1018138147" calcext:value-type="float">
            <text:p>9824.1018138147</text:p>
          </table:table-cell>
          <table:table-cell office:value-type="float" office:value="7.0886723938" calcext:value-type="float">
            <text:p>7.0886723938</text:p>
          </table:table-cell>
          <table:table-cell table:number-columns-repeated="6"/>
          <table:table-cell table:formula="of:=EXP(4.6835-0.7043*([.K285])-0.00041*([.J$2])-0.000052*([.K285]*[.J$2]))/(1+EXP(4.6835-0.7043*([.K285])-0.00041*([.J$2])-0.000052*([.K285]*[.J$2])))" office:value-type="float" office:value="0.0301072887409874" calcext:value-type="float">
            <text:p>0.03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292.7300382211" calcext:value-type="float">
            <text:p>10292.7300382211</text:p>
          </table:table-cell>
          <table:table-cell office:value-type="float" office:value="9.2601384985" calcext:value-type="float">
            <text:p>9.2601384985</text:p>
          </table:table-cell>
          <table:table-cell table:number-columns-repeated="6"/>
          <table:table-cell table:formula="of:=EXP(4.6835-0.7043*([.K286])-0.00041*([.J$2])-0.000052*([.K286]*[.J$2]))/(1+EXP(4.6835-0.7043*([.K286])-0.00041*([.J$2])-0.000052*([.K286]*[.J$2])))" office:value-type="float" office:value="0.00423325625225616" calcext:value-type="float">
            <text:p>0.004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20.5727024186" calcext:value-type="float">
            <text:p>10720.5727024186</text:p>
          </table:table-cell>
          <table:table-cell office:value-type="float" office:value="11.7900732502" calcext:value-type="float">
            <text:p>11.7900732502</text:p>
          </table:table-cell>
          <table:table-cell table:number-columns-repeated="6"/>
          <table:table-cell table:formula="of:=EXP(4.6835-0.7043*([.K287])-0.00041*([.J$2])-0.000052*([.K287]*[.J$2]))/(1+EXP(4.6835-0.7043*([.K287])-0.00041*([.J$2])-0.000052*([.K287]*[.J$2])))" office:value-type="float" office:value="0.000419148063842682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1.8870706" calcext:value-type="float">
            <text:p>11111.8870706</text:p>
          </table:table-cell>
          <table:table-cell office:value-type="float" office:value="14.6901264932" calcext:value-type="float">
            <text:p>14.6901264932</text:p>
          </table:table-cell>
          <table:table-cell table:number-columns-repeated="6"/>
          <table:table-cell table:formula="of:=EXP(4.6835-0.7043*([.K288])-0.00041*([.J$2])-0.000052*([.K288]*[.J$2]))/(1+EXP(4.6835-0.7043*([.K288])-0.00041*([.J$2])-0.000052*([.K288]*[.J$2])))" office:value-type="float" office:value="0.0000294713927541657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70.4401423129" calcext:value-type="float">
            <text:p>11470.4401423129</text:p>
          </table:table-cell>
          <table:table-cell office:value-type="float" office:value="17.969521385" calcext:value-type="float">
            <text:p>17.969521385</text:p>
          </table:table-cell>
          <table:table-cell table:number-columns-repeated="6"/>
          <table:table-cell table:formula="of:=EXP(4.6835-0.7043*([.K289])-0.00041*([.J$2])-0.000052*([.K289]*[.J$2]))/(1+EXP(4.6835-0.7043*([.K289])-0.00041*([.J$2])-0.000052*([.K289]*[.J$2])))" office:value-type="float" office:value="0.00000146366170277484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244.4706141156" calcext:value-type="float">
            <text:p>12244.4706141156</text:p>
          </table:table-cell>
          <table:table-cell office:value-type="float" office:value="27.8708330546" calcext:value-type="float">
            <text:p>27.8708330546</text:p>
          </table:table-cell>
          <table:table-cell table:number-columns-repeated="6"/>
          <table:table-cell table:formula="of:=EXP(4.6835-0.7043*([.K290])-0.00041*([.J$2])-0.000052*([.K290]*[.J$2]))/(1+EXP(4.6835-0.7043*([.K290])-0.00041*([.J$2])-0.000052*([.K290]*[.J$2])))" office:value-type="float" office:value="0.000000000169209241372933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76.2630369129" calcext:value-type="float">
            <text:p>12876.2630369129</text:p>
          </table:table-cell>
          <table:table-cell office:value-type="float" office:value="40.2562667385" calcext:value-type="float">
            <text:p>40.2562667385</text:p>
          </table:table-cell>
          <table:table-cell table:number-columns-repeated="6"/>
          <table:table-cell table:formula="of:=EXP(4.6835-0.7043*([.K291])-0.00041*([.J$2])-0.000052*([.K291]*[.J$2]))/(1+EXP(4.6835-0.7043*([.K291])-0.00041*([.J$2])-0.000052*([.K291]*[.J$2])))" office:value-type="float" office:value="2.01212860405897E-015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397.6426753587" calcext:value-type="float">
            <text:p>13397.6426753587</text:p>
          </table:table-cell>
          <table:table-cell office:value-type="float" office:value="55.1589059441" calcext:value-type="float">
            <text:p>55.1589059441</text:p>
          </table:table-cell>
          <table:table-cell table:number-columns-repeated="6"/>
          <table:table-cell table:formula="of:=EXP(4.6835-0.7043*([.K292])-0.00041*([.J$2])-0.000052*([.K292]*[.J$2]))/(1+EXP(4.6835-0.7043*([.K292])-0.00041*([.J$2])-0.000052*([.K292]*[.J$2])))" office:value-type="float" office:value="2.38770933660069E-021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832.5029479332" calcext:value-type="float">
            <text:p>13832.5029479332</text:p>
          </table:table-cell>
          <table:table-cell office:value-type="float" office:value="72.5897642912" calcext:value-type="float">
            <text:p>72.5897642912</text:p>
          </table:table-cell>
          <table:table-cell table:number-columns-repeated="6"/>
          <table:table-cell table:formula="of:=EXP(4.6835-0.7043*([.K293])-0.00041*([.J$2])-0.000052*([.K293]*[.J$2]))/(1+EXP(4.6835-0.7043*([.K293])-0.00041*([.J$2])-0.000052*([.K293]*[.J$2])))" office:value-type="float" office:value="2.79912276779667E-028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198.9188483661" calcext:value-type="float">
            <text:p>14198.9188483661</text:p>
          </table:table-cell>
          <table:table-cell office:value-type="float" office:value="92.5485817268" calcext:value-type="float">
            <text:p>92.5485817268</text:p>
          </table:table-cell>
          <table:table-cell table:number-columns-repeated="6"/>
          <table:table-cell table:formula="of:=EXP(4.6835-0.7043*([.K294])-0.00041*([.J$2])-0.000052*([.K294]*[.J$2]))/(1+EXP(4.6835-0.7043*([.K294])-0.00041*([.J$2])-0.000052*([.K294]*[.J$2])))" office:value-type="float" office:value="3.24250463944181E-036" calcext:value-type="float">
            <text:p>0.000</text:p>
          </table:table-cell>
        </table:table-row>
        <table:table-row table:style-name="ro1">
          <table:table-cell office:value-type="string" calcext:value-type="string">
            <text:p>MW1control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1control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510.6714309076" calcext:value-type="float">
            <text:p>14510.6714309076</text:p>
          </table:table-cell>
          <table:table-cell office:value-type="float" office:value="115.0300615433" calcext:value-type="float">
            <text:p>115.0300615433</text:p>
          </table:table-cell>
          <table:table-cell table:number-columns-repeated="6"/>
          <table:table-cell table:formula="of:=EXP(4.6835-0.7043*([.K295])-0.00041*([.J$2])-0.000052*([.K295]*[.J$2]))/(1+EXP(4.6835-0.7043*([.K295])-0.00041*([.J$2])-0.000052*([.K295]*[.J$2])))" office:value-type="float" office:value="3.72961105550196E-045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38.1879876325" calcext:value-type="float">
            <text:p>738.1879876325</text:p>
          </table:table-cell>
          <table:table-cell office:value-type="float" office:value="0.0008364752" calcext:value-type="float">
            <text:p>0.0008364752</text:p>
          </table:table-cell>
          <table:table-cell table:number-columns-repeated="6"/>
          <table:table-cell table:formula="of:=EXP(4.6835-0.7043*([.K296])-0.00041*([.J$2])-0.000052*([.K296]*[.J$2]))/(1+EXP(4.6835-0.7043*([.K296])-0.00041*([.J$2])-0.000052*([.K296]*[.J$2])))" office:value-type="float" office:value="0.953335032954644" calcext:value-type="float">
            <text:p>0.953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14.3670234704" calcext:value-type="float">
            <text:p>1414.3670234704</text:p>
          </table:table-cell>
          <table:table-cell office:value-type="float" office:value="0.0122829686" calcext:value-type="float">
            <text:p>0.0122829686</text:p>
          </table:table-cell>
          <table:table-cell table:number-columns-repeated="6"/>
          <table:table-cell table:formula="of:=EXP(4.6835-0.7043*([.K297])-0.00041*([.J$2])-0.000052*([.K297]*[.J$2]))/(1+EXP(4.6835-0.7043*([.K297])-0.00041*([.J$2])-0.000052*([.K297]*[.J$2])))" office:value-type="float" office:value="0.95286658268083" calcext:value-type="float">
            <text:p>0.953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034.3715027741" calcext:value-type="float">
            <text:p>2034.3715027741</text:p>
          </table:table-cell>
          <table:table-cell office:value-type="float" office:value="0.0571771023" calcext:value-type="float">
            <text:p>0.0571771023</text:p>
          </table:table-cell>
          <table:table-cell table:number-columns-repeated="6"/>
          <table:table-cell table:formula="of:=EXP(4.6835-0.7043*([.K298])-0.00041*([.J$2])-0.000052*([.K298]*[.J$2]))/(1+EXP(4.6835-0.7043*([.K298])-0.00041*([.J$2])-0.000052*([.K298]*[.J$2])))" office:value-type="float" office:value="0.950985798607743" calcext:value-type="float">
            <text:p>0.951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603.4515563726" calcext:value-type="float">
            <text:p>2603.4515563726</text:p>
          </table:table-cell>
          <table:table-cell office:value-type="float" office:value="0.1664708089" calcext:value-type="float">
            <text:p>0.1664708089</text:p>
          </table:table-cell>
          <table:table-cell table:number-columns-repeated="6"/>
          <table:table-cell table:formula="of:=EXP(4.6835-0.7043*([.K299])-0.00041*([.J$2])-0.000052*([.K299]*[.J$2]))/(1+EXP(4.6835-0.7043*([.K299])-0.00041*([.J$2])-0.000052*([.K299]*[.J$2])))" office:value-type="float" office:value="0.946105380225337" calcext:value-type="float">
            <text:p>0.946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126.3339203926" calcext:value-type="float">
            <text:p>3126.3339203926</text:p>
          </table:table-cell>
          <table:table-cell office:value-type="float" office:value="0.3750851231" calcext:value-type="float">
            <text:p>0.3750851231</text:p>
          </table:table-cell>
          <table:table-cell table:number-columns-repeated="6"/>
          <table:table-cell table:formula="of:=EXP(4.6835-0.7043*([.K300])-0.00041*([.J$2])-0.000052*([.K300]*[.J$2]))/(1+EXP(4.6835-0.7043*([.K300])-0.00041*([.J$2])-0.000052*([.K300]*[.J$2])))" office:value-type="float" office:value="0.935494384326982" calcext:value-type="float">
            <text:p>0.935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float" office:value="3607.276288478" calcext:value-type="float">
            <text:p>3607.276288478</text:p>
          </table:table-cell>
          <table:table-cell office:value-type="float" office:value="0.7190853154" calcext:value-type="float">
            <text:p>0.7190853154</text:p>
          </table:table-cell>
          <table:table-cell table:number-columns-repeated="6"/>
          <table:table-cell table:formula="of:=EXP(4.6835-0.7043*([.K301])-0.00041*([.J$2])-0.000052*([.K301]*[.J$2]))/(1+EXP(4.6835-0.7043*([.K301])-0.00041*([.J$2])-0.000052*([.K301]*[.J$2])))" office:value-type="float" office:value="0.913675934096121" calcext:value-type="float">
            <text:p>0.914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4050.1158585093" calcext:value-type="float">
            <text:p>4050.1158585093</text:p>
          </table:table-cell>
          <table:table-cell office:value-type="float" office:value="1.2338150941" calcext:value-type="float">
            <text:p>1.2338150941</text:p>
          </table:table-cell>
          <table:table-cell table:number-columns-repeated="6"/>
          <table:table-cell table:formula="of:=EXP(4.6835-0.7043*([.K302])-0.00041*([.J$2])-0.000052*([.K302]*[.J$2]))/(1+EXP(4.6835-0.7043*([.K302])-0.00041*([.J$2])-0.000052*([.K302]*[.J$2])))" office:value-type="float" office:value="0.868538487385315" calcext:value-type="float">
            <text:p>0.869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458.3127068399" calcext:value-type="float">
            <text:p>4458.3127068399</text:p>
          </table:table-cell>
          <table:table-cell office:value-type="float" office:value="1.9527207109" calcext:value-type="float">
            <text:p>1.9527207109</text:p>
          </table:table-cell>
          <table:table-cell table:number-columns-repeated="6"/>
          <table:table-cell table:formula="of:=EXP(4.6835-0.7043*([.K303])-0.00041*([.J$2])-0.000052*([.K303]*[.J$2]))/(1+EXP(4.6835-0.7043*([.K303])-0.00041*([.J$2])-0.000052*([.K303]*[.J$2])))" office:value-type="float" office:value="0.773799546960356" calcext:value-type="float">
            <text:p>0.774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4834.988552953" calcext:value-type="float">
            <text:p>4834.988552953</text:p>
          </table:table-cell>
          <table:table-cell office:value-type="float" office:value="2.9066652892" calcext:value-type="float">
            <text:p>2.9066652892</text:p>
          </table:table-cell>
          <table:table-cell table:number-columns-repeated="6"/>
          <table:table-cell table:formula="of:=EXP(4.6835-0.7043*([.K304])-0.00041*([.J$2])-0.000052*([.K304]*[.J$2]))/(1+EXP(4.6835-0.7043*([.K304])-0.00041*([.J$2])-0.000052*([.K304]*[.J$2])))" office:value-type="float" office:value="0.588190696122299" calcext:value-type="float">
            <text:p>0.588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5182.9614151821" calcext:value-type="float">
            <text:p>5182.9614151821</text:p>
          </table:table-cell>
          <table:table-cell office:value-type="float" office:value="4.1235860007" calcext:value-type="float">
            <text:p>4.1235860007</text:p>
          </table:table-cell>
          <table:table-cell table:number-columns-repeated="6"/>
          <table:table-cell table:formula="of:=EXP(4.6835-0.7043*([.K305])-0.00041*([.J$2])-0.000052*([.K305]*[.J$2]))/(1+EXP(4.6835-0.7043*([.K305])-0.00041*([.J$2])-0.000052*([.K305]*[.J$2])))" office:value-type="float" office:value="0.319149740797251" calcext:value-type="float">
            <text:p>0.319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5504.7766028621" calcext:value-type="float">
            <text:p>5504.7766028621</text:p>
          </table:table-cell>
          <table:table-cell office:value-type="float" office:value="5.6283859897" calcext:value-type="float">
            <text:p>5.6283859897</text:p>
          </table:table-cell>
          <table:table-cell table:number-columns-repeated="6"/>
          <table:table-cell table:formula="of:=EXP(4.6835-0.7043*([.K306])-0.00041*([.J$2])-0.000052*([.K306]*[.J$2]))/(1+EXP(4.6835-0.7043*([.K306])-0.00041*([.J$2])-0.000052*([.K306]*[.J$2])))" office:value-type="float" office:value="0.105700824566215" calcext:value-type="float">
            <text:p>0.106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5802.7344411759" calcext:value-type="float">
            <text:p>5802.7344411759</text:p>
          </table:table-cell>
          <table:table-cell office:value-type="float" office:value="7.4429823438" calcext:value-type="float">
            <text:p>7.4429823438</text:p>
          </table:table-cell>
          <table:table-cell table:number-columns-repeated="6"/>
          <table:table-cell table:formula="of:=EXP(4.6835-0.7043*([.K307])-0.00041*([.J$2])-0.000052*([.K307]*[.J$2]))/(1+EXP(4.6835-0.7043*([.K307])-0.00041*([.J$2])-0.000052*([.K307]*[.J$2])))" office:value-type="float" office:value="0.0219495895698007" calcext:value-type="float">
            <text:p>0.022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6078.9150813533" calcext:value-type="float">
            <text:p>6078.9150813533</text:p>
          </table:table-cell>
          <table:table-cell office:value-type="float" office:value="9.5864533434" calcext:value-type="float">
            <text:p>9.5864533434</text:p>
          </table:table-cell>
          <table:table-cell table:number-columns-repeated="6"/>
          <table:table-cell table:formula="of:=EXP(4.6835-0.7043*([.K308])-0.00041*([.J$2])-0.000052*([.K308]*[.J$2]))/(1+EXP(4.6835-0.7043*([.K308])-0.00041*([.J$2])-0.000052*([.K308]*[.J$2])))" office:value-type="float" office:value="0.00314339112207895" calcext:value-type="float">
            <text:p>0.003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335.2007101278" calcext:value-type="float">
            <text:p>6335.2007101278</text:p>
          </table:table-cell>
          <table:table-cell office:value-type="float" office:value="12.0752445172" calcext:value-type="float">
            <text:p>12.0752445172</text:p>
          </table:table-cell>
          <table:table-cell table:number-columns-repeated="6"/>
          <table:table-cell table:formula="of:=EXP(4.6835-0.7043*([.K309])-0.00041*([.J$2])-0.000052*([.K309]*[.J$2]))/(1+EXP(4.6835-0.7043*([.K309])-0.00041*([.J$2])-0.000052*([.K309]*[.J$2])))" office:value-type="float" office:value="0.00032286267039614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573.2954379309" calcext:value-type="float">
            <text:p>6573.2954379309</text:p>
          </table:table-cell>
          <table:table-cell office:value-type="float" office:value="14.9234050777" calcext:value-type="float">
            <text:p>14.9234050777</text:p>
          </table:table-cell>
          <table:table-cell table:number-columns-repeated="6"/>
          <table:table-cell table:formula="of:=EXP(4.6835-0.7043*([.K310])-0.00041*([.J$2])-0.000052*([.K310]*[.J$2]))/(1+EXP(4.6835-0.7043*([.K310])-0.00041*([.J$2])-0.000052*([.K310]*[.J$2])))" office:value-type="float" office:value="0.000023803758250649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7098.7270320396" calcext:value-type="float">
            <text:p>7098.7270320396</text:p>
          </table:table-cell>
          <table:table-cell office:value-type="float" office:value="23.6895142432" calcext:value-type="float">
            <text:p>23.6895142432</text:p>
          </table:table-cell>
          <table:table-cell table:number-columns-repeated="6"/>
          <table:table-cell table:formula="of:=EXP(4.6835-0.7043*([.K311])-0.00041*([.J$2])-0.000052*([.K311]*[.J$2]))/(1+EXP(4.6835-0.7043*([.K311])-0.00041*([.J$2])-0.000052*([.K311]*[.J$2])))" office:value-type="float" office:value="0.00000000778080329716953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7540.1803374625" calcext:value-type="float">
            <text:p>7540.1803374625</text:p>
          </table:table-cell>
          <table:table-cell office:value-type="float" office:value="34.909414295" calcext:value-type="float">
            <text:p>34.909414295</text:p>
          </table:table-cell>
          <table:table-cell table:number-columns-repeated="6"/>
          <table:table-cell table:formula="of:=EXP(4.6835-0.7043*([.K312])-0.00041*([.J$2])-0.000052*([.K312]*[.J$2]))/(1+EXP(4.6835-0.7043*([.K312])-0.00041*([.J$2])-0.000052*([.K312]*[.J$2])))" office:value-type="float" office:value="0.000000000000268969089942783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913.7280523277" calcext:value-type="float">
            <text:p>7913.7280523277</text:p>
          </table:table-cell>
          <table:table-cell office:value-type="float" office:value="48.6683234233" calcext:value-type="float">
            <text:p>48.6683234233</text:p>
          </table:table-cell>
          <table:table-cell table:number-columns-repeated="6"/>
          <table:table-cell table:formula="of:=EXP(4.6835-0.7043*([.K313])-0.00041*([.J$2])-0.000052*([.K313]*[.J$2]))/(1+EXP(4.6835-0.7043*([.K313])-0.00041*([.J$2])-0.000052*([.K313]*[.J$2])))" office:value-type="float" office:value="9.09504216979709E-019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8232.050208092" calcext:value-type="float">
            <text:p>8232.050208092</text:p>
          </table:table-cell>
          <table:table-cell office:value-type="float" office:value="65.0152360368" calcext:value-type="float">
            <text:p>65.0152360368</text:p>
          </table:table-cell>
          <table:table-cell table:number-columns-repeated="6"/>
          <table:table-cell table:formula="of:=EXP(4.6835-0.7043*([.K314])-0.00041*([.J$2])-0.000052*([.K314]*[.J$2]))/(1+EXP(4.6835-0.7043*([.K314])-0.00041*([.J$2])-0.000052*([.K314]*[.J$2])))" office:value-type="float" office:value="2.87640495185217E-025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8505.1950088708" calcext:value-type="float">
            <text:p>8505.1950088708</text:p>
          </table:table-cell>
          <table:table-cell office:value-type="float" office:value="83.9755861846" calcext:value-type="float">
            <text:p>83.9755861846</text:p>
          </table:table-cell>
          <table:table-cell table:number-columns-repeated="6"/>
          <table:table-cell table:formula="of:=EXP(4.6835-0.7043*([.K315])-0.00041*([.J$2])-0.000052*([.K315]*[.J$2]))/(1+EXP(4.6835-0.7043*([.K315])-0.00041*([.J$2])-0.000052*([.K315]*[.J$2])))" office:value-type="float" office:value="8.31237391361513E-033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8741.1619534846" calcext:value-type="float">
            <text:p>8741.1619534846</text:p>
          </table:table-cell>
          <table:table-cell office:value-type="float" office:value="105.560137709" calcext:value-type="float">
            <text:p>105.560137709</text:p>
          </table:table-cell>
          <table:table-cell table:number-columns-repeated="6"/>
          <table:table-cell table:formula="of:=EXP(4.6835-0.7043*([.K316])-0.00041*([.J$2])-0.000052*([.K316]*[.J$2]))/(1+EXP(4.6835-0.7043*([.K316])-0.00041*([.J$2])-0.000052*([.K316]*[.J$2])))" office:value-type="float" office:value="2.17345105413559E-041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777.4898157411" calcext:value-type="float">
            <text:p>1777.4898157411</text:p>
          </table:table-cell>
          <table:table-cell office:value-type="float" office:value="0.0019795019" calcext:value-type="float">
            <text:p>0.0019795019</text:p>
          </table:table-cell>
          <table:table-cell table:number-columns-repeated="6"/>
          <table:table-cell table:formula="of:=EXP(4.6835-0.7043*([.K317])-0.00041*([.J$2])-0.000052*([.K317]*[.J$2]))/(1+EXP(4.6835-0.7043*([.K317])-0.00041*([.J$2])-0.000052*([.K317]*[.J$2])))" office:value-type="float" office:value="0.953288454055844" calcext:value-type="float">
            <text:p>0.953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373.995832386" calcext:value-type="float">
            <text:p>3373.995832386</text:p>
          </table:table-cell>
          <table:table-cell office:value-type="float" office:value="0.028529277" calcext:value-type="float">
            <text:p>0.028529277</text:p>
          </table:table-cell>
          <table:table-cell table:number-columns-repeated="6"/>
          <table:table-cell table:formula="of:=EXP(4.6835-0.7043*([.K318])-0.00041*([.J$2])-0.000052*([.K318]*[.J$2]))/(1+EXP(4.6835-0.7043*([.K318])-0.00041*([.J$2])-0.000052*([.K318]*[.J$2])))" office:value-type="float" office:value="0.952194019129644" calcext:value-type="float">
            <text:p>0.952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810.1387452321" calcext:value-type="float">
            <text:p>4810.1387452321</text:p>
          </table:table-cell>
          <table:table-cell office:value-type="float" office:value="0.1304666187" calcext:value-type="float">
            <text:p>0.1304666187</text:p>
          </table:table-cell>
          <table:table-cell table:number-columns-repeated="6"/>
          <table:table-cell table:formula="of:=EXP(4.6835-0.7043*([.K319])-0.00041*([.J$2])-0.000052*([.K319]*[.J$2]))/(1+EXP(4.6835-0.7043*([.K319])-0.00041*([.J$2])-0.000052*([.K319]*[.J$2])))" office:value-type="float" office:value="0.947761720131688" calcext:value-type="float">
            <text:p>0.948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104.0399176762" calcext:value-type="float">
            <text:p>6104.0399176762</text:p>
          </table:table-cell>
          <table:table-cell office:value-type="float" office:value="0.3735049858" calcext:value-type="float">
            <text:p>0.3735049858</text:p>
          </table:table-cell>
          <table:table-cell table:number-columns-repeated="6"/>
          <table:table-cell table:formula="of:=EXP(4.6835-0.7043*([.K320])-0.00041*([.J$2])-0.000052*([.K320]*[.J$2]))/(1+EXP(4.6835-0.7043*([.K320])-0.00041*([.J$2])-0.000052*([.K320]*[.J$2])))" office:value-type="float" office:value="0.93558163126604" calcext:value-type="float">
            <text:p>0.936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271.6364446817" calcext:value-type="float">
            <text:p>7271.6364446817</text:p>
          </table:table-cell>
          <table:table-cell office:value-type="float" office:value="0.8282205737" calcext:value-type="float">
            <text:p>0.8282205737</text:p>
          </table:table-cell>
          <table:table-cell table:number-columns-repeated="6"/>
          <table:table-cell table:formula="of:=EXP(4.6835-0.7043*([.K321])-0.00041*([.J$2])-0.000052*([.K321]*[.J$2]))/(1+EXP(4.6835-0.7043*([.K321])-0.00041*([.J$2])-0.000052*([.K321]*[.J$2])))" office:value-type="float" office:value="0.905462292149329" calcext:value-type="float">
            <text:p>0.905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8326.9554048505" calcext:value-type="float">
            <text:p>8326.9554048505</text:p>
          </table:table-cell>
          <table:table-cell office:value-type="float" office:value="1.5639276898" calcext:value-type="float">
            <text:p>1.5639276898</text:p>
          </table:table-cell>
          <table:table-cell table:number-columns-repeated="6"/>
          <table:table-cell table:formula="of:=EXP(4.6835-0.7043*([.K322])-0.00041*([.J$2])-0.000052*([.K322]*[.J$2]))/(1+EXP(4.6835-0.7043*([.K322])-0.00041*([.J$2])-0.000052*([.K322]*[.J$2])))" office:value-type="float" office:value="0.830032479623356" calcext:value-type="float">
            <text:p>0.83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9282.3526941478" calcext:value-type="float">
            <text:p>9282.3526941478</text:p>
          </table:table-cell>
          <table:table-cell office:value-type="float" office:value="2.6451719126" calcext:value-type="float">
            <text:p>2.6451719126</text:p>
          </table:table-cell>
          <table:table-cell table:number-columns-repeated="6"/>
          <table:table-cell table:formula="of:=EXP(4.6835-0.7043*([.K323])-0.00041*([.J$2])-0.000052*([.K323]*[.J$2]))/(1+EXP(4.6835-0.7043*([.K323])-0.00041*([.J$2])-0.000052*([.K323]*[.J$2])))" office:value-type="float" office:value="0.644719016137933" calcext:value-type="float">
            <text:p>0.645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0148.721110685" calcext:value-type="float">
            <text:p>10148.721110685</text:p>
          </table:table-cell>
          <table:table-cell office:value-type="float" office:value="4.129945313" calcext:value-type="float">
            <text:p>4.129945313</text:p>
          </table:table-cell>
          <table:table-cell table:number-columns-repeated="6"/>
          <table:table-cell table:formula="of:=EXP(4.6835-0.7043*([.K324])-0.00041*([.J$2])-0.000052*([.K324]*[.J$2]))/(1+EXP(4.6835-0.7043*([.K324])-0.00041*([.J$2])-0.000052*([.K324]*[.J$2])))" office:value-type="float" office:value="0.317885912003652" calcext:value-type="float">
            <text:p>0.318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0935.6717345996" calcext:value-type="float">
            <text:p>10935.6717345996</text:p>
          </table:table-cell>
          <table:table-cell office:value-type="float" office:value="6.0690070205" calcext:value-type="float">
            <text:p>6.0690070205</text:p>
          </table:table-cell>
          <table:table-cell table:number-columns-repeated="6"/>
          <table:table-cell table:formula="of:=EXP(4.6835-0.7043*([.K325])-0.00041*([.J$2])-0.000052*([.K325]*[.J$2]))/(1+EXP(4.6835-0.7043*([.K325])-0.00041*([.J$2])-0.000052*([.K325]*[.J$2])))" office:value-type="float" office:value="0.0731794118229214" calcext:value-type="float">
            <text:p>0.073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1651.6921065057" calcext:value-type="float">
            <text:p>11651.6921065057</text:p>
          </table:table-cell>
          <table:table-cell office:value-type="float" office:value="8.505888601" calcext:value-type="float">
            <text:p>8.505888601</text:p>
          </table:table-cell>
          <table:table-cell table:number-columns-repeated="6"/>
          <table:table-cell table:formula="of:=EXP(4.6835-0.7043*([.K326])-0.00041*([.J$2])-0.000052*([.K326]*[.J$2]))/(1+EXP(4.6835-0.7043*([.K326])-0.00041*([.J$2])-0.000052*([.K326]*[.J$2])))" office:value-type="float" office:value="0.00840927658951866" calcext:value-type="float">
            <text:p>0.008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2304.28424061" calcext:value-type="float">
            <text:p>12304.28424061</text:p>
          </table:table-cell>
          <table:table-cell office:value-type="float" office:value="11.4773009972" calcext:value-type="float">
            <text:p>11.4773009972</text:p>
          </table:table-cell>
          <table:table-cell table:number-columns-repeated="6"/>
          <table:table-cell table:formula="of:=EXP(4.6835-0.7043*([.K327])-0.00041*([.J$2])-0.000052*([.K327]*[.J$2]))/(1+EXP(4.6835-0.7043*([.K327])-0.00041*([.J$2])-0.000052*([.K327]*[.J$2])))" office:value-type="float" office:value="0.000558050416925354" calcext:value-type="float">
            <text:p>0.001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2900.0851043849" calcext:value-type="float">
            <text:p>12900.0851043849</text:p>
          </table:table-cell>
          <table:table-cell office:value-type="float" office:value="15.0137553116" calcext:value-type="float">
            <text:p>15.0137553116</text:p>
          </table:table-cell>
          <table:table-cell table:number-columns-repeated="6"/>
          <table:table-cell table:formula="of:=EXP(4.6835-0.7043*([.K328])-0.00041*([.J$2])-0.000052*([.K328]*[.J$2]))/(1+EXP(4.6835-0.7043*([.K328])-0.00041*([.J$2])-0.000052*([.K328]*[.J$2])))" office:value-type="float" office:value="0.0000219139549745032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3444.9718470283" calcext:value-type="float">
            <text:p>13444.9718470283</text:p>
          </table:table-cell>
          <table:table-cell office:value-type="float" office:value="19.1402757211" calcext:value-type="float">
            <text:p>19.1402757211</text:p>
          </table:table-cell>
          <table:table-cell table:number-columns-repeated="6"/>
          <table:table-cell table:formula="of:=EXP(4.6835-0.7043*([.K329])-0.00041*([.J$2])-0.000052*([.K329]*[.J$2]))/(1+EXP(4.6835-0.7043*([.K329])-0.00041*([.J$2])-0.000052*([.K329]*[.J$2])))" office:value-type="float" office:value="0.000000501093723992184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13944.1537563873" calcext:value-type="float">
            <text:p>13944.1537563873</text:p>
          </table:table-cell>
          <table:table-cell office:value-type="float" office:value="23.8771280142" calcext:value-type="float">
            <text:p>23.8771280142</text:p>
          </table:table-cell>
          <table:table-cell table:number-columns-repeated="6"/>
          <table:table-cell table:formula="of:=EXP(4.6835-0.7043*([.K330])-0.00041*([.J$2])-0.000052*([.K330]*[.J$2]))/(1+EXP(4.6835-0.7043*([.K330])-0.00041*([.J$2])-0.000052*([.K330]*[.J$2])))" office:value-type="float" office:value="0.00000000655276141204152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4402.2526621503" calcext:value-type="float">
            <text:p>14402.2526621503</text:p>
          </table:table-cell>
          <table:table-cell office:value-type="float" office:value="29.240517865" calcext:value-type="float">
            <text:p>29.240517865</text:p>
          </table:table-cell>
          <table:table-cell table:number-columns-repeated="6"/>
          <table:table-cell table:formula="of:=EXP(4.6835-0.7043*([.K331])-0.00041*([.J$2])-0.000052*([.K331]*[.J$2]))/(1+EXP(4.6835-0.7043*([.K331])-0.00041*([.J$2])-0.000052*([.K331]*[.J$2])))" office:value-type="float" office:value="0.0000000000482838641572581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5393.5913035229" calcext:value-type="float">
            <text:p>15393.5913035229</text:p>
          </table:table-cell>
          <table:table-cell office:value-type="float" office:value="45.46714577" calcext:value-type="float">
            <text:p>45.46714577</text:p>
          </table:table-cell>
          <table:table-cell table:number-columns-repeated="6"/>
          <table:table-cell table:formula="of:=EXP(4.6835-0.7043*([.K332])-0.00041*([.J$2])-0.000052*([.K332]*[.J$2]))/(1+EXP(4.6835-0.7043*([.K332])-0.00041*([.J$2])-0.000052*([.K332]*[.J$2])))" office:value-type="float" office:value="1.70480863764401E-017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6205.309693305" calcext:value-type="float">
            <text:p>16205.309693305</text:p>
          </table:table-cell>
          <table:table-cell office:value-type="float" office:value="65.8137068086" calcext:value-type="float">
            <text:p>65.8137068086</text:p>
          </table:table-cell>
          <table:table-cell table:number-columns-repeated="6"/>
          <table:table-cell table:formula="of:=EXP(4.6835-0.7043*([.K333])-0.00041*([.J$2])-0.000052*([.K333]*[.J$2]))/(1+EXP(4.6835-0.7043*([.K333])-0.00041*([.J$2])-0.000052*([.K333]*[.J$2])))" office:value-type="float" office:value="1.38470552385718E-025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6876.9564679222" calcext:value-type="float">
            <text:p>16876.9564679222</text:p>
          </table:table-cell>
          <table:table-cell office:value-type="float" office:value="90.3430996976" calcext:value-type="float">
            <text:p>90.3430996976</text:p>
          </table:table-cell>
          <table:table-cell table:number-columns-repeated="6"/>
          <table:table-cell table:formula="of:=EXP(4.6835-0.7043*([.K334])-0.00041*([.J$2])-0.000052*([.K334]*[.J$2]))/(1+EXP(4.6835-0.7043*([.K334])-0.00041*([.J$2])-0.000052*([.K334]*[.J$2])))" office:value-type="float" office:value="2.44251493354677E-035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7438.3923645706" calcext:value-type="float">
            <text:p>17438.3923645706</text:p>
          </table:table-cell>
          <table:table-cell office:value-type="float" office:value="119.0788407756" calcext:value-type="float">
            <text:p>119.0788407756</text:p>
          </table:table-cell>
          <table:table-cell table:number-columns-repeated="6"/>
          <table:table-cell table:formula="of:=EXP(4.6835-0.7043*([.K335])-0.00041*([.J$2])-0.000052*([.K335]*[.J$2]))/(1+EXP(4.6835-0.7043*([.K335])-0.00041*([.J$2])-0.000052*([.K335]*[.J$2])))" office:value-type="float" office:value="9.15723463958385E-047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7912.325367112" calcext:value-type="float">
            <text:p>17912.325367112</text:p>
          </table:table-cell>
          <table:table-cell office:value-type="float" office:value="152.0236015342" calcext:value-type="float">
            <text:p>152.0236015342</text:p>
          </table:table-cell>
          <table:table-cell table:number-columns-repeated="6"/>
          <table:table-cell table:formula="of:=EXP(4.6835-0.7043*([.K336])-0.00041*([.J$2])-0.000052*([.K336]*[.J$2]))/(1+EXP(4.6835-0.7043*([.K336])-0.00041*([.J$2])-0.000052*([.K336]*[.J$2])))" office:value-type="float" office:value="7.27908037586997E-060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2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2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18316.1523874886" calcext:value-type="float">
            <text:p>18316.1523874886</text:p>
          </table:table-cell>
          <table:table-cell office:value-type="float" office:value="189.170188397" calcext:value-type="float">
            <text:p>189.170188397</text:p>
          </table:table-cell>
          <table:table-cell table:number-columns-repeated="6"/>
          <table:table-cell table:formula="of:=EXP(4.6835-0.7043*([.K337])-0.00041*([.J$2])-0.000052*([.K337]*[.J$2]))/(1+EXP(4.6835-0.7043*([.K337])-0.00041*([.J$2])-0.000052*([.K337]*[.J$2])))" office:value-type="float" office:value="1.234906557708E-074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33.4497196718" calcext:value-type="float">
            <text:p>733.4497196718</text:p>
          </table:table-cell>
          <table:table-cell office:value-type="float" office:value="0.0009736966" calcext:value-type="float">
            <text:p>0.0009736966</text:p>
          </table:table-cell>
          <table:table-cell table:number-columns-repeated="6"/>
          <table:table-cell table:formula="of:=EXP(4.6835-0.7043*([.K338])-0.00041*([.J$2])-0.000052*([.K338]*[.J$2]))/(1+EXP(4.6835-0.7043*([.K338])-0.00041*([.J$2])-0.000052*([.K338]*[.J$2])))" office:value-type="float" office:value="0.953329443449317" calcext:value-type="float">
            <text:p>0.953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10.5581516666" calcext:value-type="float">
            <text:p>1410.5581516666</text:p>
          </table:table-cell>
          <table:table-cell office:value-type="float" office:value="0.0144053875" calcext:value-type="float">
            <text:p>0.0144053875</text:p>
          </table:table-cell>
          <table:table-cell table:number-columns-repeated="6"/>
          <table:table-cell table:formula="of:=EXP(4.6835-0.7043*([.K339])-0.00041*([.J$2])-0.000052*([.K339]*[.J$2]))/(1+EXP(4.6835-0.7043*([.K339])-0.00041*([.J$2])-0.000052*([.K339]*[.J$2])))" office:value-type="float" office:value="0.952779232335796" calcext:value-type="float">
            <text:p>0.953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036.1748935047" calcext:value-type="float">
            <text:p>2036.1748935047</text:p>
          </table:table-cell>
          <table:table-cell office:value-type="float" office:value="0.067539156" calcext:value-type="float">
            <text:p>0.067539156</text:p>
          </table:table-cell>
          <table:table-cell table:number-columns-repeated="6"/>
          <table:table-cell table:formula="of:=EXP(4.6835-0.7043*([.K340])-0.00041*([.J$2])-0.000052*([.K340]*[.J$2]))/(1+EXP(4.6835-0.7043*([.K340])-0.00041*([.J$2])-0.000052*([.K340]*[.J$2])))" office:value-type="float" office:value="0.950541688197066" calcext:value-type="float">
            <text:p>0.951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614.705175255" calcext:value-type="float">
            <text:p>2614.705175255</text:p>
          </table:table-cell>
          <table:table-cell office:value-type="float" office:value="0.1979923448" calcext:value-type="float">
            <text:p>0.1979923448</text:p>
          </table:table-cell>
          <table:table-cell table:number-columns-repeated="6"/>
          <table:table-cell table:formula="of:=EXP(4.6835-0.7043*([.K341])-0.00041*([.J$2])-0.000052*([.K341]*[.J$2]))/(1+EXP(4.6835-0.7043*([.K341])-0.00041*([.J$2])-0.000052*([.K341]*[.J$2])))" office:value-type="float" office:value="0.944614716348847" calcext:value-type="float">
            <text:p>0.945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150.1522244752" calcext:value-type="float">
            <text:p>3150.1522244752</text:p>
          </table:table-cell>
          <table:table-cell office:value-type="float" office:value="0.4490410589" calcext:value-type="float">
            <text:p>0.4490410589</text:p>
          </table:table-cell>
          <table:table-cell table:number-columns-repeated="6"/>
          <table:table-cell table:formula="of:=EXP(4.6835-0.7043*([.K342])-0.00041*([.J$2])-0.000052*([.K342]*[.J$2]))/(1+EXP(4.6835-0.7043*([.K342])-0.00041*([.J$2])-0.000052*([.K342]*[.J$2])))" office:value-type="float" office:value="0.931285856494645" calcext:value-type="float">
            <text:p>0.931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float" office:value="3646.1554797896" calcext:value-type="float">
            <text:p>3646.1554797896</text:p>
          </table:table-cell>
          <table:table-cell office:value-type="float" office:value="0.8662751013" calcext:value-type="float">
            <text:p>0.8662751013</text:p>
          </table:table-cell>
          <table:table-cell table:number-columns-repeated="6"/>
          <table:table-cell table:formula="of:=EXP(4.6835-0.7043*([.K343])-0.00041*([.J$2])-0.000052*([.K343]*[.J$2]))/(1+EXP(4.6835-0.7043*([.K343])-0.00041*([.J$2])-0.000052*([.K343]*[.J$2])))" office:value-type="float" office:value="0.902437423815811" calcext:value-type="float">
            <text:p>0.902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4106.025068173" calcext:value-type="float">
            <text:p>4106.025068173</text:p>
          </table:table-cell>
          <table:table-cell office:value-type="float" office:value="1.495279008" calcext:value-type="float">
            <text:p>1.495279008</text:p>
          </table:table-cell>
          <table:table-cell table:number-columns-repeated="6"/>
          <table:table-cell table:formula="of:=EXP(4.6835-0.7043*([.K344])-0.00041*([.J$2])-0.000052*([.K344]*[.J$2]))/(1+EXP(4.6835-0.7043*([.K344])-0.00041*([.J$2])-0.000052*([.K344]*[.J$2])))" office:value-type="float" office:value="0.838716621423311" calcext:value-type="float">
            <text:p>0.839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532.7729188625" calcext:value-type="float">
            <text:p>4532.7729188625</text:p>
          </table:table-cell>
          <table:table-cell office:value-type="float" office:value="2.3800762039" calcext:value-type="float">
            <text:p>2.3800762039</text:p>
          </table:table-cell>
          <table:table-cell table:number-columns-repeated="6"/>
          <table:table-cell table:formula="of:=EXP(4.6835-0.7043*([.K345])-0.00041*([.J$2])-0.000052*([.K345]*[.J$2]))/(1+EXP(4.6835-0.7043*([.K345])-0.00041*([.J$2])-0.000052*([.K345]*[.J$2])))" office:value-type="float" office:value="0.698174191572637" calcext:value-type="float">
            <text:p>0.698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4929.1408490095" calcext:value-type="float">
            <text:p>4929.1408490095</text:p>
          </table:table-cell>
          <table:table-cell office:value-type="float" office:value="3.5621355248" calcext:value-type="float">
            <text:p>3.5621355248</text:p>
          </table:table-cell>
          <table:table-cell table:number-columns-repeated="6"/>
          <table:table-cell table:formula="of:=EXP(4.6835-0.7043*([.K346])-0.00041*([.J$2])-0.000052*([.K346]*[.J$2]))/(1+EXP(4.6835-0.7043*([.K346])-0.00041*([.J$2])-0.000052*([.K346]*[.J$2])))" office:value-type="float" office:value="0.439390437764652" calcext:value-type="float">
            <text:p>0.439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5297.6259222496" calcext:value-type="float">
            <text:p>5297.6259222496</text:p>
          </table:table-cell>
          <table:table-cell office:value-type="float" office:value="5.0797874444" calcext:value-type="float">
            <text:p>5.0797874444</text:p>
          </table:table-cell>
          <table:table-cell table:number-columns-repeated="6"/>
          <table:table-cell table:formula="of:=EXP(4.6835-0.7043*([.K347])-0.00041*([.J$2])-0.000052*([.K347]*[.J$2]))/(1+EXP(4.6835-0.7043*([.K347])-0.00041*([.J$2])-0.000052*([.K347]*[.J$2])))" office:value-type="float" office:value="0.163399466363201" calcext:value-type="float">
            <text:p>0.163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5640.5033509211" calcext:value-type="float">
            <text:p>5640.5033509211</text:p>
          </table:table-cell>
          <table:table-cell office:value-type="float" office:value="6.9679344552" calcext:value-type="float">
            <text:p>6.9679344552</text:p>
          </table:table-cell>
          <table:table-cell table:number-columns-repeated="6"/>
          <table:table-cell table:formula="of:=EXP(4.6835-0.7043*([.K348])-0.00041*([.J$2])-0.000052*([.K348]*[.J$2]))/(1+EXP(4.6835-0.7043*([.K348])-0.00041*([.J$2])-0.000052*([.K348]*[.J$2])))" office:value-type="float" office:value="0.0335084647083605" calcext:value-type="float">
            <text:p>0.034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5959.8471853257" calcext:value-type="float">
            <text:p>5959.8471853257</text:p>
          </table:table-cell>
          <table:table-cell office:value-type="float" office:value="9.2579686103" calcext:value-type="float">
            <text:p>9.2579686103</text:p>
          </table:table-cell>
          <table:table-cell table:number-columns-repeated="6"/>
          <table:table-cell table:formula="of:=EXP(4.6835-0.7043*([.K349])-0.00041*([.J$2])-0.000052*([.K349]*[.J$2]))/(1+EXP(4.6835-0.7043*([.K349])-0.00041*([.J$2])-0.000052*([.K349]*[.J$2])))" office:value-type="float" office:value="0.00424163902376014" calcext:value-type="float">
            <text:p>0.004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6257.5490088941" calcext:value-type="float">
            <text:p>6257.5490088941</text:p>
          </table:table-cell>
          <table:table-cell office:value-type="float" office:value="11.9778311687" calcext:value-type="float">
            <text:p>11.9778311687</text:p>
          </table:table-cell>
          <table:table-cell table:number-columns-repeated="6"/>
          <table:table-cell table:formula="of:=EXP(4.6835-0.7043*([.K350])-0.00041*([.J$2])-0.000052*([.K350]*[.J$2]))/(1+EXP(4.6835-0.7043*([.K350])-0.00041*([.J$2])-0.000052*([.K350]*[.J$2])))" office:value-type="float" office:value="0.000352970831304602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535.3348360851" calcext:value-type="float">
            <text:p>6535.3348360851</text:p>
          </table:table-cell>
          <table:table-cell office:value-type="float" office:value="15.1521660681" calcext:value-type="float">
            <text:p>15.1521660681</text:p>
          </table:table-cell>
          <table:table-cell table:number-columns-repeated="6"/>
          <table:table-cell table:formula="of:=EXP(4.6835-0.7043*([.K351])-0.00041*([.J$2])-0.000052*([.K351]*[.J$2]))/(1+EXP(4.6835-0.7043*([.K351])-0.00041*([.J$2])-0.000052*([.K351]*[.J$2])))" office:value-type="float" office:value="0.0000193057290129809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794.7803900682" calcext:value-type="float">
            <text:p>6794.7803900682</text:p>
          </table:table-cell>
          <table:table-cell office:value-type="float" office:value="18.8025317581" calcext:value-type="float">
            <text:p>18.8025317581</text:p>
          </table:table-cell>
          <table:table-cell table:number-columns-repeated="6"/>
          <table:table-cell table:formula="of:=EXP(4.6835-0.7043*([.K352])-0.00041*([.J$2])-0.000052*([.K352]*[.J$2]))/(1+EXP(4.6835-0.7043*([.K352])-0.00041*([.J$2])-0.000052*([.K352]*[.J$2])))" office:value-type="float" office:value="0.000000682675957337477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7372.2983591144" calcext:value-type="float">
            <text:p>7372.2983591144</text:p>
          </table:table-cell>
          <table:table-cell office:value-type="float" office:value="30.1276228861" calcext:value-type="float">
            <text:p>30.1276228861</text:p>
          </table:table-cell>
          <table:table-cell table:number-columns-repeated="6"/>
          <table:table-cell table:formula="of:=EXP(4.6835-0.7043*([.K353])-0.00041*([.J$2])-0.000052*([.K353]*[.J$2]))/(1+EXP(4.6835-0.7043*([.K353])-0.00041*([.J$2])-0.000052*([.K353]*[.J$2])))" office:value-type="float" office:value="0.000000000021432170198306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7863.1687435521" calcext:value-type="float">
            <text:p>7863.1687435521</text:p>
          </table:table-cell>
          <table:table-cell office:value-type="float" office:value="44.7649543647" calcext:value-type="float">
            <text:p>44.7649543647</text:p>
          </table:table-cell>
          <table:table-cell table:number-columns-repeated="6"/>
          <table:table-cell table:formula="of:=EXP(4.6835-0.7043*([.K354])-0.00041*([.J$2])-0.000052*([.K354]*[.J$2]))/(1+EXP(4.6835-0.7043*([.K354])-0.00041*([.J$2])-0.000052*([.K354]*[.J$2])))" office:value-type="float" office:value="3.24253802102451E-017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8282.867564667" calcext:value-type="float">
            <text:p>8282.867564667</text:p>
          </table:table-cell>
          <table:table-cell office:value-type="float" office:value="62.8650744823" calcext:value-type="float">
            <text:p>62.8650744823</text:p>
          </table:table-cell>
          <table:table-cell table:number-columns-repeated="6"/>
          <table:table-cell table:formula="of:=EXP(4.6835-0.7043*([.K355])-0.00041*([.J$2])-0.000052*([.K355]*[.J$2]))/(1+EXP(4.6835-0.7043*([.K355])-0.00041*([.J$2])-0.000052*([.K355]*[.J$2])))" office:value-type="float" office:value="2.05972765268984E-024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8643.8326107858" calcext:value-type="float">
            <text:p>8643.8326107858</text:p>
          </table:table-cell>
          <table:table-cell office:value-type="float" office:value="84.5231505755" calcext:value-type="float">
            <text:p>84.5231505755</text:p>
          </table:table-cell>
          <table:table-cell table:number-columns-repeated="6"/>
          <table:table-cell table:formula="of:=EXP(4.6835-0.7043*([.K356])-0.00041*([.J$2])-0.000052*([.K356]*[.J$2]))/(1+EXP(4.6835-0.7043*([.K356])-0.00041*([.J$2])-0.000052*([.K356]*[.J$2])))" office:value-type="float" office:value="5.03499826883959E-033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8956.0958175419" calcext:value-type="float">
            <text:p>8956.0958175419</text:p>
          </table:table-cell>
          <table:table-cell office:value-type="float" office:value="109.7958217606" calcext:value-type="float">
            <text:p>109.7958217606</text:p>
          </table:table-cell>
          <table:table-cell table:number-columns-repeated="6"/>
          <table:table-cell table:formula="of:=EXP(4.6835-0.7043*([.K357])-0.00041*([.J$2])-0.000052*([.K357]*[.J$2]))/(1+EXP(4.6835-0.7043*([.K357])-0.00041*([.J$2])-0.000052*([.K357]*[.J$2])))" office:value-type="float" office:value="4.49709932234786E-043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12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9227.7787387544" calcext:value-type="float">
            <text:p>9227.7787387544</text:p>
          </table:table-cell>
          <table:table-cell office:value-type="float" office:value="138.7138475003" calcext:value-type="float">
            <text:p>138.7138475003</text:p>
          </table:table-cell>
          <table:table-cell table:number-columns-repeated="6"/>
          <table:table-cell table:formula="of:=EXP(4.6835-0.7043*([.K358])-0.00041*([.J$2])-0.000052*([.K358]*[.J$2]))/(1+EXP(4.6835-0.7043*([.K358])-0.00041*([.J$2])-0.000052*([.K358]*[.J$2])))" office:value-type="float" office:value="1.42685060712813E-054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699.1453371638" calcext:value-type="float">
            <text:p>1699.1453371638</text:p>
          </table:table-cell>
          <table:table-cell office:value-type="float" office:value="0.0021084753" calcext:value-type="float">
            <text:p>0.0021084753</text:p>
          </table:table-cell>
          <table:table-cell table:number-columns-repeated="6"/>
          <table:table-cell table:formula="of:=EXP(4.6835-0.7043*([.K359])-0.00041*([.J$2])-0.000052*([.K359]*[.J$2]))/(1+EXP(4.6835-0.7043*([.K359])-0.00041*([.J$2])-0.000052*([.K359]*[.J$2])))" office:value-type="float" office:value="0.953283195551395" calcext:value-type="float">
            <text:p>0.953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230.7601255025" calcext:value-type="float">
            <text:p>3230.7601255025</text:p>
          </table:table-cell>
          <table:table-cell office:value-type="float" office:value="0.030491366" calcext:value-type="float">
            <text:p>0.030491366</text:p>
          </table:table-cell>
          <table:table-cell table:number-columns-repeated="6"/>
          <table:table-cell table:formula="of:=EXP(4.6835-0.7043*([.K360])-0.00041*([.J$2])-0.000052*([.K360]*[.J$2]))/(1+EXP(4.6835-0.7043*([.K360])-0.00041*([.J$2])-0.000052*([.K360]*[.J$2])))" office:value-type="float" office:value="0.952112178402279" calcext:value-type="float">
            <text:p>0.952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613.3313288673" calcext:value-type="float">
            <text:p>4613.3313288673</text:p>
          </table:table-cell>
          <table:table-cell office:value-type="float" office:value="0.1398876147" calcext:value-type="float">
            <text:p>0.1398876147</text:p>
          </table:table-cell>
          <table:table-cell table:number-columns-repeated="6"/>
          <table:table-cell table:formula="of:=EXP(4.6835-0.7043*([.K361])-0.00041*([.J$2])-0.000052*([.K361]*[.J$2]))/(1+EXP(4.6835-0.7043*([.K361])-0.00041*([.J$2])-0.000052*([.K361]*[.J$2])))" office:value-type="float" office:value="0.947333020607368" calcext:value-type="float">
            <text:p>0.947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863.175542782" calcext:value-type="float">
            <text:p>5863.175542782</text:p>
          </table:table-cell>
          <table:table-cell office:value-type="float" office:value="0.4016920522" calcext:value-type="float">
            <text:p>0.4016920522</text:p>
          </table:table-cell>
          <table:table-cell table:number-columns-repeated="6"/>
          <table:table-cell table:formula="of:=EXP(4.6835-0.7043*([.K362])-0.00041*([.J$2])-0.000052*([.K362]*[.J$2]))/(1+EXP(4.6835-0.7043*([.K362])-0.00041*([.J$2])-0.000052*([.K362]*[.J$2])))" office:value-type="float" office:value="0.934008674475035" calcext:value-type="float">
            <text:p>0.934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994.7040137936" calcext:value-type="float">
            <text:p>6994.7040137936</text:p>
          </table:table-cell>
          <table:table-cell office:value-type="float" office:value="0.8932770046" calcext:value-type="float">
            <text:p>0.8932770046</text:p>
          </table:table-cell>
          <table:table-cell table:number-columns-repeated="6"/>
          <table:table-cell table:formula="of:=EXP(4.6835-0.7043*([.K363])-0.00041*([.J$2])-0.000052*([.K363]*[.J$2]))/(1+EXP(4.6835-0.7043*([.K363])-0.00041*([.J$2])-0.000052*([.K363]*[.J$2])))" office:value-type="float" office:value="0.900239031792516" calcext:value-type="float">
            <text:p>0.9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8020.6544047019" calcext:value-type="float">
            <text:p>8020.6544047019</text:p>
          </table:table-cell>
          <table:table-cell office:value-type="float" office:value="1.6913347441" calcext:value-type="float">
            <text:p>1.6913347441</text:p>
          </table:table-cell>
          <table:table-cell table:number-columns-repeated="6"/>
          <table:table-cell table:formula="of:=EXP(4.6835-0.7043*([.K364])-0.00041*([.J$2])-0.000052*([.K364]*[.J$2]))/(1+EXP(4.6835-0.7043*([.K364])-0.00041*([.J$2])-0.000052*([.K364]*[.J$2])))" office:value-type="float" office:value="0.812936935971085" calcext:value-type="float">
            <text:p>0.813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8952.2935625599" calcext:value-type="float">
            <text:p>8952.2935625599</text:p>
          </table:table-cell>
          <table:table-cell office:value-type="float" office:value="2.8679539406" calcext:value-type="float">
            <text:p>2.8679539406</text:p>
          </table:table-cell>
          <table:table-cell table:number-columns-repeated="6"/>
          <table:table-cell table:formula="of:=EXP(4.6835-0.7043*([.K365])-0.00041*([.J$2])-0.000052*([.K365]*[.J$2]))/(1+EXP(4.6835-0.7043*([.K365])-0.00041*([.J$2])-0.000052*([.K365]*[.J$2])))" office:value-type="float" office:value="0.596748103260792" calcext:value-type="float">
            <text:p>0.597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9799.5949930087" calcext:value-type="float">
            <text:p>9799.5949930087</text:p>
          </table:table-cell>
          <table:table-cell office:value-type="float" office:value="4.4885254328" calcext:value-type="float">
            <text:p>4.4885254328</text:p>
          </table:table-cell>
          <table:table-cell table:number-columns-repeated="6"/>
          <table:table-cell table:formula="of:=EXP(4.6835-0.7043*([.K366])-0.00041*([.J$2])-0.000052*([.K366]*[.J$2]))/(1+EXP(4.6835-0.7043*([.K366])-0.00041*([.J$2])-0.000052*([.K366]*[.J$2])))" office:value-type="float" office:value="0.251277857959351" calcext:value-type="float">
            <text:p>0.251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0571.3942639732" calcext:value-type="float">
            <text:p>10571.3942639732</text:p>
          </table:table-cell>
          <table:table-cell office:value-type="float" office:value="6.6108457136" calcext:value-type="float">
            <text:p>6.6108457136</text:p>
          </table:table-cell>
          <table:table-cell table:number-columns-repeated="6"/>
          <table:table-cell table:formula="of:=EXP(4.6835-0.7043*([.K367])-0.00041*([.J$2])-0.000052*([.K367]*[.J$2]))/(1+EXP(4.6835-0.7043*([.K367])-0.00041*([.J$2])-0.000052*([.K367]*[.J$2])))" office:value-type="float" office:value="0.0458723171984424" calcext:value-type="float">
            <text:p>0.046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1275.5251443477" calcext:value-type="float">
            <text:p>11275.5251443477</text:p>
          </table:table-cell>
          <table:table-cell office:value-type="float" office:value="9.2849809627" calcext:value-type="float">
            <text:p>9.2849809627</text:p>
          </table:table-cell>
          <table:table-cell table:number-columns-repeated="6"/>
          <table:table-cell table:formula="of:=EXP(4.6835-0.7043*([.K368])-0.00041*([.J$2])-0.000052*([.K368]*[.J$2]))/(1+EXP(4.6835-0.7043*([.K368])-0.00041*([.J$2])-0.000052*([.K368]*[.J$2])))" office:value-type="float" office:value="0.0041384517787727" calcext:value-type="float">
            <text:p>0.004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1918.9389206409" calcext:value-type="float">
            <text:p>11918.9389206409</text:p>
          </table:table-cell>
          <table:table-cell office:value-type="float" office:value="12.5535923216" calcext:value-type="float">
            <text:p>12.5535923216</text:p>
          </table:table-cell>
          <table:table-cell table:number-columns-repeated="6"/>
          <table:table-cell table:formula="of:=EXP(4.6835-0.7043*([.K369])-0.00041*([.J$2])-0.000052*([.K369]*[.J$2]))/(1+EXP(4.6835-0.7043*([.K369])-0.00041*([.J$2])-0.000052*([.K369]*[.J$2])))" office:value-type="float" office:value="0.000208383881218984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2507.8090193959" calcext:value-type="float">
            <text:p>12507.8090193959</text:p>
          </table:table-cell>
          <table:table-cell office:value-type="float" office:value="16.4525203636" calcext:value-type="float">
            <text:p>16.4525203636</text:p>
          </table:table-cell>
          <table:table-cell table:number-columns-repeated="6"/>
          <table:table-cell table:formula="of:=EXP(4.6835-0.7043*([.K370])-0.00041*([.J$2])-0.000052*([.K370]*[.J$2]))/(1+EXP(4.6835-0.7043*([.K370])-0.00041*([.J$2])-0.000052*([.K370]*[.J$2])))" office:value-type="float" office:value="0.00000586999302899318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3047.6227892481" calcext:value-type="float">
            <text:p>13047.6227892481</text:p>
          </table:table-cell>
          <table:table-cell office:value-type="float" office:value="21.0114948898" calcext:value-type="float">
            <text:p>21.0114948898</text:p>
          </table:table-cell>
          <table:table-cell table:number-columns-repeated="6"/>
          <table:table-cell table:formula="of:=EXP(4.6835-0.7043*([.K371])-0.00041*([.J$2])-0.000052*([.K371]*[.J$2]))/(1+EXP(4.6835-0.7043*([.K371])-0.00041*([.J$2])-0.000052*([.K371]*[.J$2])))" office:value-type="float" office:value="0.0000000903387480159421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13543.2620582974" calcext:value-type="float">
            <text:p>13543.2620582974</text:p>
          </table:table-cell>
          <table:table-cell office:value-type="float" office:value="26.2548836167" calcext:value-type="float">
            <text:p>26.2548836167</text:p>
          </table:table-cell>
          <table:table-cell table:number-columns-repeated="6"/>
          <table:table-cell table:formula="of:=EXP(4.6835-0.7043*([.K372])-0.00041*([.J$2])-0.000052*([.K372]*[.J$2]))/(1+EXP(4.6835-0.7043*([.K372])-0.00041*([.J$2])-0.000052*([.K372]*[.J$2])))" office:value-type="float" office:value="0.000000000742963218595264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3999.0738753216" calcext:value-type="float">
            <text:p>13999.0738753216</text:p>
          </table:table-cell>
          <table:table-cell office:value-type="float" office:value="32.202426003" calcext:value-type="float">
            <text:p>32.202426003</text:p>
          </table:table-cell>
          <table:table-cell table:number-columns-repeated="6"/>
          <table:table-cell table:formula="of:=EXP(4.6835-0.7043*([.K373])-0.00041*([.J$2])-0.000052*([.K373]*[.J$2]))/(1+EXP(4.6835-0.7043*([.K373])-0.00041*([.J$2])-0.000052*([.K373]*[.J$2])))" office:value-type="float" office:value="0.00000000000320679234974161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4988.7675185013" calcext:value-type="float">
            <text:p>14988.7675185013</text:p>
          </table:table-cell>
          <table:table-cell office:value-type="float" office:value="50.2476096534" calcext:value-type="float">
            <text:p>50.2476096534</text:p>
          </table:table-cell>
          <table:table-cell table:number-columns-repeated="6"/>
          <table:table-cell table:formula="of:=EXP(4.6835-0.7043*([.K374])-0.00041*([.J$2])-0.000052*([.K374]*[.J$2]))/(1+EXP(4.6835-0.7043*([.K374])-0.00041*([.J$2])-0.000052*([.K374]*[.J$2])))" office:value-type="float" office:value="2.14209989354343E-019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5802.6659013219" calcext:value-type="float">
            <text:p>15802.6659013219</text:p>
          </table:table-cell>
          <table:table-cell office:value-type="float" office:value="72.9504827474" calcext:value-type="float">
            <text:p>72.9504827474</text:p>
          </table:table-cell>
          <table:table-cell table:number-columns-repeated="6"/>
          <table:table-cell table:formula="of:=EXP(4.6835-0.7043*([.K375])-0.00041*([.J$2])-0.000052*([.K375]*[.J$2]))/(1+EXP(4.6835-0.7043*([.K375])-0.00041*([.J$2])-0.000052*([.K375]*[.J$2])))" office:value-type="float" office:value="2.01182857044948E-028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6478.6138260937" calcext:value-type="float">
            <text:p>16478.6138260937</text:p>
          </table:table-cell>
          <table:table-cell office:value-type="float" office:value="100.3954084062" calcext:value-type="float">
            <text:p>100.3954084062</text:p>
          </table:table-cell>
          <table:table-cell table:number-columns-repeated="6"/>
          <table:table-cell table:formula="of:=EXP(4.6835-0.7043*([.K376])-0.00041*([.J$2])-0.000052*([.K376]*[.J$2]))/(1+EXP(4.6835-0.7043*([.K376])-0.00041*([.J$2])-0.000052*([.K376]*[.J$2])))" office:value-type="float" office:value="2.45911952501648E-039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7045.4065145782" calcext:value-type="float">
            <text:p>17045.4065145782</text:p>
          </table:table-cell>
          <table:table-cell office:value-type="float" office:value="132.6179180515" calcext:value-type="float">
            <text:p>132.6179180515</text:p>
          </table:table-cell>
          <table:table-cell table:number-columns-repeated="6"/>
          <table:table-cell table:formula="of:=EXP(4.6835-0.7043*([.K377])-0.00041*([.J$2])-0.000052*([.K377]*[.J$2]))/(1+EXP(4.6835-0.7043*([.K377])-0.00041*([.J$2])-0.000052*([.K377]*[.J$2])))" office:value-type="float" office:value="3.78684481964792E-052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7525.0989194937" calcext:value-type="float">
            <text:p>17525.0989194937</text:p>
          </table:table-cell>
          <table:table-cell office:value-type="float" office:value="169.626540854" calcext:value-type="float">
            <text:p>169.626540854</text:p>
          </table:table-cell>
          <table:table-cell table:number-columns-repeated="6"/>
          <table:table-cell table:formula="of:=EXP(4.6835-0.7043*([.K378])-0.00041*([.J$2])-0.000052*([.K378]*[.J$2]))/(1+EXP(4.6835-0.7043*([.K378])-0.00041*([.J$2])-0.000052*([.K378]*[.J$2])))" office:value-type="float" office:value="7.28942319725407E-067" calcext:value-type="float">
            <text:p>0.000</text:p>
          </table:table-cell>
        </table:table-row>
        <table:table-row table:style-name="ro1">
          <table:table-cell office:value-type="string" calcext:value-type="string">
            <text:p>MWprune5mnosapling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rune5mnosapling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17934.6994474303" calcext:value-type="float">
            <text:p>17934.6994474303</text:p>
          </table:table-cell>
          <table:table-cell office:value-type="float" office:value="211.4161587024" calcext:value-type="float">
            <text:p>211.4161587024</text:p>
          </table:table-cell>
          <table:table-cell table:number-columns-repeated="6"/>
          <table:table-cell table:formula="of:=EXP(4.6835-0.7043*([.K379])-0.00041*([.J$2])-0.000052*([.K379]*[.J$2]))/(1+EXP(4.6835-0.7043*([.K379])-0.00041*([.J$2])-0.000052*([.K379]*[.J$2])))" office:value-type="float" office:value="1.76222638308157E-083" calcext:value-type="float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00-00-00</text:date>, <text:time style:data-style-name="N2" text:time-value="13:44:59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18T18:50:30.329000000</meta:creation-date>
    <dc:date>2021-05-18T13:56:27.389000000</dc:date>
    <meta:editing-duration>PT12H16M12S</meta:editing-duration>
    <meta:editing-cycles>25</meta:editing-cycles>
    <meta:generator>LibreOffice/6.3.1.2$Windows_X86_64 LibreOffice_project/b79626edf0065ac373bd1df5c28bd630b4424273</meta:generator>
    <meta:document-statistic meta:table-count="1" meta:cell-count="4470" meta:object-count="0"/>
  </office:meta>
</office:document-meta>
</file>